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office:forms form:automatic-focus="false" form:apply-design-mode="false"/>
        <table:shapes>
          <draw:frame draw:z-index="0" draw:style-name="gr1" draw:text-style-name="P1" svg:width="31.993cm" svg:height="13.448cm" svg:x="12.186cm" svg:y="1.041cm">
            <draw:object draw:notify-on-update-of-ranges="Arkusz1.A1:Arkusz1.A1 Arkusz1.A2:Arkusz1.A84 Arkusz1.D1:Arkusz1.D1 Arkusz1.D2:Arkusz1.D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TP</text:p>
          </table:table-cell>
          <table:table-cell office:value-type="string">
            <text:p>SMATP</text:p>
          </table:table-cell>
        </table:table-row>
        <table:table-row table:style-name="ro2">
          <table:table-cell table:style-name="ce1" office:value-type="string">
            <text:p>2001-01-02</text:p>
          </table:table-cell>
          <table:table-cell office:value-type="float" office:value="15.25">
            <text:p>15,25</text:p>
          </table:table-cell>
          <table:table-cell office:value-type="float" office:value="14.56">
            <text:p>14,56</text:p>
          </table:table-cell>
          <table:table-cell office:value-type="float" office:value="14.88">
            <text:p>14,88</text:p>
          </table:table-cell>
          <table:table-cell table:formula="of:=([.B2]+[.C2]+[.D2])/3" office:value-type="float" office:value="14.8966666666667">
            <text:p>14,8966666667</text:p>
          </table:table-cell>
          <table:table-cell table:formula="of:=SUM([.$E$2:.$E2])/ROWS([.$E$2:.$E2])" office:value-type="float" office:value="14.8966666666667">
            <text:p>14,8966666667</text:p>
          </table:table-cell>
        </table:table-row>
        <table:table-row table:style-name="ro2">
          <table:table-cell table:style-name="ce1" office:value-type="string">
            <text:p>2001-01-03</text:p>
          </table:table-cell>
          <table:table-cell office:value-type="float" office:value="16.69">
            <text:p>16,69</text:p>
          </table:table-cell>
          <table:table-cell office:value-type="float" office:value="14.44">
            <text:p>14,44</text:p>
          </table:table-cell>
          <table:table-cell office:value-type="float" office:value="16.37">
            <text:p>16,37</text:p>
          </table:table-cell>
          <table:table-cell table:formula="of:=([.B3]+[.C3]+[.D3])/3" office:value-type="float" office:value="15.8333333333333">
            <text:p>15,8333333333</text:p>
          </table:table-cell>
          <table:table-cell table:formula="of:=SUM([.$E$2:.$E3])/ROWS([.$E$2:.$E3])" office:value-type="float" office:value="15.365">
            <text:p>15,365</text:p>
          </table:table-cell>
        </table:table-row>
        <table:table-row table:style-name="ro2">
          <table:table-cell table:style-name="ce1" office:value-type="string">
            <text:p>2001-01-04</text:p>
          </table:table-cell>
          <table:table-cell office:value-type="float" office:value="18.5">
            <text:p>18,5</text:p>
          </table:table-cell>
          <table:table-cell office:value-type="float" office:value="16.81">
            <text:p>16,81</text:p>
          </table:table-cell>
          <table:table-cell office:value-type="float" office:value="17.06">
            <text:p>17,06</text:p>
          </table:table-cell>
          <table:table-cell table:formula="of:=([.B4]+[.C4]+[.D4])/3" office:value-type="float" office:value="17.4566666666667">
            <text:p>17,4566666667</text:p>
          </table:table-cell>
          <table:table-cell table:formula="of:=SUM([.$E$2:.$E4])/ROWS([.$E$2:.$E4])" office:value-type="float" office:value="16.0622222222222">
            <text:p>16,0622222222</text:p>
          </table:table-cell>
        </table:table-row>
        <table:table-row table:style-name="ro2">
          <table:table-cell table:style-name="ce1" office:value-type="string">
            <text:p>2001-01-05</text:p>
          </table:table-cell>
          <table:table-cell office:value-type="float" office:value="17.37">
            <text:p>17,37</text:p>
          </table:table-cell>
          <table:table-cell office:value-type="float" office:value="16.06">
            <text:p>16,06</text:p>
          </table:table-cell>
          <table:table-cell office:value-type="float" office:value="16.37">
            <text:p>16,37</text:p>
          </table:table-cell>
          <table:table-cell table:formula="of:=([.B5]+[.C5]+[.D5])/3" office:value-type="float" office:value="16.6">
            <text:p>16,6</text:p>
          </table:table-cell>
          <table:table-cell table:formula="of:=SUM([.$E$2:.$E5])/ROWS([.$E$2:.$E5])" office:value-type="float" office:value="16.1966666666667">
            <text:p>16,1966666667</text:p>
          </table:table-cell>
        </table:table-row>
        <table:table-row table:style-name="ro2">
          <table:table-cell table:style-name="ce1" office:value-type="string">
            <text:p>2001-01-08</text:p>
          </table:table-cell>
          <table:table-cell office:value-type="float" office:value="16.98">
            <text:p>16,98</text:p>
          </table:table-cell>
          <table:table-cell office:value-type="float" office:value="15.94">
            <text:p>15,94</text:p>
          </table:table-cell>
          <table:table-cell office:value-type="float" office:value="16.56">
            <text:p>16,56</text:p>
          </table:table-cell>
          <table:table-cell table:formula="of:=([.B6]+[.C6]+[.D6])/3" office:value-type="float" office:value="16.4933333333333">
            <text:p>16,4933333333</text:p>
          </table:table-cell>
          <table:table-cell table:formula="of:=SUM([.$E$2:.$E6])/ROWS([.$E$2:.$E6])" office:value-type="float" office:value="16.256">
            <text:p>16,256</text:p>
          </table:table-cell>
        </table:table-row>
        <table:table-row table:style-name="ro2">
          <table:table-cell table:style-name="ce1" office:value-type="string">
            <text:p>2001-01-09</text:p>
          </table:table-cell>
          <table:table-cell office:value-type="float" office:value="17.64">
            <text:p>17,64</text:p>
          </table:table-cell>
          <table:table-cell office:value-type="float" office:value="16.56">
            <text:p>16,56</text:p>
          </table:table-cell>
          <table:table-cell office:value-type="float" office:value="17.19">
            <text:p>17,19</text:p>
          </table:table-cell>
          <table:table-cell table:formula="of:=([.B7]+[.C7]+[.D7])/3" office:value-type="float" office:value="17.13">
            <text:p>17,13</text:p>
          </table:table-cell>
          <table:table-cell table:formula="of:=SUM([.$E$2:.$E7])/ROWS([.$E$2:.$E7])" office:value-type="float" office:value="16.4016666666667">
            <text:p>16,4016666667</text:p>
          </table:table-cell>
        </table:table-row>
        <table:table-row table:style-name="ro2">
          <table:table-cell table:style-name="ce1" office:value-type="string">
            <text:p>2001-01-10</text:p>
          </table:table-cell>
          <table:table-cell office:value-type="float" office:value="17">
            <text:p>17</text:p>
          </table:table-cell>
          <table:table-cell office:value-type="float" office:value="16.06">
            <text:p>16,06</text:p>
          </table:table-cell>
          <table:table-cell office:value-type="float" office:value="16.56">
            <text:p>16,56</text:p>
          </table:table-cell>
          <table:table-cell table:formula="of:=([.B8]+[.C8]+[.D8])/3" office:value-type="float" office:value="16.54">
            <text:p>16,54</text:p>
          </table:table-cell>
          <table:table-cell table:formula="of:=SUM([.$E$2:.$E8])/ROWS([.$E$2:.$E8])" office:value-type="float" office:value="16.4214285714286">
            <text:p>16,4214285714</text:p>
          </table:table-cell>
        </table:table-row>
        <table:table-row table:style-name="ro2">
          <table:table-cell table:style-name="ce1" office:value-type="string">
            <text:p>2001-01-11</text:p>
          </table:table-cell>
          <table:table-cell office:value-type="float" office:value="18.5">
            <text:p>18,5</text:p>
          </table:table-cell>
          <table:table-cell office:value-type="float" office:value="16.25">
            <text:p>16,25</text:p>
          </table:table-cell>
          <table:table-cell office:value-type="float" office:value="18">
            <text:p>18</text:p>
          </table:table-cell>
          <table:table-cell table:formula="of:=([.B9]+[.C9]+[.D9])/3" office:value-type="float" office:value="17.5833333333333">
            <text:p>17,5833333333</text:p>
          </table:table-cell>
          <table:table-cell table:formula="of:=SUM([.$E$2:.$E9])/ROWS([.$E$2:.$E9])" office:value-type="float" office:value="16.5666666666667">
            <text:p>16,5666666667</text:p>
          </table:table-cell>
        </table:table-row>
        <table:table-row table:style-name="ro2">
          <table:table-cell table:style-name="ce1" office:value-type="string">
            <text:p>2001-01-12</text:p>
          </table:table-cell>
          <table:table-cell office:value-type="float" office:value="18">
            <text:p>18</text:p>
          </table:table-cell>
          <table:table-cell office:value-type="float" office:value="17.06">
            <text:p>17,06</text:p>
          </table:table-cell>
          <table:table-cell office:value-type="float" office:value="17.19">
            <text:p>17,19</text:p>
          </table:table-cell>
          <table:table-cell table:formula="of:=([.B10]+[.C10]+[.D10])/3" office:value-type="float" office:value="17.4166666666667">
            <text:p>17,4166666667</text:p>
          </table:table-cell>
          <table:table-cell table:formula="of:=SUM([.$E$2:.$E10])/ROWS([.$E$2:.$E10])" office:value-type="float" office:value="16.6611111111111">
            <text:p>16,6611111111</text:p>
          </table:table-cell>
        </table:table-row>
        <table:table-row table:style-name="ro2">
          <table:table-cell table:style-name="ce1" office:value-type="string">
            <text:p>2001-01-16</text:p>
          </table:table-cell>
          <table:table-cell office:value-type="float" office:value="18.25">
            <text:p>18,25</text:p>
          </table:table-cell>
          <table:table-cell office:value-type="float" office:value="17">
            <text:p>17</text:p>
          </table:table-cell>
          <table:table-cell office:value-type="float" office:value="17.12">
            <text:p>17,12</text:p>
          </table:table-cell>
          <table:table-cell table:formula="of:=([.B11]+[.C11]+[.D11])/3" office:value-type="float" office:value="17.4566666666667">
            <text:p>17,4566666667</text:p>
          </table:table-cell>
          <table:table-cell table:formula="of:=SUM([.$E$2:.$E11])/ROWS([.$E$2:.$E11])" office:value-type="float" office:value="16.7406666666667">
            <text:p>16,7406666667</text:p>
          </table:table-cell>
        </table:table-row>
        <table:table-row table:style-name="ro2">
          <table:table-cell table:style-name="ce1" office:value-type="string">
            <text:p>2001-01-17</text:p>
          </table:table-cell>
          <table:table-cell office:value-type="float" office:value="17.56">
            <text:p>17,56</text:p>
          </table:table-cell>
          <table:table-cell office:value-type="float" office:value="16.5">
            <text:p>16,5</text:p>
          </table:table-cell>
          <table:table-cell office:value-type="float" office:value="16.81">
            <text:p>16,81</text:p>
          </table:table-cell>
          <table:table-cell table:formula="of:=([.B12]+[.C12]+[.D12])/3" office:value-type="float" office:value="16.9566666666667">
            <text:p>16,9566666667</text:p>
          </table:table-cell>
          <table:table-cell table:formula="of:=SUM([.$E$2:.$E12])/ROWS([.$E$2:.$E12])" office:value-type="float" office:value="16.760303030303">
            <text:p>16,7603030303</text:p>
          </table:table-cell>
        </table:table-row>
        <table:table-row table:style-name="ro2">
          <table:table-cell table:style-name="ce1" office:value-type="string">
            <text:p>2001-01-18</text:p>
          </table:table-cell>
          <table:table-cell office:value-type="float" office:value="18.75">
            <text:p>18,75</text:p>
          </table:table-cell>
          <table:table-cell office:value-type="float" office:value="17.62">
            <text:p>17,62</text:p>
          </table:table-cell>
          <table:table-cell office:value-type="float" office:value="18.69">
            <text:p>18,69</text:p>
          </table:table-cell>
          <table:table-cell table:formula="of:=([.B13]+[.C13]+[.D13])/3" office:value-type="float" office:value="18.3533333333333">
            <text:p>18,3533333333</text:p>
          </table:table-cell>
          <table:table-cell table:formula="of:=SUM([.$E$2:.$E13])/ROWS([.$E$2:.$E13])" office:value-type="float" office:value="16.8930555555556">
            <text:p>16,8930555556</text:p>
          </table:table-cell>
        </table:table-row>
        <table:table-row table:style-name="ro2">
          <table:table-cell table:style-name="ce1" office:value-type="string">
            <text:p>2001-01-19</text:p>
          </table:table-cell>
          <table:table-cell office:value-type="float" office:value="19.56">
            <text:p>19,56</text:p>
          </table:table-cell>
          <table:table-cell office:value-type="float" office:value="18.69">
            <text:p>18,69</text:p>
          </table:table-cell>
          <table:table-cell office:value-type="float" office:value="19.5">
            <text:p>19,5</text:p>
          </table:table-cell>
          <table:table-cell table:formula="of:=([.B14]+[.C14]+[.D14])/3" office:value-type="float" office:value="19.25">
            <text:p>19,25</text:p>
          </table:table-cell>
          <table:table-cell table:formula="of:=SUM([.$E$2:.$E14])/ROWS([.$E$2:.$E14])" office:value-type="float" office:value="17.074358974359">
            <text:p>17,0743589744</text:p>
          </table:table-cell>
        </table:table-row>
        <table:table-row table:style-name="ro2">
          <table:table-cell table:style-name="ce1" office:value-type="string">
            <text:p>2001-01-22</text:p>
          </table:table-cell>
          <table:table-cell office:value-type="float" office:value="19.62">
            <text:p>19,62</text:p>
          </table:table-cell>
          <table:table-cell office:value-type="float" office:value="18.44">
            <text:p>18,44</text:p>
          </table:table-cell>
          <table:table-cell office:value-type="float" office:value="19.25">
            <text:p>19,25</text:p>
          </table:table-cell>
          <table:table-cell table:formula="of:=([.B15]+[.C15]+[.D15])/3" office:value-type="float" office:value="19.1033333333333">
            <text:p>19,1033333333</text:p>
          </table:table-cell>
          <table:table-cell table:formula="of:=SUM([.$E$2:.$E15])/ROWS([.$E$2:.$E15])" office:value-type="float" office:value="17.2192857142857">
            <text:p>17,2192857143</text:p>
          </table:table-cell>
        </table:table-row>
        <table:table-row table:style-name="ro2">
          <table:table-cell table:style-name="ce1" office:value-type="string">
            <text:p>2001-01-23</text:p>
          </table:table-cell>
          <table:table-cell office:value-type="float" office:value="20.94">
            <text:p>20,94</text:p>
          </table:table-cell>
          <table:table-cell office:value-type="float" office:value="19.06">
            <text:p>19,06</text:p>
          </table:table-cell>
          <table:table-cell office:value-type="float" office:value="20.5">
            <text:p>20,5</text:p>
          </table:table-cell>
          <table:table-cell table:formula="of:=([.B16]+[.C16]+[.D16])/3" office:value-type="float" office:value="20.1666666666667">
            <text:p>20,1666666667</text:p>
          </table:table-cell>
          <table:table-cell table:formula="of:=SUM([.$E3:.$E16])/ROWS([.$E3:.$E16])" office:value-type="float" office:value="17.5957142857143">
            <text:p>17,5957142857</text:p>
          </table:table-cell>
        </table:table-row>
        <table:table-row table:style-name="ro2">
          <table:table-cell table:style-name="ce1" office:value-type="string">
            <text:p>2001-01-24</text:p>
          </table:table-cell>
          <table:table-cell office:value-type="float" office:value="20.69">
            <text:p>20,69</text:p>
          </table:table-cell>
          <table:table-cell office:value-type="float" office:value="19.56">
            <text:p>19,56</text:p>
          </table:table-cell>
          <table:table-cell office:value-type="float" office:value="20.5">
            <text:p>20,5</text:p>
          </table:table-cell>
          <table:table-cell table:formula="of:=([.B17]+[.C17]+[.D17])/3" office:value-type="float" office:value="20.25">
            <text:p>20,25</text:p>
          </table:table-cell>
          <table:table-cell table:formula="of:=SUM([.$E4:.$E17])/ROWS([.$E4:.$E17])" office:value-type="float" office:value="17.9111904761905">
            <text:p>17,9111904762</text:p>
          </table:table-cell>
        </table:table-row>
        <table:table-row table:style-name="ro2">
          <table:table-cell table:style-name="ce1" office:value-type="string">
            <text:p>2001-01-25</text:p>
          </table:table-cell>
          <table:table-cell office:value-type="float" office:value="20.56">
            <text:p>20,56</text:p>
          </table:table-cell>
          <table:table-cell office:value-type="float" office:value="19.75">
            <text:p>19,75</text:p>
          </table:table-cell>
          <table:table-cell office:value-type="float" office:value="19.94">
            <text:p>19,94</text:p>
          </table:table-cell>
          <table:table-cell table:formula="of:=([.B18]+[.C18]+[.D18])/3" office:value-type="float" office:value="20.0833333333333">
            <text:p>20,0833333333</text:p>
          </table:table-cell>
          <table:table-cell table:formula="of:=SUM([.$E5:.$E18])/ROWS([.$E5:.$E18])" office:value-type="float" office:value="18.0988095238095">
            <text:p>18,0988095238</text:p>
          </table:table-cell>
        </table:table-row>
        <table:table-row table:style-name="ro2">
          <table:table-cell table:style-name="ce1" office:value-type="string">
            <text:p>2001-01-26</text:p>
          </table:table-cell>
          <table:table-cell office:value-type="float" office:value="19.81">
            <text:p>19,81</text:p>
          </table:table-cell>
          <table:table-cell office:value-type="float" office:value="19.06">
            <text:p>19,06</text:p>
          </table:table-cell>
          <table:table-cell office:value-type="float" office:value="19.56">
            <text:p>19,56</text:p>
          </table:table-cell>
          <table:table-cell table:formula="of:=([.B19]+[.C19]+[.D19])/3" office:value-type="float" office:value="19.4766666666667">
            <text:p>19,4766666667</text:p>
          </table:table-cell>
          <table:table-cell table:formula="of:=SUM([.$E6:.$E19])/ROWS([.$E6:.$E19])" office:value-type="float" office:value="18.3042857142857">
            <text:p>18,3042857143</text:p>
          </table:table-cell>
        </table:table-row>
        <table:table-row table:style-name="ro2">
          <table:table-cell table:style-name="ce1" office:value-type="string">
            <text:p>2001-01-29</text:p>
          </table:table-cell>
          <table:table-cell office:value-type="float" office:value="21.75">
            <text:p>21,75</text:p>
          </table:table-cell>
          <table:table-cell office:value-type="float" office:value="19.56">
            <text:p>19,56</text:p>
          </table:table-cell>
          <table:table-cell office:value-type="float" office:value="21.69">
            <text:p>21,69</text:p>
          </table:table-cell>
          <table:table-cell table:formula="of:=([.B20]+[.C20]+[.D20])/3" office:value-type="float" office:value="21">
            <text:p>21</text:p>
          </table:table-cell>
          <table:table-cell table:formula="of:=SUM([.$E7:.$E20])/ROWS([.$E7:.$E20])" office:value-type="float" office:value="18.6261904761905">
            <text:p>18,6261904762</text:p>
          </table:table-cell>
        </table:table-row>
        <table:table-row table:style-name="ro2">
          <table:table-cell table:style-name="ce1" office:value-type="string">
            <text:p>2001-01-30</text:p>
          </table:table-cell>
          <table:table-cell office:value-type="float" office:value="22">
            <text:p>22</text:p>
          </table:table-cell>
          <table:table-cell office:value-type="float" office:value="20.87">
            <text:p>20,87</text:p>
          </table:table-cell>
          <table:table-cell office:value-type="float" office:value="21.75">
            <text:p>21,75</text:p>
          </table:table-cell>
          <table:table-cell table:formula="of:=([.B21]+[.C21]+[.D21])/3" office:value-type="float" office:value="21.54">
            <text:p>21,54</text:p>
          </table:table-cell>
          <table:table-cell table:formula="of:=SUM([.$E8:.$E21])/ROWS([.$E8:.$E21])" office:value-type="float" office:value="18.9411904761905">
            <text:p>18,9411904762</text:p>
          </table:table-cell>
        </table:table-row>
        <table:table-row table:style-name="ro2">
          <table:table-cell table:style-name="ce1" office:value-type="string">
            <text:p>2001-01-31</text:p>
          </table:table-cell>
          <table:table-cell office:value-type="float" office:value="22.5">
            <text:p>22,5</text:p>
          </table:table-cell>
          <table:table-cell office:value-type="float" office:value="21.44">
            <text:p>21,44</text:p>
          </table:table-cell>
          <table:table-cell office:value-type="float" office:value="21.62">
            <text:p>21,62</text:p>
          </table:table-cell>
          <table:table-cell table:formula="of:=([.B22]+[.C22]+[.D22])/3" office:value-type="float" office:value="21.8533333333333">
            <text:p>21,8533333333</text:p>
          </table:table-cell>
          <table:table-cell table:formula="of:=SUM([.$E9:.$E22])/ROWS([.$E9:.$E22])" office:value-type="float" office:value="19.3207142857143">
            <text:p>19,3207142857</text:p>
          </table:table-cell>
        </table:table-row>
        <table:table-row table:style-name="ro2">
          <table:table-cell table:style-name="ce1" office:value-type="string">
            <text:p>2001-02-01</text:p>
          </table:table-cell>
          <table:table-cell office:value-type="float" office:value="21.5">
            <text:p>21,5</text:p>
          </table:table-cell>
          <table:table-cell office:value-type="float" office:value="20.5">
            <text:p>20,5</text:p>
          </table:table-cell>
          <table:table-cell office:value-type="float" office:value="21.12">
            <text:p>21,12</text:p>
          </table:table-cell>
          <table:table-cell table:formula="of:=([.B23]+[.C23]+[.D23])/3" office:value-type="float" office:value="21.04">
            <text:p>21,04</text:p>
          </table:table-cell>
          <table:table-cell table:formula="of:=SUM([.$E10:.$E23])/ROWS([.$E10:.$E23])" office:value-type="float" office:value="19.5676190476191">
            <text:p>19,5676190476</text:p>
          </table:table-cell>
        </table:table-row>
        <table:table-row table:style-name="ro2">
          <table:table-cell table:style-name="ce1" office:value-type="string">
            <text:p>2001-02-02</text:p>
          </table:table-cell>
          <table:table-cell office:value-type="float" office:value="21.94">
            <text:p>21,94</text:p>
          </table:table-cell>
          <table:table-cell office:value-type="float" office:value="20.5">
            <text:p>20,5</text:p>
          </table:table-cell>
          <table:table-cell office:value-type="float" office:value="20.62">
            <text:p>20,62</text:p>
          </table:table-cell>
          <table:table-cell table:formula="of:=([.B24]+[.C24]+[.D24])/3" office:value-type="float" office:value="21.02">
            <text:p>21,02</text:p>
          </table:table-cell>
          <table:table-cell table:formula="of:=SUM([.$E11:.$E24])/ROWS([.$E11:.$E24])" office:value-type="float" office:value="19.825">
            <text:p>19,825</text:p>
          </table:table-cell>
        </table:table-row>
        <table:table-row table:style-name="ro2">
          <table:table-cell table:style-name="ce1" office:value-type="string">
            <text:p>2001-02-05</text:p>
          </table:table-cell>
          <table:table-cell office:value-type="float" office:value="20.56">
            <text:p>20,56</text:p>
          </table:table-cell>
          <table:table-cell office:value-type="float" office:value="19.75">
            <text:p>19,75</text:p>
          </table:table-cell>
          <table:table-cell office:value-type="float" office:value="20.19">
            <text:p>20,19</text:p>
          </table:table-cell>
          <table:table-cell table:formula="of:=([.B25]+[.C25]+[.D25])/3" office:value-type="float" office:value="20.1666666666667">
            <text:p>20,1666666667</text:p>
          </table:table-cell>
          <table:table-cell table:formula="of:=SUM([.$E12:.$E25])/ROWS([.$E12:.$E25])" office:value-type="float" office:value="20.0185714285714">
            <text:p>20,0185714286</text:p>
          </table:table-cell>
        </table:table-row>
        <table:table-row table:style-name="ro2">
          <table:table-cell table:style-name="ce1" office:value-type="string">
            <text:p>2001-02-06</text:p>
          </table:table-cell>
          <table:table-cell office:value-type="float" office:value="21.39">
            <text:p>21,39</text:p>
          </table:table-cell>
          <table:table-cell office:value-type="float" office:value="20">
            <text:p>20</text:p>
          </table:table-cell>
          <table:table-cell office:value-type="float" office:value="21.12">
            <text:p>21,12</text:p>
          </table:table-cell>
          <table:table-cell table:formula="of:=([.B26]+[.C26]+[.D26])/3" office:value-type="float" office:value="20.8366666666667">
            <text:p>20,8366666667</text:p>
          </table:table-cell>
          <table:table-cell table:formula="of:=SUM([.$E13:.$E26])/ROWS([.$E13:.$E26])" office:value-type="float" office:value="20.2957142857143">
            <text:p>20,2957142857</text:p>
          </table:table-cell>
        </table:table-row>
        <table:table-row table:style-name="ro2">
          <table:table-cell table:style-name="ce1" office:value-type="string">
            <text:p>2001-02-07</text:p>
          </table:table-cell>
          <table:table-cell office:value-type="float" office:value="20.87">
            <text:p>20,87</text:p>
          </table:table-cell>
          <table:table-cell office:value-type="float" office:value="19.81">
            <text:p>19,81</text:p>
          </table:table-cell>
          <table:table-cell office:value-type="float" office:value="20.75">
            <text:p>20,75</text:p>
          </table:table-cell>
          <table:table-cell table:formula="of:=([.B27]+[.C27]+[.D27])/3" office:value-type="float" office:value="20.4766666666667">
            <text:p>20,4766666667</text:p>
          </table:table-cell>
          <table:table-cell table:formula="of:=SUM([.$E14:.$E27])/ROWS([.$E14:.$E27])" office:value-type="float" office:value="20.4473809523809">
            <text:p>20,4473809524</text:p>
          </table:table-cell>
        </table:table-row>
        <table:table-row table:style-name="ro2">
          <table:table-cell table:style-name="ce1" office:value-type="string">
            <text:p>2001-02-08</text:p>
          </table:table-cell>
          <table:table-cell office:value-type="float" office:value="21.06">
            <text:p>21,06</text:p>
          </table:table-cell>
          <table:table-cell office:value-type="float" office:value="20.19">
            <text:p>20,19</text:p>
          </table:table-cell>
          <table:table-cell office:value-type="float" office:value="20.75">
            <text:p>20,75</text:p>
          </table:table-cell>
          <table:table-cell table:formula="of:=([.B28]+[.C28]+[.D28])/3" office:value-type="float" office:value="20.6666666666667">
            <text:p>20,6666666667</text:p>
          </table:table-cell>
          <table:table-cell table:formula="of:=SUM([.$E15:.$E28])/ROWS([.$E15:.$E28])" office:value-type="float" office:value="20.5485714285714">
            <text:p>20,5485714286</text:p>
          </table:table-cell>
        </table:table-row>
        <table:table-row table:style-name="ro2">
          <table:table-cell table:style-name="ce1" office:value-type="string">
            <text:p>2001-02-09</text:p>
          </table:table-cell>
          <table:table-cell office:value-type="float" office:value="20.81">
            <text:p>20,81</text:p>
          </table:table-cell>
          <table:table-cell office:value-type="float" office:value="18.69">
            <text:p>18,69</text:p>
          </table:table-cell>
          <table:table-cell office:value-type="float" office:value="19.12">
            <text:p>19,12</text:p>
          </table:table-cell>
          <table:table-cell table:formula="of:=([.B29]+[.C29]+[.D29])/3" office:value-type="float" office:value="19.54">
            <text:p>19,54</text:p>
          </table:table-cell>
          <table:table-cell table:formula="of:=SUM([.$E16:.$E29])/ROWS([.$E16:.$E29])" office:value-type="float" office:value="20.5797619047619">
            <text:p>20,5797619048</text:p>
          </table:table-cell>
        </table:table-row>
        <table:table-row table:style-name="ro2">
          <table:table-cell table:style-name="ce1" office:value-type="string">
            <text:p>2001-02-12</text:p>
          </table:table-cell>
          <table:table-cell office:value-type="float" office:value="20">
            <text:p>20</text:p>
          </table:table-cell>
          <table:table-cell office:value-type="float" office:value="18.81">
            <text:p>18,81</text:p>
          </table:table-cell>
          <table:table-cell office:value-type="float" office:value="19.69">
            <text:p>19,69</text:p>
          </table:table-cell>
          <table:table-cell table:formula="of:=([.B30]+[.C30]+[.D30])/3" office:value-type="float" office:value="19.5">
            <text:p>19,5</text:p>
          </table:table-cell>
          <table:table-cell table:formula="of:=SUM([.$E17:.$E30])/ROWS([.$E17:.$E30])" office:value-type="float" office:value="20.5321428571429">
            <text:p>20,5321428571</text:p>
          </table:table-cell>
        </table:table-row>
        <table:table-row table:style-name="ro2">
          <table:table-cell table:style-name="ce1" office:value-type="string">
            <text:p>2001-02-13</text:p>
          </table:table-cell>
          <table:table-cell office:value-type="float" office:value="20.44">
            <text:p>20,44</text:p>
          </table:table-cell>
          <table:table-cell office:value-type="float" office:value="19">
            <text:p>19</text:p>
          </table:table-cell>
          <table:table-cell office:value-type="float" office:value="19.12">
            <text:p>19,12</text:p>
          </table:table-cell>
          <table:table-cell table:formula="of:=([.B31]+[.C31]+[.D31])/3" office:value-type="float" office:value="19.52">
            <text:p>19,52</text:p>
          </table:table-cell>
          <table:table-cell table:formula="of:=SUM([.$E18:.$E31])/ROWS([.$E18:.$E31])" office:value-type="float" office:value="20.48">
            <text:p>20,48</text:p>
          </table:table-cell>
        </table:table-row>
        <table:table-row table:style-name="ro2">
          <table:table-cell table:style-name="ce1" office:value-type="string">
            <text:p>2001-02-14</text:p>
          </table:table-cell>
          <table:table-cell office:value-type="float" office:value="19.62">
            <text:p>19,62</text:p>
          </table:table-cell>
          <table:table-cell office:value-type="float" office:value="18.5">
            <text:p>18,5</text:p>
          </table:table-cell>
          <table:table-cell office:value-type="float" office:value="19.5">
            <text:p>19,5</text:p>
          </table:table-cell>
          <table:table-cell table:formula="of:=([.B32]+[.C32]+[.D32])/3" office:value-type="float" office:value="19.2066666666667">
            <text:p>19,2066666667</text:p>
          </table:table-cell>
          <table:table-cell table:formula="of:=SUM([.$E19:.$E32])/ROWS([.$E19:.$E32])" office:value-type="float" office:value="20.417380952381">
            <text:p>20,4173809524</text:p>
          </table:table-cell>
        </table:table-row>
        <table:table-row table:style-name="ro2">
          <table:table-cell table:style-name="ce1" office:value-type="string">
            <text:p>2001-02-15</text:p>
          </table:table-cell>
          <table:table-cell office:value-type="float" office:value="20.56">
            <text:p>20,56</text:p>
          </table:table-cell>
          <table:table-cell office:value-type="float" office:value="19.69">
            <text:p>19,69</text:p>
          </table:table-cell>
          <table:table-cell office:value-type="float" office:value="20.06">
            <text:p>20,06</text:p>
          </table:table-cell>
          <table:table-cell table:formula="of:=([.B33]+[.C33]+[.D33])/3" office:value-type="float" office:value="20.1033333333333">
            <text:p>20,1033333333</text:p>
          </table:table-cell>
          <table:table-cell table:formula="of:=SUM([.$E20:.$E33])/ROWS([.$E20:.$E33])" office:value-type="float" office:value="20.4621428571429">
            <text:p>20,4621428571</text:p>
          </table:table-cell>
        </table:table-row>
        <table:table-row table:style-name="ro2">
          <table:table-cell table:style-name="ce1" office:value-type="string">
            <text:p>2001-02-16</text:p>
          </table:table-cell>
          <table:table-cell office:value-type="float" office:value="19.5">
            <text:p>19,5</text:p>
          </table:table-cell>
          <table:table-cell office:value-type="float" office:value="18.75">
            <text:p>18,75</text:p>
          </table:table-cell>
          <table:table-cell office:value-type="float" office:value="19">
            <text:p>19</text:p>
          </table:table-cell>
          <table:table-cell table:formula="of:=([.B34]+[.C34]+[.D34])/3" office:value-type="float" office:value="19.0833333333333">
            <text:p>19,0833333333</text:p>
          </table:table-cell>
          <table:table-cell table:formula="of:=SUM([.$E21:.$E34])/ROWS([.$E21:.$E34])" office:value-type="float" office:value="20.3252380952381">
            <text:p>20,3252380952</text:p>
          </table:table-cell>
        </table:table-row>
        <table:table-row table:style-name="ro2">
          <table:table-cell table:style-name="ce1" office:value-type="string">
            <text:p>2001-02-20</text:p>
          </table:table-cell>
          <table:table-cell office:value-type="float" office:value="19.44">
            <text:p>19,44</text:p>
          </table:table-cell>
          <table:table-cell office:value-type="float" office:value="18.19">
            <text:p>18,19</text:p>
          </table:table-cell>
          <table:table-cell office:value-type="float" office:value="18.31">
            <text:p>18,31</text:p>
          </table:table-cell>
          <table:table-cell table:formula="of:=([.B35]+[.C35]+[.D35])/3" office:value-type="float" office:value="18.6466666666667">
            <text:p>18,6466666667</text:p>
          </table:table-cell>
          <table:table-cell table:formula="of:=SUM([.$E22:.$E35])/ROWS([.$E22:.$E35])" office:value-type="float" office:value="20.1185714285714">
            <text:p>20,1185714286</text:p>
          </table:table-cell>
        </table:table-row>
        <table:table-row table:style-name="ro2">
          <table:table-cell table:style-name="ce1" office:value-type="string">
            <text:p>2001-02-21</text:p>
          </table:table-cell>
          <table:table-cell office:value-type="float" office:value="19.94">
            <text:p>19,94</text:p>
          </table:table-cell>
          <table:table-cell office:value-type="float" office:value="18.25">
            <text:p>18,25</text:p>
          </table:table-cell>
          <table:table-cell office:value-type="float" office:value="18.87">
            <text:p>18,87</text:p>
          </table:table-cell>
          <table:table-cell table:formula="of:=([.B36]+[.C36]+[.D36])/3" office:value-type="float" office:value="19.02">
            <text:p>19,02</text:p>
          </table:table-cell>
          <table:table-cell table:formula="of:=SUM([.$E23:.$E36])/ROWS([.$E23:.$E36])" office:value-type="float" office:value="19.9161904761905">
            <text:p>19,9161904762</text:p>
          </table:table-cell>
        </table:table-row>
        <table:table-row table:style-name="ro2">
          <table:table-cell table:style-name="ce1" office:value-type="string">
            <text:p>2001-02-22</text:p>
          </table:table-cell>
          <table:table-cell office:value-type="float" office:value="19.37">
            <text:p>19,37</text:p>
          </table:table-cell>
          <table:table-cell office:value-type="float" office:value="18">
            <text:p>18</text:p>
          </table:table-cell>
          <table:table-cell office:value-type="float" office:value="18.81">
            <text:p>18,81</text:p>
          </table:table-cell>
          <table:table-cell table:formula="of:=([.B37]+[.C37]+[.D37])/3" office:value-type="float" office:value="18.7266666666667">
            <text:p>18,7266666667</text:p>
          </table:table-cell>
          <table:table-cell table:formula="of:=SUM([.$E24:.$E37])/ROWS([.$E24:.$E37])" office:value-type="float" office:value="19.7509523809524">
            <text:p>19,750952381</text:p>
          </table:table-cell>
        </table:table-row>
        <table:table-row table:style-name="ro2">
          <table:table-cell table:style-name="ce1" office:value-type="string">
            <text:p>2001-02-23</text:p>
          </table:table-cell>
          <table:table-cell office:value-type="float" office:value="18.87">
            <text:p>18,87</text:p>
          </table:table-cell>
          <table:table-cell office:value-type="float" office:value="18.25">
            <text:p>18,25</text:p>
          </table:table-cell>
          <table:table-cell office:value-type="float" office:value="18.81">
            <text:p>18,81</text:p>
          </table:table-cell>
          <table:table-cell table:formula="of:=([.B38]+[.C38]+[.D38])/3" office:value-type="float" office:value="18.6433333333333">
            <text:p>18,6433333333</text:p>
          </table:table-cell>
          <table:table-cell table:formula="of:=SUM([.$E25:.$E38])/ROWS([.$E25:.$E38])" office:value-type="float" office:value="19.5811904761905">
            <text:p>19,5811904762</text:p>
          </table:table-cell>
        </table:table-row>
        <table:table-row table:style-name="ro2">
          <table:table-cell table:style-name="ce1" office:value-type="string">
            <text:p>2001-02-26</text:p>
          </table:table-cell>
          <table:table-cell office:value-type="float" office:value="19.69">
            <text:p>19,69</text:p>
          </table:table-cell>
          <table:table-cell office:value-type="float" office:value="18.56">
            <text:p>18,56</text:p>
          </table:table-cell>
          <table:table-cell office:value-type="float" office:value="19.5">
            <text:p>19,5</text:p>
          </table:table-cell>
          <table:table-cell table:formula="of:=([.B39]+[.C39]+[.D39])/3" office:value-type="float" office:value="19.25">
            <text:p>19,25</text:p>
          </table:table-cell>
          <table:table-cell table:formula="of:=SUM([.$E26:.$E39])/ROWS([.$E26:.$E39])" office:value-type="float" office:value="19.5157142857143">
            <text:p>19,5157142857</text:p>
          </table:table-cell>
        </table:table-row>
        <table:table-row table:style-name="ro2">
          <table:table-cell table:style-name="ce1" office:value-type="string">
            <text:p>2001-02-27</text:p>
          </table:table-cell>
          <table:table-cell office:value-type="float" office:value="19.44">
            <text:p>19,44</text:p>
          </table:table-cell>
          <table:table-cell office:value-type="float" office:value="18.69">
            <text:p>18,69</text:p>
          </table:table-cell>
          <table:table-cell office:value-type="float" office:value="19.37">
            <text:p>19,37</text:p>
          </table:table-cell>
          <table:table-cell table:formula="of:=([.B40]+[.C40]+[.D40])/3" office:value-type="float" office:value="19.1666666666667">
            <text:p>19,1666666667</text:p>
          </table:table-cell>
          <table:table-cell table:formula="of:=SUM([.$E27:.$E40])/ROWS([.$E27:.$E40])" office:value-type="float" office:value="19.3964285714286">
            <text:p>19,3964285714</text:p>
          </table:table-cell>
        </table:table-row>
        <table:table-row table:style-name="ro2">
          <table:table-cell table:style-name="ce1" office:value-type="string">
            <text:p>2001-02-28</text:p>
          </table:table-cell>
          <table:table-cell office:value-type="float" office:value="19.44">
            <text:p>19,44</text:p>
          </table:table-cell>
          <table:table-cell office:value-type="float" office:value="18.12">
            <text:p>18,12</text:p>
          </table:table-cell>
          <table:table-cell office:value-type="float" office:value="18.25">
            <text:p>18,25</text:p>
          </table:table-cell>
          <table:table-cell table:formula="of:=([.B41]+[.C41]+[.D41])/3" office:value-type="float" office:value="18.6033333333333">
            <text:p>18,6033333333</text:p>
          </table:table-cell>
          <table:table-cell table:formula="of:=SUM([.$E28:.$E41])/ROWS([.$E28:.$E41])" office:value-type="float" office:value="19.262619047619">
            <text:p>19,2626190476</text:p>
          </table:table-cell>
        </table:table-row>
        <table:table-row table:style-name="ro2">
          <table:table-cell table:style-name="ce1" office:value-type="string">
            <text:p>2001-03-01</text:p>
          </table:table-cell>
          <table:table-cell office:value-type="float" office:value="18.75">
            <text:p>18,75</text:p>
          </table:table-cell>
          <table:table-cell office:value-type="float" office:value="17.19">
            <text:p>17,19</text:p>
          </table:table-cell>
          <table:table-cell office:value-type="float" office:value="18.75">
            <text:p>18,75</text:p>
          </table:table-cell>
          <table:table-cell table:formula="of:=([.B42]+[.C42]+[.D42])/3" office:value-type="float" office:value="18.23">
            <text:p>18,23</text:p>
          </table:table-cell>
          <table:table-cell table:formula="of:=SUM([.$E29:.$E42])/ROWS([.$E29:.$E42])" office:value-type="float" office:value="19.0885714285714">
            <text:p>19,0885714286</text:p>
          </table:table-cell>
        </table:table-row>
        <table:table-row table:style-name="ro2">
          <table:table-cell table:style-name="ce1" office:value-type="string">
            <text:p>2001-03-02</text:p>
          </table:table-cell>
          <table:table-cell office:value-type="float" office:value="20.44">
            <text:p>20,44</text:p>
          </table:table-cell>
          <table:table-cell office:value-type="float" office:value="18.25">
            <text:p>18,25</text:p>
          </table:table-cell>
          <table:table-cell office:value-type="float" office:value="19.25">
            <text:p>19,25</text:p>
          </table:table-cell>
          <table:table-cell table:formula="of:=([.B43]+[.C43]+[.D43])/3" office:value-type="float" office:value="19.3133333333333">
            <text:p>19,3133333333</text:p>
          </table:table-cell>
          <table:table-cell table:formula="of:=SUM([.$E30:.$E43])/ROWS([.$E30:.$E43])" office:value-type="float" office:value="19.0723809523809">
            <text:p>19,0723809524</text:p>
          </table:table-cell>
        </table:table-row>
        <table:table-row table:style-name="ro2">
          <table:table-cell table:style-name="ce1" office:value-type="string">
            <text:p>2001-03-05</text:p>
          </table:table-cell>
          <table:table-cell office:value-type="float" office:value="20.5">
            <text:p>20,5</text:p>
          </table:table-cell>
          <table:table-cell office:value-type="float" office:value="19.25">
            <text:p>19,25</text:p>
          </table:table-cell>
          <table:table-cell office:value-type="float" office:value="20.37">
            <text:p>20,37</text:p>
          </table:table-cell>
          <table:table-cell table:formula="of:=([.B44]+[.C44]+[.D44])/3" office:value-type="float" office:value="20.04">
            <text:p>20,04</text:p>
          </table:table-cell>
          <table:table-cell table:formula="of:=SUM([.$E31:.$E44])/ROWS([.$E31:.$E44])" office:value-type="float" office:value="19.1109523809524">
            <text:p>19,110952381</text:p>
          </table:table-cell>
        </table:table-row>
        <table:table-row table:style-name="ro2">
          <table:table-cell table:style-name="ce1" office:value-type="string">
            <text:p>2001-03-06</text:p>
          </table:table-cell>
          <table:table-cell office:value-type="float" office:value="22.06">
            <text:p>22,06</text:p>
          </table:table-cell>
          <table:table-cell office:value-type="float" office:value="20.69">
            <text:p>20,69</text:p>
          </table:table-cell>
          <table:table-cell office:value-type="float" office:value="21.5">
            <text:p>21,5</text:p>
          </table:table-cell>
          <table:table-cell table:formula="of:=([.B45]+[.C45]+[.D45])/3" office:value-type="float" office:value="21.4166666666667">
            <text:p>21,4166666667</text:p>
          </table:table-cell>
          <table:table-cell table:formula="of:=SUM([.$E32:.$E45])/ROWS([.$E32:.$E45])" office:value-type="float" office:value="19.2464285714286">
            <text:p>19,2464285714</text:p>
          </table:table-cell>
        </table:table-row>
        <table:table-row table:style-name="ro2">
          <table:table-cell table:style-name="ce1" office:value-type="string">
            <text:p>2001-03-07</text:p>
          </table:table-cell>
          <table:table-cell office:value-type="float" office:value="21.62">
            <text:p>21,62</text:p>
          </table:table-cell>
          <table:table-cell office:value-type="float" office:value="20.75">
            <text:p>20,75</text:p>
          </table:table-cell>
          <table:table-cell office:value-type="float" office:value="21.25">
            <text:p>21,25</text:p>
          </table:table-cell>
          <table:table-cell table:formula="of:=([.B46]+[.C46]+[.D46])/3" office:value-type="float" office:value="21.2066666666667">
            <text:p>21,2066666667</text:p>
          </table:table-cell>
          <table:table-cell table:formula="of:=SUM([.$E33:.$E46])/ROWS([.$E33:.$E46])" office:value-type="float" office:value="19.3892857142857">
            <text:p>19,3892857143</text:p>
          </table:table-cell>
        </table:table-row>
        <table:table-row table:style-name="ro2">
          <table:table-cell table:style-name="ce1" office:value-type="string">
            <text:p>2001-03-08</text:p>
          </table:table-cell>
          <table:table-cell office:value-type="float" office:value="21.12">
            <text:p>21,12</text:p>
          </table:table-cell>
          <table:table-cell office:value-type="float" office:value="20.44">
            <text:p>20,44</text:p>
          </table:table-cell>
          <table:table-cell office:value-type="float" office:value="20.81">
            <text:p>20,81</text:p>
          </table:table-cell>
          <table:table-cell table:formula="of:=([.B47]+[.C47]+[.D47])/3" office:value-type="float" office:value="20.79">
            <text:p>20,79</text:p>
          </table:table-cell>
          <table:table-cell table:formula="of:=SUM([.$E34:.$E47])/ROWS([.$E34:.$E47])" office:value-type="float" office:value="19.4383333333333">
            <text:p>19,4383333333</text:p>
          </table:table-cell>
        </table:table-row>
        <table:table-row table:style-name="ro2">
          <table:table-cell table:style-name="ce1" office:value-type="string">
            <text:p>2001-03-09</text:p>
          </table:table-cell>
          <table:table-cell office:value-type="float" office:value="20.69">
            <text:p>20,69</text:p>
          </table:table-cell>
          <table:table-cell office:value-type="float" office:value="20">
            <text:p>20</text:p>
          </table:table-cell>
          <table:table-cell office:value-type="float" office:value="20.25">
            <text:p>20,25</text:p>
          </table:table-cell>
          <table:table-cell table:formula="of:=([.B48]+[.C48]+[.D48])/3" office:value-type="float" office:value="20.3133333333333">
            <text:p>20,3133333333</text:p>
          </table:table-cell>
          <table:table-cell table:formula="of:=SUM([.$E35:.$E48])/ROWS([.$E35:.$E48])" office:value-type="float" office:value="19.5261904761905">
            <text:p>19,5261904762</text:p>
          </table:table-cell>
        </table:table-row>
        <table:table-row table:style-name="ro2">
          <table:table-cell table:style-name="ce1" office:value-type="string">
            <text:p>2001-03-12</text:p>
          </table:table-cell>
          <table:table-cell office:value-type="float" office:value="19.87">
            <text:p>19,87</text:p>
          </table:table-cell>
          <table:table-cell office:value-type="float" office:value="18.12">
            <text:p>18,12</text:p>
          </table:table-cell>
          <table:table-cell office:value-type="float" office:value="18.62">
            <text:p>18,62</text:p>
          </table:table-cell>
          <table:table-cell table:formula="of:=([.B49]+[.C49]+[.D49])/3" office:value-type="float" office:value="18.87">
            <text:p>18,87</text:p>
          </table:table-cell>
          <table:table-cell table:formula="of:=SUM([.$E36:.$E49])/ROWS([.$E36:.$E49])" office:value-type="float" office:value="19.5421428571429">
            <text:p>19,5421428571</text:p>
          </table:table-cell>
        </table:table-row>
        <table:table-row table:style-name="ro2">
          <table:table-cell table:style-name="ce1" office:value-type="string">
            <text:p>2001-03-13</text:p>
          </table:table-cell>
          <table:table-cell office:value-type="float" office:value="19.56">
            <text:p>19,56</text:p>
          </table:table-cell>
          <table:table-cell office:value-type="float" office:value="18.19">
            <text:p>18,19</text:p>
          </table:table-cell>
          <table:table-cell office:value-type="float" office:value="19.56">
            <text:p>19,56</text:p>
          </table:table-cell>
          <table:table-cell table:formula="of:=([.B50]+[.C50]+[.D50])/3" office:value-type="float" office:value="19.1033333333333">
            <text:p>19,1033333333</text:p>
          </table:table-cell>
          <table:table-cell table:formula="of:=SUM([.$E37:.$E50])/ROWS([.$E37:.$E50])" office:value-type="float" office:value="19.5480952380952">
            <text:p>19,5480952381</text:p>
          </table:table-cell>
        </table:table-row>
        <table:table-row table:style-name="ro2">
          <table:table-cell table:style-name="ce1" office:value-type="string">
            <text:p>2001-03-14</text:p>
          </table:table-cell>
          <table:table-cell office:value-type="float" office:value="20.5">
            <text:p>20,5</text:p>
          </table:table-cell>
          <table:table-cell office:value-type="float" office:value="18.44">
            <text:p>18,44</text:p>
          </table:table-cell>
          <table:table-cell office:value-type="float" office:value="20.44">
            <text:p>20,44</text:p>
          </table:table-cell>
          <table:table-cell table:formula="of:=([.B51]+[.C51]+[.D51])/3" office:value-type="float" office:value="19.7933333333333">
            <text:p>19,7933333333</text:p>
          </table:table-cell>
          <table:table-cell table:formula="of:=SUM([.$E38:.$E51])/ROWS([.$E38:.$E51])" office:value-type="float" office:value="19.6242857142857">
            <text:p>19,6242857143</text:p>
          </table:table-cell>
        </table:table-row>
        <table:table-row table:style-name="ro2">
          <table:table-cell table:style-name="ce1" office:value-type="string">
            <text:p>2001-03-15</text:p>
          </table:table-cell>
          <table:table-cell office:value-type="float" office:value="21.37">
            <text:p>21,37</text:p>
          </table:table-cell>
          <table:table-cell table:number-columns-repeated="2" office:value-type="float" office:value="19.69">
            <text:p>19,69</text:p>
          </table:table-cell>
          <table:table-cell table:formula="of:=([.B52]+[.C52]+[.D52])/3" office:value-type="float" office:value="20.25">
            <text:p>20,25</text:p>
          </table:table-cell>
          <table:table-cell table:formula="of:=SUM([.$E39:.$E52])/ROWS([.$E39:.$E52])" office:value-type="float" office:value="19.7390476190476">
            <text:p>19,739047619</text:p>
          </table:table-cell>
        </table:table-row>
        <table:table-row table:style-name="ro2">
          <table:table-cell table:style-name="ce1" office:value-type="string">
            <text:p>2001-03-16</text:p>
          </table:table-cell>
          <table:table-cell office:value-type="float" office:value="20.31">
            <text:p>20,31</text:p>
          </table:table-cell>
          <table:table-cell office:value-type="float" office:value="18.87">
            <text:p>18,87</text:p>
          </table:table-cell>
          <table:table-cell office:value-type="float" office:value="19.62">
            <text:p>19,62</text:p>
          </table:table-cell>
          <table:table-cell table:formula="of:=([.B53]+[.C53]+[.D53])/3" office:value-type="float" office:value="19.6">
            <text:p>19,6</text:p>
          </table:table-cell>
          <table:table-cell table:formula="of:=SUM([.$E40:.$E53])/ROWS([.$E40:.$E53])" office:value-type="float" office:value="19.7640476190476">
            <text:p>19,764047619</text:p>
          </table:table-cell>
        </table:table-row>
        <table:table-row table:style-name="ro2">
          <table:table-cell table:style-name="ce1" office:value-type="string">
            <text:p>2001-03-19</text:p>
          </table:table-cell>
          <table:table-cell office:value-type="float" office:value="20.62">
            <text:p>20,62</text:p>
          </table:table-cell>
          <table:table-cell office:value-type="float" office:value="19.5">
            <text:p>19,5</text:p>
          </table:table-cell>
          <table:table-cell office:value-type="float" office:value="20.56">
            <text:p>20,56</text:p>
          </table:table-cell>
          <table:table-cell table:formula="of:=([.B54]+[.C54]+[.D54])/3" office:value-type="float" office:value="20.2266666666667">
            <text:p>20,2266666667</text:p>
          </table:table-cell>
          <table:table-cell table:formula="of:=SUM([.$E41:.$E54])/ROWS([.$E41:.$E54])" office:value-type="float" office:value="19.8397619047619">
            <text:p>19,8397619048</text:p>
          </table:table-cell>
        </table:table-row>
        <table:table-row table:style-name="ro2">
          <table:table-cell table:style-name="ce1" office:value-type="string">
            <text:p>2001-03-20</text:p>
          </table:table-cell>
          <table:table-cell office:value-type="float" office:value="20.94">
            <text:p>20,94</text:p>
          </table:table-cell>
          <table:table-cell table:number-columns-repeated="2" office:value-type="float" office:value="19.69">
            <text:p>19,69</text:p>
          </table:table-cell>
          <table:table-cell table:formula="of:=([.B55]+[.C55]+[.D55])/3" office:value-type="float" office:value="20.1066666666667">
            <text:p>20,1066666667</text:p>
          </table:table-cell>
          <table:table-cell table:formula="of:=SUM([.$E42:.$E55])/ROWS([.$E42:.$E55])" office:value-type="float" office:value="19.9471428571429">
            <text:p>19,9471428571</text:p>
          </table:table-cell>
        </table:table-row>
        <table:table-row table:style-name="ro2">
          <table:table-cell table:style-name="ce1" office:value-type="string">
            <text:p>2001-03-21</text:p>
          </table:table-cell>
          <table:table-cell office:value-type="float" office:value="20.87">
            <text:p>20,87</text:p>
          </table:table-cell>
          <table:table-cell office:value-type="float" office:value="19.37">
            <text:p>19,37</text:p>
          </table:table-cell>
          <table:table-cell office:value-type="float" office:value="20.12">
            <text:p>20,12</text:p>
          </table:table-cell>
          <table:table-cell table:formula="of:=([.B56]+[.C56]+[.D56])/3" office:value-type="float" office:value="20.12">
            <text:p>20,12</text:p>
          </table:table-cell>
          <table:table-cell table:formula="of:=SUM([.$E43:.$E56])/ROWS([.$E43:.$E56])" office:value-type="float" office:value="20.0821428571429">
            <text:p>20,0821428571</text:p>
          </table:table-cell>
        </table:table-row>
        <table:table-row table:style-name="ro2">
          <table:table-cell table:style-name="ce1" office:value-type="string">
            <text:p>2001-03-22</text:p>
          </table:table-cell>
          <table:table-cell office:value-type="float" office:value="21.75">
            <text:p>21,75</text:p>
          </table:table-cell>
          <table:table-cell office:value-type="float" office:value="20.19">
            <text:p>20,19</text:p>
          </table:table-cell>
          <table:table-cell office:value-type="float" office:value="21.62">
            <text:p>21,62</text:p>
          </table:table-cell>
          <table:table-cell table:formula="of:=([.B57]+[.C57]+[.D57])/3" office:value-type="float" office:value="21.1866666666667">
            <text:p>21,1866666667</text:p>
          </table:table-cell>
          <table:table-cell table:formula="of:=SUM([.$E44:.$E57])/ROWS([.$E44:.$E57])" office:value-type="float" office:value="20.2159523809524">
            <text:p>20,215952381</text:p>
          </table:table-cell>
        </table:table-row>
        <table:table-row table:style-name="ro2">
          <table:table-cell table:style-name="ce1" office:value-type="string">
            <text:p>2001-03-23</text:p>
          </table:table-cell>
          <table:table-cell office:value-type="float" office:value="23.56">
            <text:p>23,5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([.B58]+[.C58]+[.D58])/3" office:value-type="float" office:value="22.8533333333333">
            <text:p>22,8533333333</text:p>
          </table:table-cell>
          <table:table-cell table:formula="of:=SUM([.$E45:.$E58])/ROWS([.$E45:.$E58])" office:value-type="float" office:value="20.4169047619048">
            <text:p>20,4169047619</text:p>
          </table:table-cell>
        </table:table-row>
        <table:table-row table:style-name="ro2">
          <table:table-cell table:style-name="ce1" office:value-type="string">
            <text:p>2001-03-26</text:p>
          </table:table-cell>
          <table:table-cell office:value-type="float" office:value="23.75">
            <text:p>23,75</text:p>
          </table:table-cell>
          <table:table-cell office:value-type="float" office:value="21.13">
            <text:p>21,13</text:p>
          </table:table-cell>
          <table:table-cell office:value-type="float" office:value="21.78">
            <text:p>21,78</text:p>
          </table:table-cell>
          <table:table-cell table:formula="of:=([.B59]+[.C59]+[.D59])/3" office:value-type="float" office:value="22.22">
            <text:p>22,22</text:p>
          </table:table-cell>
          <table:table-cell table:formula="of:=SUM([.$E46:.$E59])/ROWS([.$E46:.$E59])" office:value-type="float" office:value="20.4742857142857">
            <text:p>20,4742857143</text:p>
          </table:table-cell>
        </table:table-row>
        <table:table-row table:style-name="ro2">
          <table:table-cell table:style-name="ce1" office:value-type="string">
            <text:p>2001-03-27</text:p>
          </table:table-cell>
          <table:table-cell office:value-type="float" office:value="23.05">
            <text:p>23,05</text:p>
          </table:table-cell>
          <table:table-cell office:value-type="float" office:value="21.9">
            <text:p>21,9</text:p>
          </table:table-cell>
          <table:table-cell office:value-type="float" office:value="22.87">
            <text:p>22,87</text:p>
          </table:table-cell>
          <table:table-cell table:formula="of:=([.B60]+[.C60]+[.D60])/3" office:value-type="float" office:value="22.6066666666667">
            <text:p>22,6066666667</text:p>
          </table:table-cell>
          <table:table-cell table:formula="of:=SUM([.$E47:.$E60])/ROWS([.$E47:.$E60])" office:value-type="float" office:value="20.5742857142857">
            <text:p>20,5742857143</text:p>
          </table:table-cell>
        </table:table-row>
        <table:table-row table:style-name="ro2">
          <table:table-cell table:style-name="ce1" office:value-type="string">
            <text:p>2001-03-28</text:p>
          </table:table-cell>
          <table:table-cell office:value-type="float" office:value="22.5">
            <text:p>22,5</text:p>
          </table:table-cell>
          <table:table-cell office:value-type="float" office:value="21.5">
            <text:p>21,5</text:p>
          </table:table-cell>
          <table:table-cell office:value-type="float" office:value="22.17">
            <text:p>22,17</text:p>
          </table:table-cell>
          <table:table-cell table:formula="of:=([.B61]+[.C61]+[.D61])/3" office:value-type="float" office:value="22.0566666666667">
            <text:p>22,0566666667</text:p>
          </table:table-cell>
          <table:table-cell table:formula="of:=SUM([.$E48:.$E61])/ROWS([.$E48:.$E61])" office:value-type="float" office:value="20.6647619047619">
            <text:p>20,6647619048</text:p>
          </table:table-cell>
        </table:table-row>
        <table:table-row table:style-name="ro2">
          <table:table-cell table:style-name="ce1" office:value-type="string">
            <text:p>2001-03-29</text:p>
          </table:table-cell>
          <table:table-cell office:value-type="float" office:value="23.45">
            <text:p>23,45</text:p>
          </table:table-cell>
          <table:table-cell office:value-type="float" office:value="21.5">
            <text:p>21,5</text:p>
          </table:table-cell>
          <table:table-cell office:value-type="float" office:value="22.53">
            <text:p>22,53</text:p>
          </table:table-cell>
          <table:table-cell table:formula="of:=([.B62]+[.C62]+[.D62])/3" office:value-type="float" office:value="22.4933333333333">
            <text:p>22,4933333333</text:p>
          </table:table-cell>
          <table:table-cell table:formula="of:=SUM([.$E49:.$E62])/ROWS([.$E49:.$E62])" office:value-type="float" office:value="20.8204761904762">
            <text:p>20,8204761905</text:p>
          </table:table-cell>
        </table:table-row>
        <table:table-row table:style-name="ro2">
          <table:table-cell table:style-name="ce1" office:value-type="string">
            <text:p>2001-03-30</text:p>
          </table:table-cell>
          <table:table-cell office:value-type="float" office:value="22.72">
            <text:p>22,72</text:p>
          </table:table-cell>
          <table:table-cell office:value-type="float" office:value="21.34">
            <text:p>21,34</text:p>
          </table:table-cell>
          <table:table-cell office:value-type="float" office:value="22.07">
            <text:p>22,07</text:p>
          </table:table-cell>
          <table:table-cell table:formula="of:=([.B63]+[.C63]+[.D63])/3" office:value-type="float" office:value="22.0433333333333">
            <text:p>22,0433333333</text:p>
          </table:table-cell>
          <table:table-cell table:formula="of:=SUM([.$E50:.$E63])/ROWS([.$E50:.$E63])" office:value-type="float" office:value="21.0471428571429">
            <text:p>21,0471428571</text:p>
          </table:table-cell>
        </table:table-row>
        <table:table-row table:style-name="ro2">
          <table:table-cell table:style-name="ce1" office:value-type="string">
            <text:p>2001-04-02</text:p>
          </table:table-cell>
          <table:table-cell office:value-type="float" office:value="22.66">
            <text:p>22,66</text:p>
          </table:table-cell>
          <table:table-cell office:value-type="float" office:value="21.4">
            <text:p>21,4</text:p>
          </table:table-cell>
          <table:table-cell office:value-type="float" office:value="21.59">
            <text:p>21,59</text:p>
          </table:table-cell>
          <table:table-cell table:formula="of:=([.B64]+[.C64]+[.D64])/3" office:value-type="float" office:value="21.8833333333333">
            <text:p>21,8833333333</text:p>
          </table:table-cell>
          <table:table-cell table:formula="of:=SUM([.$E51:.$E64])/ROWS([.$E51:.$E64])" office:value-type="float" office:value="21.2457142857143">
            <text:p>21,2457142857</text:p>
          </table:table-cell>
        </table:table-row>
        <table:table-row table:style-name="ro2">
          <table:table-cell table:style-name="ce1" office:value-type="string">
            <text:p>2001-04-03</text:p>
          </table:table-cell>
          <table:table-cell office:value-type="float" office:value="21.4">
            <text:p>21,4</text:p>
          </table:table-cell>
          <table:table-cell office:value-type="float" office:value="20.13">
            <text:p>20,13</text:p>
          </table:table-cell>
          <table:table-cell office:value-type="float" office:value="20.24">
            <text:p>20,24</text:p>
          </table:table-cell>
          <table:table-cell table:formula="of:=([.B65]+[.C65]+[.D65])/3" office:value-type="float" office:value="20.59">
            <text:p>20,59</text:p>
          </table:table-cell>
          <table:table-cell table:formula="of:=SUM([.$E52:.$E65])/ROWS([.$E52:.$E65])" office:value-type="float" office:value="21.302619047619">
            <text:p>21,3026190476</text:p>
          </table:table-cell>
        </table:table-row>
        <table:table-row table:style-name="ro2">
          <table:table-cell table:style-name="ce1" office:value-type="string">
            <text:p>2001-04-04</text:p>
          </table:table-cell>
          <table:table-cell office:value-type="float" office:value="20.25">
            <text:p>20,25</text:p>
          </table:table-cell>
          <table:table-cell office:value-type="float" office:value="18.75">
            <text:p>18,75</text:p>
          </table:table-cell>
          <table:table-cell office:value-type="float" office:value="19.5">
            <text:p>19,5</text:p>
          </table:table-cell>
          <table:table-cell table:formula="of:=([.B66]+[.C66]+[.D66])/3" office:value-type="float" office:value="19.5">
            <text:p>19,5</text:p>
          </table:table-cell>
          <table:table-cell table:formula="of:=SUM([.$E53:.$E66])/ROWS([.$E53:.$E66])" office:value-type="float" office:value="21.2490476190476">
            <text:p>21,249047619</text:p>
          </table:table-cell>
        </table:table-row>
        <table:table-row table:style-name="ro2">
          <table:table-cell table:style-name="ce1" office:value-type="string">
            <text:p>2001-04-05</text:p>
          </table:table-cell>
          <table:table-cell office:value-type="float" office:value="22.5">
            <text:p>22,5</text:p>
          </table:table-cell>
          <table:table-cell office:value-type="float" office:value="20">
            <text:p>20</text:p>
          </table:table-cell>
          <table:table-cell office:value-type="float" office:value="20.87">
            <text:p>20,87</text:p>
          </table:table-cell>
          <table:table-cell table:formula="of:=([.B67]+[.C67]+[.D67])/3" office:value-type="float" office:value="21.1233333333333">
            <text:p>21,1233333333</text:p>
          </table:table-cell>
          <table:table-cell table:formula="of:=SUM([.$E54:.$E67])/ROWS([.$E54:.$E67])" office:value-type="float" office:value="21.3578571428571">
            <text:p>21,3578571429</text:p>
          </table:table-cell>
        </table:table-row>
        <table:table-row table:style-name="ro2">
          <table:table-cell table:style-name="ce1" office:value-type="string">
            <text:p>2001-04-06</text:p>
          </table:table-cell>
          <table:table-cell office:value-type="float" office:value="21.04">
            <text:p>21,04</text:p>
          </table:table-cell>
          <table:table-cell office:value-type="float" office:value="19.9">
            <text:p>19,9</text:p>
          </table:table-cell>
          <table:table-cell office:value-type="float" office:value="20.59">
            <text:p>20,59</text:p>
          </table:table-cell>
          <table:table-cell table:formula="of:=([.B68]+[.C68]+[.D68])/3" office:value-type="float" office:value="20.51">
            <text:p>20,51</text:p>
          </table:table-cell>
          <table:table-cell table:formula="of:=SUM([.$E55:.$E68])/ROWS([.$E55:.$E68])" office:value-type="float" office:value="21.3780952380952">
            <text:p>21,3780952381</text:p>
          </table:table-cell>
        </table:table-row>
        <table:table-row table:style-name="ro2">
          <table:table-cell table:style-name="ce1" office:value-type="string">
            <text:p>2001-04-09</text:p>
          </table:table-cell>
          <table:table-cell office:value-type="float" office:value="21.34">
            <text:p>21,34</text:p>
          </table:table-cell>
          <table:table-cell office:value-type="float" office:value="20.06">
            <text:p>20,06</text:p>
          </table:table-cell>
          <table:table-cell office:value-type="float" office:value="20.54">
            <text:p>20,54</text:p>
          </table:table-cell>
          <table:table-cell table:formula="of:=([.B69]+[.C69]+[.D69])/3" office:value-type="float" office:value="20.6466666666667">
            <text:p>20,6466666667</text:p>
          </table:table-cell>
          <table:table-cell table:formula="of:=SUM([.$E56:.$E69])/ROWS([.$E56:.$E69])" office:value-type="float" office:value="21.4166666666667">
            <text:p>21,4166666667</text:p>
          </table:table-cell>
        </table:table-row>
        <table:table-row table:style-name="ro2">
          <table:table-cell table:style-name="ce1" office:value-type="string">
            <text:p>2001-04-10</text:p>
          </table:table-cell>
          <table:table-cell office:value-type="float" office:value="22.7">
            <text:p>22,7</text:p>
          </table:table-cell>
          <table:table-cell office:value-type="float" office:value="20.78">
            <text:p>20,78</text:p>
          </table:table-cell>
          <table:table-cell office:value-type="float" office:value="22.04">
            <text:p>22,04</text:p>
          </table:table-cell>
          <table:table-cell table:formula="of:=([.B70]+[.C70]+[.D70])/3" office:value-type="float" office:value="21.84">
            <text:p>21,84</text:p>
          </table:table-cell>
          <table:table-cell table:formula="of:=SUM([.$E57:.$E70])/ROWS([.$E57:.$E70])" office:value-type="float" office:value="21.5395238095238">
            <text:p>21,5395238095</text:p>
          </table:table-cell>
        </table:table-row>
        <table:table-row table:style-name="ro2">
          <table:table-cell table:style-name="ce1" office:value-type="string">
            <text:p>2001-04-11</text:p>
          </table:table-cell>
          <table:table-cell office:value-type="float" office:value="23">
            <text:p>23</text:p>
          </table:table-cell>
          <table:table-cell office:value-type="float" office:value="21.28">
            <text:p>21,28</text:p>
          </table:table-cell>
          <table:table-cell office:value-type="float" office:value="21.8">
            <text:p>21,8</text:p>
          </table:table-cell>
          <table:table-cell table:formula="of:=([.B71]+[.C71]+[.D71])/3" office:value-type="float" office:value="22.0266666666667">
            <text:p>22,0266666667</text:p>
          </table:table-cell>
          <table:table-cell table:formula="of:=SUM([.$E58:.$E71])/ROWS([.$E58:.$E71])" office:value-type="float" office:value="21.5995238095238">
            <text:p>21,5995238095</text:p>
          </table:table-cell>
        </table:table-row>
        <table:table-row table:style-name="ro2">
          <table:table-cell table:style-name="ce1" office:value-type="string">
            <text:p>2001-04-12</text:p>
          </table:table-cell>
          <table:table-cell office:value-type="float" office:value="23.02">
            <text:p>23,02</text:p>
          </table:table-cell>
          <table:table-cell office:value-type="float" office:value="21.15">
            <text:p>21,15</text:p>
          </table:table-cell>
          <table:table-cell office:value-type="float" office:value="22.42">
            <text:p>22,42</text:p>
          </table:table-cell>
          <table:table-cell table:formula="of:=([.B72]+[.C72]+[.D72])/3" office:value-type="float" office:value="22.1966666666667">
            <text:p>22,1966666667</text:p>
          </table:table-cell>
          <table:table-cell table:formula="of:=SUM([.$E59:.$E72])/ROWS([.$E59:.$E72])" office:value-type="float" office:value="21.552619047619">
            <text:p>21,5526190476</text:p>
          </table:table-cell>
        </table:table-row>
        <table:table-row table:style-name="ro2">
          <table:table-cell table:style-name="ce1" office:value-type="string">
            <text:p>2001-04-16</text:p>
          </table:table-cell>
          <table:table-cell office:value-type="float" office:value="22.4">
            <text:p>22,4</text:p>
          </table:table-cell>
          <table:table-cell office:value-type="float" office:value="20.86">
            <text:p>20,86</text:p>
          </table:table-cell>
          <table:table-cell office:value-type="float" office:value="21.44">
            <text:p>21,44</text:p>
          </table:table-cell>
          <table:table-cell table:formula="of:=([.B73]+[.C73]+[.D73])/3" office:value-type="float" office:value="21.5666666666667">
            <text:p>21,5666666667</text:p>
          </table:table-cell>
          <table:table-cell table:formula="of:=SUM([.$E60:.$E73])/ROWS([.$E60:.$E73])" office:value-type="float" office:value="21.5059523809524">
            <text:p>21,505952381</text:p>
          </table:table-cell>
        </table:table-row>
        <table:table-row table:style-name="ro2">
          <table:table-cell table:style-name="ce1" office:value-type="string">
            <text:p>2001-04-17</text:p>
          </table:table-cell>
          <table:table-cell office:value-type="float" office:value="21.21">
            <text:p>21,21</text:p>
          </table:table-cell>
          <table:table-cell office:value-type="float" office:value="19.6">
            <text:p>19,6</text:p>
          </table:table-cell>
          <table:table-cell office:value-type="float" office:value="20.4">
            <text:p>20,4</text:p>
          </table:table-cell>
          <table:table-cell table:formula="of:=([.B74]+[.C74]+[.D74])/3" office:value-type="float" office:value="20.4033333333333">
            <text:p>20,4033333333</text:p>
          </table:table-cell>
          <table:table-cell table:formula="of:=SUM([.$E61:.$E74])/ROWS([.$E61:.$E74])" office:value-type="float" office:value="21.3485714285714">
            <text:p>21,3485714286</text:p>
          </table:table-cell>
        </table:table-row>
        <table:table-row table:style-name="ro2">
          <table:table-cell table:style-name="ce1" office:value-type="string">
            <text:p>2001-04-18</text:p>
          </table:table-cell>
          <table:table-cell office:value-type="float" office:value="24.08">
            <text:p>24,08</text:p>
          </table:table-cell>
          <table:table-cell office:value-type="float" office:value="21.08">
            <text:p>21,08</text:p>
          </table:table-cell>
          <table:table-cell office:value-type="float" office:value="22.79">
            <text:p>22,79</text:p>
          </table:table-cell>
          <table:table-cell table:formula="of:=([.B75]+[.C75]+[.D75])/3" office:value-type="float" office:value="22.65">
            <text:p>22,65</text:p>
          </table:table-cell>
          <table:table-cell table:formula="of:=SUM([.$E62:.$E75])/ROWS([.$E62:.$E75])" office:value-type="float" office:value="21.3909523809524">
            <text:p>21,390952381</text:p>
          </table:table-cell>
        </table:table-row>
        <table:table-row table:style-name="ro2">
          <table:table-cell table:style-name="ce1" office:value-type="string">
            <text:p>2001-04-19</text:p>
          </table:table-cell>
          <table:table-cell office:value-type="float" office:value="25.75">
            <text:p>25,75</text:p>
          </table:table-cell>
          <table:table-cell office:value-type="float" office:value="23.6">
            <text:p>23,6</text:p>
          </table:table-cell>
          <table:table-cell office:value-type="float" office:value="25.72">
            <text:p>25,72</text:p>
          </table:table-cell>
          <table:table-cell table:formula="of:=([.B76]+[.C76]+[.D76])/3" office:value-type="float" office:value="25.0233333333333">
            <text:p>25,0233333333</text:p>
          </table:table-cell>
          <table:table-cell table:formula="of:=SUM([.$E63:.$E76])/ROWS([.$E63:.$E76])" office:value-type="float" office:value="21.5716666666667">
            <text:p>21,5716666667</text:p>
          </table:table-cell>
        </table:table-row>
        <table:table-row table:style-name="ro2">
          <table:table-cell table:style-name="ce1" office:value-type="string">
            <text:p>2001-04-20</text:p>
          </table:table-cell>
          <table:table-cell office:value-type="float" office:value="25.63">
            <text:p>25,63</text:p>
          </table:table-cell>
          <table:table-cell office:value-type="float" office:value="24.6">
            <text:p>24,6</text:p>
          </table:table-cell>
          <table:table-cell office:value-type="float" office:value="25.04">
            <text:p>25,04</text:p>
          </table:table-cell>
          <table:table-cell table:formula="of:=([.B77]+[.C77]+[.D77])/3" office:value-type="float" office:value="25.09">
            <text:p>25,09</text:p>
          </table:table-cell>
          <table:table-cell table:formula="of:=SUM([.$E64:.$E77])/ROWS([.$E64:.$E77])" office:value-type="float" office:value="21.7892857142857">
            <text:p>21,7892857143</text:p>
          </table:table-cell>
        </table:table-row>
        <table:table-row table:style-name="ro2">
          <table:table-cell table:style-name="ce1" office:value-type="string">
            <text:p>2001-04-2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4.25">
            <text:p>24,25</text:p>
          </table:table-cell>
          <table:table-cell table:formula="of:=([.B78]+[.C78]+[.D78])/3" office:value-type="float" office:value="24.4166666666667">
            <text:p>24,4166666667</text:p>
          </table:table-cell>
          <table:table-cell table:formula="of:=SUM([.$E65:.$E78])/ROWS([.$E65:.$E78])" office:value-type="float" office:value="21.9702380952381">
            <text:p>21,9702380952</text:p>
          </table:table-cell>
        </table:table-row>
        <table:table-row table:style-name="ro2">
          <table:table-cell table:style-name="ce1" office:value-type="string">
            <text:p>2001-04-24</text:p>
          </table:table-cell>
          <table:table-cell office:value-type="float" office:value="24.75">
            <text:p>24,75</text:p>
          </table:table-cell>
          <table:table-cell office:value-type="float" office:value="23.51">
            <text:p>23,51</text:p>
          </table:table-cell>
          <table:table-cell office:value-type="float" office:value="24.03">
            <text:p>24,03</text:p>
          </table:table-cell>
          <table:table-cell table:formula="of:=([.B79]+[.C79]+[.D79])/3" office:value-type="float" office:value="24.0966666666667">
            <text:p>24,0966666667</text:p>
          </table:table-cell>
          <table:table-cell table:formula="of:=SUM([.$E66:.$E79])/ROWS([.$E66:.$E79])" office:value-type="float" office:value="22.2207142857143">
            <text:p>22,2207142857</text:p>
          </table:table-cell>
        </table:table-row>
        <table:table-row table:style-name="ro2">
          <table:table-cell table:style-name="ce1" office:value-type="string">
            <text:p>2001-04-25</text:p>
          </table:table-cell>
          <table:table-cell office:value-type="float" office:value="24.86">
            <text:p>24,86</text:p>
          </table:table-cell>
          <table:table-cell office:value-type="float" office:value="23.57">
            <text:p>23,57</text:p>
          </table:table-cell>
          <table:table-cell office:value-type="float" office:value="24.72">
            <text:p>24,72</text:p>
          </table:table-cell>
          <table:table-cell table:formula="of:=([.B80]+[.C80]+[.D80])/3" office:value-type="float" office:value="24.3833333333333">
            <text:p>24,3833333333</text:p>
          </table:table-cell>
          <table:table-cell table:formula="of:=SUM([.$E67:.$E80])/ROWS([.$E67:.$E80])" office:value-type="float" office:value="22.5695238095238">
            <text:p>22,5695238095</text:p>
          </table:table-cell>
        </table:table-row>
        <table:table-row table:style-name="ro2">
          <table:table-cell table:style-name="ce1" office:value-type="string">
            <text:p>2001-04-26</text:p>
          </table:table-cell>
          <table:table-cell office:value-type="float" office:value="26.1">
            <text:p>26,1</text:p>
          </table:table-cell>
          <table:table-cell office:value-type="float" office:value="24.68">
            <text:p>24,68</text:p>
          </table:table-cell>
          <table:table-cell office:value-type="float" office:value="24.69">
            <text:p>24,69</text:p>
          </table:table-cell>
          <table:table-cell table:formula="of:=([.B81]+[.C81]+[.D81])/3" office:value-type="float" office:value="25.1566666666667">
            <text:p>25,1566666667</text:p>
          </table:table-cell>
          <table:table-cell table:formula="of:=SUM([.$E68:.$E81])/ROWS([.$E68:.$E81])" office:value-type="float" office:value="22.857619047619">
            <text:p>22,8576190476</text:p>
          </table:table-cell>
        </table:table-row>
        <table:table-row table:style-name="ro2">
          <table:table-cell table:style-name="ce1" office:value-type="string">
            <text:p>2001-04-27</text:p>
          </table:table-cell>
          <table:table-cell office:value-type="float" office:value="26.29">
            <text:p>26,29</text:p>
          </table:table-cell>
          <table:table-cell office:value-type="float" office:value="24.75">
            <text:p>24,75</text:p>
          </table:table-cell>
          <table:table-cell office:value-type="float" office:value="26.2">
            <text:p>26,2</text:p>
          </table:table-cell>
          <table:table-cell table:formula="of:=([.B82]+[.C82]+[.D82])/3" office:value-type="float" office:value="25.7466666666667">
            <text:p>25,7466666667</text:p>
          </table:table-cell>
          <table:table-cell table:formula="of:=SUM([.$E69:.$E82])/ROWS([.$E69:.$E82])" office:value-type="float" office:value="23.2316666666667">
            <text:p>23,2316666667</text:p>
          </table:table-cell>
        </table:table-row>
        <table:table-row table:style-name="ro2">
          <table:table-cell table:style-name="ce1" office:value-type="string">
            <text:p>2001-04-30</text:p>
          </table:table-cell>
          <table:table-cell office:value-type="float" office:value="27.12">
            <text:p>27,12</text:p>
          </table:table-cell>
          <table:table-cell office:value-type="float" office:value="24.87">
            <text:p>24,87</text:p>
          </table:table-cell>
          <table:table-cell office:value-type="float" office:value="25.49">
            <text:p>25,49</text:p>
          </table:table-cell>
          <table:table-cell table:formula="of:=([.B83]+[.C83]+[.D83])/3" office:value-type="float" office:value="25.8266666666667">
            <text:p>25,8266666667</text:p>
          </table:table-cell>
          <table:table-cell table:formula="of:=SUM([.$E70:.$E83])/ROWS([.$E70:.$E83])" office:value-type="float" office:value="23.6016666666667">
            <text:p>23,6016666667</text:p>
          </table:table-cell>
        </table:table-row>
        <table:table-row table:style-name="ro2">
          <table:table-cell table:style-name="ce1" office:value-type="string">
            <text:p>2001-05-01</text:p>
          </table:table-cell>
          <table:table-cell office:value-type="float" office:value="26.5">
            <text:p>26,5</text:p>
          </table:table-cell>
          <table:table-cell office:value-type="float" office:value="25.2">
            <text:p>25,2</text:p>
          </table:table-cell>
          <table:table-cell office:value-type="float" office:value="25.93">
            <text:p>25,93</text:p>
          </table:table-cell>
          <table:table-cell table:formula="of:=([.B84]+[.C84]+[.D84])/3" office:value-type="float" office:value="25.8766666666667">
            <text:p>25,8766666667</text:p>
          </table:table-cell>
          <table:table-cell table:formula="of:=SUM([.$E71:.$E84])/ROWS([.$E71:.$E84])" office:value-type="float" office:value="23.89">
            <text:p>23,89</text:p>
          </table:table-cell>
        </table:table-row>
        <table:table-row table:style-name="ro2">
          <table:table-cell table:style-name="ce1" office:value-type="string">
            <text:p>2001-05-02</text:p>
          </table:table-cell>
          <table:table-cell office:value-type="float" office:value="26.7">
            <text:p>26,7</text:p>
          </table:table-cell>
          <table:table-cell office:value-type="float" office:value="25.76">
            <text:p>25,76</text:p>
          </table:table-cell>
          <table:table-cell office:value-type="float" office:value="26.59">
            <text:p>26,59</text:p>
          </table:table-cell>
          <table:table-cell table:formula="of:=([.B85]+[.C85]+[.D85])/3" office:value-type="float" office:value="26.35">
            <text:p>26,35</text:p>
          </table:table-cell>
          <table:table-cell table:formula="of:=SUM([.$E72:.$E85])/ROWS([.$E72:.$E85])" office:value-type="float" office:value="24.1988095238095">
            <text:p>24,1988095238</text:p>
          </table:table-cell>
        </table:table-row>
        <table:table-row table:style-name="ro2">
          <table:table-cell table:style-name="ce1" office:value-type="string">
            <text:p>2001-05-03</text:p>
          </table:table-cell>
          <table:table-cell office:value-type="float" office:value="26.25">
            <text:p>26,25</text:p>
          </table:table-cell>
          <table:table-cell office:value-type="float" office:value="24.73">
            <text:p>24,73</text:p>
          </table:table-cell>
          <table:table-cell office:value-type="float" office:value="24.96">
            <text:p>24,96</text:p>
          </table:table-cell>
          <table:table-cell table:formula="of:=([.B86]+[.C86]+[.D86])/3" office:value-type="float" office:value="25.3133333333333">
            <text:p>25,3133333333</text:p>
          </table:table-cell>
          <table:table-cell table:formula="of:=SUM([.$E73:.$E86])/ROWS([.$E73:.$E86])" office:value-type="float" office:value="24.4214285714286">
            <text:p>24,4214285714</text:p>
          </table:table-cell>
        </table:table-row>
        <table:table-row table:style-name="ro2">
          <table:table-cell table:style-name="ce1" office:value-type="string">
            <text:p>2001-05-04</text:p>
          </table:table-cell>
          <table:table-cell office:value-type="float" office:value="25.85">
            <text:p>25,85</text:p>
          </table:table-cell>
          <table:table-cell office:value-type="float" office:value="23.96">
            <text:p>23,96</text:p>
          </table:table-cell>
          <table:table-cell office:value-type="float" office:value="25.75">
            <text:p>25,75</text:p>
          </table:table-cell>
          <table:table-cell table:formula="of:=([.B87]+[.C87]+[.D87])/3" office:value-type="float" office:value="25.1866666666667">
            <text:p>25,1866666667</text:p>
          </table:table-cell>
          <table:table-cell table:formula="of:=SUM([.$E74:.$E87])/ROWS([.$E74:.$E87])" office:value-type="float" office:value="24.68">
            <text:p>24,68</text:p>
          </table:table-cell>
        </table:table-row>
        <table:table-row table:style-name="ro2">
          <table:table-cell table:style-name="ce1" office:value-type="string">
            <text:p>2001-05-07</text:p>
          </table:table-cell>
          <table:table-cell office:value-type="float" office:value="25.76">
            <text:p>25,76</text:p>
          </table:table-cell>
          <table:table-cell office:value-type="float" office:value="24.84">
            <text:p>24,84</text:p>
          </table:table-cell>
          <table:table-cell office:value-type="float" office:value="24.96">
            <text:p>24,96</text:p>
          </table:table-cell>
          <table:table-cell table:formula="of:=([.B88]+[.C88]+[.D88])/3" office:value-type="float" office:value="25.1866666666667">
            <text:p>25,1866666667</text:p>
          </table:table-cell>
          <table:table-cell table:formula="of:=SUM([.$E75:.$E88])/ROWS([.$E75:.$E88])" office:value-type="float" office:value="25.0216666666667">
            <text:p>25,0216666667</text:p>
          </table:table-cell>
        </table:table-row>
        <table:table-row table:style-name="ro2">
          <table:table-cell table:style-name="ce1" office:value-type="string">
            <text:p>2001-05-08</text:p>
          </table:table-cell>
          <table:table-cell office:value-type="float" office:value="25.45">
            <text:p>25,45</text:p>
          </table:table-cell>
          <table:table-cell office:value-type="float" office:value="23.95">
            <text:p>23,95</text:p>
          </table:table-cell>
          <table:table-cell office:value-type="float" office:value="24.57">
            <text:p>24,57</text:p>
          </table:table-cell>
          <table:table-cell table:formula="of:=([.B89]+[.C89]+[.D89])/3" office:value-type="float" office:value="24.6566666666667">
            <text:p>24,6566666667</text:p>
          </table:table-cell>
          <table:table-cell table:formula="of:=SUM([.$E76:.$E89])/ROWS([.$E76:.$E89])" office:value-type="float" office:value="25.165">
            <text:p>25,165</text:p>
          </table:table-cell>
        </table:table-row>
        <table:table-row table:style-name="ro2">
          <table:table-cell table:style-name="ce1" office:value-type="string">
            <text:p>2001-05-09</text:p>
          </table:table-cell>
          <table:table-cell office:value-type="float" office:value="24.55">
            <text:p>24,55</text:p>
          </table:table-cell>
          <table:table-cell office:value-type="float" office:value="23.67">
            <text:p>23,67</text:p>
          </table:table-cell>
          <table:table-cell office:value-type="float" office:value="23.98">
            <text:p>23,98</text:p>
          </table:table-cell>
          <table:table-cell table:formula="of:=([.B90]+[.C90]+[.D90])/3" office:value-type="float" office:value="24.0666666666667">
            <text:p>24,0666666667</text:p>
          </table:table-cell>
          <table:table-cell table:formula="of:=SUM([.$E77:.$E90])/ROWS([.$E77:.$E90])" office:value-type="float" office:value="25.0966666666667">
            <text:p>25,0966666667</text:p>
          </table:table-cell>
        </table:table-row>
        <table:table-row table:style-name="ro2">
          <table:table-cell table:style-name="ce1" office:value-type="string">
            <text:p>2001-05-10</text:p>
          </table:table-cell>
          <table:table-cell office:value-type="float" office:value="24.5">
            <text:p>24,5</text:p>
          </table:table-cell>
          <table:table-cell office:value-type="float" office:value="22.95">
            <text:p>22,95</text:p>
          </table:table-cell>
          <table:table-cell office:value-type="float" office:value="23">
            <text:p>23</text:p>
          </table:table-cell>
          <table:table-cell table:formula="of:=([.B91]+[.C91]+[.D91])/3" office:value-type="float" office:value="23.4833333333333">
            <text:p>23,4833333333</text:p>
          </table:table-cell>
          <table:table-cell table:formula="of:=SUM([.$E78:.$E91])/ROWS([.$E78:.$E91])" office:value-type="float" office:value="24.9819047619048">
            <text:p>24,9819047619</text:p>
          </table:table-cell>
        </table:table-row>
        <table:table-row table:style-name="ro2">
          <table:table-cell table:style-name="ce1" office:value-type="string">
            <text:p>2001-05-11</text:p>
          </table:table-cell>
          <table:table-cell office:value-type="float" office:value="23.49">
            <text:p>23,49</text:p>
          </table:table-cell>
          <table:table-cell office:value-type="float" office:value="22.76">
            <text:p>22,76</text:p>
          </table:table-cell>
          <table:table-cell office:value-type="float" office:value="22.85">
            <text:p>22,85</text:p>
          </table:table-cell>
          <table:table-cell table:formula="of:=([.B92]+[.C92]+[.D92])/3" office:value-type="float" office:value="23.0333333333333">
            <text:p>23,0333333333</text:p>
          </table:table-cell>
          <table:table-cell table:formula="of:=SUM([.$E79:.$E92])/ROWS([.$E79:.$E92])" office:value-type="float" office:value="24.8830952380952">
            <text:p>24,8830952381</text:p>
          </table:table-cell>
        </table:table-row>
        <table:table-row table:style-name="ro2">
          <table:table-cell table:style-name="ce1" office:value-type="string">
            <text:p>2001-05-14</text:p>
          </table:table-cell>
          <table:table-cell office:value-type="float" office:value="23.68">
            <text:p>23,68</text:p>
          </table:table-cell>
          <table:table-cell office:value-type="float" office:value="22.75">
            <text:p>22,75</text:p>
          </table:table-cell>
          <table:table-cell office:value-type="float" office:value="23.29">
            <text:p>23,29</text:p>
          </table:table-cell>
          <table:table-cell table:formula="of:=([.B93]+[.C93]+[.D93])/3" office:value-type="float" office:value="23.24">
            <text:p>23,24</text:p>
          </table:table-cell>
          <table:table-cell table:formula="of:=SUM([.$E80:.$E93])/ROWS([.$E80:.$E93])" office:value-type="float" office:value="24.8219047619048">
            <text:p>24,8219047619</text:p>
          </table:table-cell>
        </table:table-row>
        <table:table-row table:style-name="ro2">
          <table:table-cell table:style-name="ce1" office:value-type="string">
            <text:p>2001-05-15</text:p>
          </table:table-cell>
          <table:table-cell office:value-type="float" office:value="25.5">
            <text:p>25,5</text:p>
          </table:table-cell>
          <table:table-cell office:value-type="float" office:value="23.04">
            <text:p>23,04</text:p>
          </table:table-cell>
          <table:table-cell office:value-type="float" office:value="23.18">
            <text:p>23,18</text:p>
          </table:table-cell>
          <table:table-cell table:formula="of:=([.B94]+[.C94]+[.D94])/3" office:value-type="float" office:value="23.9066666666667">
            <text:p>23,9066666667</text:p>
          </table:table-cell>
          <table:table-cell table:formula="of:=SUM([.$E81:.$E94])/ROWS([.$E81:.$E94])" office:value-type="float" office:value="24.7878571428571">
            <text:p>24,7878571429</text:p>
          </table:table-cell>
        </table:table-row>
        <table:table-row table:style-name="ro2">
          <table:table-cell table:style-name="ce1" office:value-type="string">
            <text:p>2001-05-16</text:p>
          </table:table-cell>
          <table:table-cell office:value-type="float" office:value="24.5">
            <text:p>24,5</text:p>
          </table:table-cell>
          <table:table-cell office:value-type="float" office:value="22.85">
            <text:p>22,85</text:p>
          </table:table-cell>
          <table:table-cell office:value-type="float" office:value="24.1">
            <text:p>24,1</text:p>
          </table:table-cell>
          <table:table-cell table:formula="of:=([.B95]+[.C95]+[.D95])/3" office:value-type="float" office:value="23.8166666666667">
            <text:p>23,8166666667</text:p>
          </table:table-cell>
          <table:table-cell table:formula="of:=SUM([.$E82:.$E95])/ROWS([.$E82:.$E95])" office:value-type="float" office:value="24.6921428571429">
            <text:p>24,6921428571</text:p>
          </table:table-cell>
        </table:table-row>
        <table:table-row table:style-name="ro2">
          <table:table-cell table:style-name="ce1" office:value-type="string">
            <text:p>2001-05-17</text:p>
          </table:table-cell>
          <table:table-cell office:value-type="float" office:value="24.33">
            <text:p>24,33</text:p>
          </table:table-cell>
          <table:table-cell office:value-type="float" office:value="23.25">
            <text:p>23,25</text:p>
          </table:table-cell>
          <table:table-cell office:value-type="float" office:value="23.55">
            <text:p>23,55</text:p>
          </table:table-cell>
          <table:table-cell table:formula="of:=([.B96]+[.C96]+[.D96])/3" office:value-type="float" office:value="23.71">
            <text:p>23,71</text:p>
          </table:table-cell>
          <table:table-cell table:formula="of:=SUM([.$E83:.$E96])/ROWS([.$E83:.$E96])" office:value-type="float" office:value="24.5466666666667">
            <text:p>24,5466666667</text:p>
          </table:table-cell>
        </table:table-row>
        <table:table-row table:style-name="ro2">
          <table:table-cell table:style-name="ce1" office:value-type="string">
            <text:p>2001-05-18</text:p>
          </table:table-cell>
          <table:table-cell office:value-type="float" office:value="23.64">
            <text:p>23,64</text:p>
          </table:table-cell>
          <table:table-cell office:value-type="float" office:value="23.12">
            <text:p>23,12</text:p>
          </table:table-cell>
          <table:table-cell office:value-type="float" office:value="23.53">
            <text:p>23,53</text:p>
          </table:table-cell>
          <table:table-cell table:formula="of:=([.B97]+[.C97]+[.D97])/3" office:value-type="float" office:value="23.43">
            <text:p>23,43</text:p>
          </table:table-cell>
          <table:table-cell table:formula="of:=SUM([.$E84:.$E97])/ROWS([.$E84:.$E97])" office:value-type="float" office:value="24.3754761904762">
            <text:p>24,3754761905</text:p>
          </table:table-cell>
        </table:table-row>
        <table:table-row table:style-name="ro2">
          <table:table-cell table:style-name="ce1" office:value-type="string">
            <text:p>2001-05-21</text:p>
          </table:table-cell>
          <table:table-cell office:value-type="float" office:value="23.91">
            <text:p>23,91</text:p>
          </table:table-cell>
          <table:table-cell office:value-type="float" office:value="23.05">
            <text:p>23,05</text:p>
          </table:table-cell>
          <table:table-cell office:value-type="float" office:value="23.56">
            <text:p>23,56</text:p>
          </table:table-cell>
          <table:table-cell table:formula="of:=([.B98]+[.C98]+[.D98])/3" office:value-type="float" office:value="23.5066666666667">
            <text:p>23,5066666667</text:p>
          </table:table-cell>
          <table:table-cell table:formula="of:=SUM([.$E85:.$E98])/ROWS([.$E85:.$E98])" office:value-type="float" office:value="24.2061904761905">
            <text:p>24,2061904762</text:p>
          </table:table-cell>
        </table:table-row>
        <table:table-row table:style-name="ro2">
          <table:table-cell table:style-name="ce1" office:value-type="string">
            <text:p>2001-05-22</text:p>
          </table:table-cell>
          <table:table-cell office:value-type="float" office:value="24.13">
            <text:p>24,13</text:p>
          </table:table-cell>
          <table:table-cell office:value-type="float" office:value="23.4">
            <text:p>23,4</text:p>
          </table:table-cell>
          <table:table-cell office:value-type="float" office:value="23.5">
            <text:p>23,5</text:p>
          </table:table-cell>
          <table:table-cell table:formula="of:=([.B99]+[.C99]+[.D99])/3" office:value-type="float" office:value="23.6766666666667">
            <text:p>23,6766666667</text:p>
          </table:table-cell>
          <table:table-cell table:formula="of:=SUM([.$E86:.$E99])/ROWS([.$E86:.$E99])" office:value-type="float" office:value="24.0152380952381">
            <text:p>24,0152380952</text:p>
          </table:table-cell>
        </table:table-row>
        <table:table-row table:style-name="ro2">
          <table:table-cell table:style-name="ce1" office:value-type="string">
            <text:p>2001-05-23</text:p>
          </table:table-cell>
          <table:table-cell office:value-type="float" office:value="23.75">
            <text:p>23,75</text:p>
          </table:table-cell>
          <table:table-cell office:value-type="float" office:value="22.86">
            <text:p>22,86</text:p>
          </table:table-cell>
          <table:table-cell office:value-type="float" office:value="23.23">
            <text:p>23,23</text:p>
          </table:table-cell>
          <table:table-cell table:formula="of:=([.B100]+[.C100]+[.D100])/3" office:value-type="float" office:value="23.28">
            <text:p>23,28</text:p>
          </table:table-cell>
          <table:table-cell table:formula="of:=SUM([.$E87:.$E100])/ROWS([.$E87:.$E100])" office:value-type="float" office:value="23.87">
            <text:p>23,87</text:p>
          </table:table-cell>
        </table:table-row>
        <table:table-row table:style-name="ro2">
          <table:table-cell table:style-name="ce1" office:value-type="string">
            <text:p>2001-05-24</text:p>
          </table:table-cell>
          <table:table-cell office:value-type="float" office:value="23.3">
            <text:p>23,3</text:p>
          </table:table-cell>
          <table:table-cell office:value-type="float" office:value="22.62">
            <text:p>22,62</text:p>
          </table:table-cell>
          <table:table-cell office:value-type="float" office:value="23.2">
            <text:p>23,2</text:p>
          </table:table-cell>
          <table:table-cell table:formula="of:=([.B101]+[.C101]+[.D101])/3" office:value-type="float" office:value="23.04">
            <text:p>23,04</text:p>
          </table:table-cell>
          <table:table-cell table:formula="of:=SUM([.$E88:.$E101])/ROWS([.$E88:.$E101])" office:value-type="float" office:value="23.7166666666667">
            <text:p>23,7166666667</text:p>
          </table:table-cell>
        </table:table-row>
        <table:table-row table:style-name="ro2">
          <table:table-cell table:style-name="ce1" office:value-type="string">
            <text:p>2001-05-25</text:p>
          </table:table-cell>
          <table:table-cell office:value-type="float" office:value="23.29">
            <text:p>23,29</text:p>
          </table:table-cell>
          <table:table-cell office:value-type="float" office:value="22.5">
            <text:p>22,5</text:p>
          </table:table-cell>
          <table:table-cell office:value-type="float" office:value="22.76">
            <text:p>22,76</text:p>
          </table:table-cell>
          <table:table-cell table:formula="of:=([.B102]+[.C102]+[.D102])/3" office:value-type="float" office:value="22.85">
            <text:p>22,85</text:p>
          </table:table-cell>
          <table:table-cell table:formula="of:=SUM([.$E89:.$E102])/ROWS([.$E89:.$E102])" office:value-type="float" office:value="23.5497619047619">
            <text:p>23,5497619048</text:p>
          </table:table-cell>
        </table:table-row>
        <table:table-row table:style-name="ro2">
          <table:table-cell table:style-name="ce1" office:value-type="string">
            <text:p>2001-05-29</text:p>
          </table:table-cell>
          <table:table-cell office:value-type="float" office:value="22.5">
            <text:p>22,5</text:p>
          </table:table-cell>
          <table:table-cell office:value-type="float" office:value="20.81">
            <text:p>20,81</text:p>
          </table:table-cell>
          <table:table-cell office:value-type="float" office:value="21.47">
            <text:p>21,47</text:p>
          </table:table-cell>
          <table:table-cell table:formula="of:=([.B103]+[.C103]+[.D103])/3" office:value-type="float" office:value="21.5933333333333">
            <text:p>21,5933333333</text:p>
          </table:table-cell>
          <table:table-cell table:formula="of:=SUM([.$E90:.$E103])/ROWS([.$E90:.$E103])" office:value-type="float" office:value="23.3309523809524">
            <text:p>23,330952381</text:p>
          </table:table-cell>
        </table:table-row>
        <table:table-row table:style-name="ro2">
          <table:table-cell table:style-name="ce1" office:value-type="string">
            <text:p>2001-05-30</text:p>
          </table:table-cell>
          <table:table-cell office:value-type="float" office:value="20.76">
            <text:p>20,76</text:p>
          </table:table-cell>
          <table:table-cell office:value-type="float" office:value="19.3">
            <text:p>19,3</text:p>
          </table:table-cell>
          <table:table-cell office:value-type="float" office:value="19.78">
            <text:p>19,78</text:p>
          </table:table-cell>
          <table:table-cell table:formula="of:=([.B104]+[.C104]+[.D104])/3" office:value-type="float" office:value="19.9466666666667">
            <text:p>19,9466666667</text:p>
          </table:table-cell>
          <table:table-cell table:formula="of:=SUM([.$E91:.$E104])/ROWS([.$E91:.$E104])" office:value-type="float" office:value="23.0366666666667">
            <text:p>23,0366666667</text:p>
          </table:table-cell>
        </table:table-row>
        <table:table-row table:style-name="ro2">
          <table:table-cell table:style-name="ce1" office:value-type="string">
            <text:p>2001-05-31</text:p>
          </table:table-cell>
          <table:table-cell office:value-type="float" office:value="20.24">
            <text:p>20,24</text:p>
          </table:table-cell>
          <table:table-cell office:value-type="float" office:value="19.49">
            <text:p>19,49</text:p>
          </table:table-cell>
          <table:table-cell office:value-type="float" office:value="19.95">
            <text:p>19,95</text:p>
          </table:table-cell>
          <table:table-cell table:formula="of:=([.B105]+[.C105]+[.D105])/3" office:value-type="float" office:value="19.8933333333333">
            <text:p>19,8933333333</text:p>
          </table:table-cell>
          <table:table-cell table:formula="of:=SUM([.$E92:.$E105])/ROWS([.$E92:.$E105])" office:value-type="float" office:value="22.7802380952381">
            <text:p>22,7802380952</text:p>
          </table:table-cell>
        </table:table-row>
        <table:table-row table:style-name="ro2">
          <table:table-cell table:style-name="ce1" office:value-type="string">
            <text:p>2001-06-01</text:p>
          </table:table-cell>
          <table:table-cell office:value-type="float" office:value="21.09">
            <text:p>21,09</text:p>
          </table:table-cell>
          <table:table-cell office:value-type="float" office:value="19.98">
            <text:p>19,98</text:p>
          </table:table-cell>
          <table:table-cell office:value-type="float" office:value="20.89">
            <text:p>20,89</text:p>
          </table:table-cell>
          <table:table-cell table:formula="of:=([.B106]+[.C106]+[.D106])/3" office:value-type="float" office:value="20.6533333333333">
            <text:p>20,6533333333</text:p>
          </table:table-cell>
          <table:table-cell table:formula="of:=SUM([.$E93:.$E106])/ROWS([.$E93:.$E106])" office:value-type="float" office:value="22.6102380952381">
            <text:p>22,6102380952</text:p>
          </table:table-cell>
        </table:table-row>
        <table:table-row table:style-name="ro2">
          <table:table-cell table:style-name="ce1" office:value-type="string">
            <text:p>2001-06-04</text:p>
          </table:table-cell>
          <table:table-cell office:value-type="float" office:value="21.11">
            <text:p>21,11</text:p>
          </table:table-cell>
          <table:table-cell office:value-type="float" office:value="20.46">
            <text:p>20,46</text:p>
          </table:table-cell>
          <table:table-cell office:value-type="float" office:value="20.66">
            <text:p>20,66</text:p>
          </table:table-cell>
          <table:table-cell table:formula="of:=([.B107]+[.C107]+[.D107])/3" office:value-type="float" office:value="20.7433333333333">
            <text:p>20,7433333333</text:p>
          </table:table-cell>
          <table:table-cell table:formula="of:=SUM([.$E94:.$E107])/ROWS([.$E94:.$E107])" office:value-type="float" office:value="22.4319047619048">
            <text:p>22,4319047619</text:p>
          </table:table-cell>
        </table:table-row>
        <table:table-row table:style-name="ro2">
          <table:table-cell table:style-name="ce1" office:value-type="string">
            <text:p>2001-06-05</text:p>
          </table:table-cell>
          <table:table-cell office:value-type="float" office:value="21.1">
            <text:p>21,1</text:p>
          </table:table-cell>
          <table:table-cell office:value-type="float" office:value="20.35">
            <text:p>20,35</text:p>
          </table:table-cell>
          <table:table-cell office:value-type="float" office:value="20.94">
            <text:p>20,94</text:p>
          </table:table-cell>
          <table:table-cell table:formula="of:=([.B108]+[.C108]+[.D108])/3" office:value-type="float" office:value="20.7966666666667">
            <text:p>20,7966666667</text:p>
          </table:table-cell>
          <table:table-cell table:formula="of:=SUM([.$E95:.$E108])/ROWS([.$E95:.$E108])" office:value-type="float" office:value="22.2097619047619">
            <text:p>22,2097619048</text:p>
          </table:table-cell>
        </table:table-row>
        <table:table-row table:style-name="ro2">
          <table:table-cell table:style-name="ce1" office:value-type="string">
            <text:p>2001-06-06</text:p>
          </table:table-cell>
          <table:table-cell office:value-type="float" office:value="20.93">
            <text:p>20,93</text:p>
          </table:table-cell>
          <table:table-cell office:value-type="float" office:value="20.33">
            <text:p>20,33</text:p>
          </table:table-cell>
          <table:table-cell office:value-type="float" office:value="20.73">
            <text:p>20,73</text:p>
          </table:table-cell>
          <table:table-cell table:formula="of:=([.B109]+[.C109]+[.D109])/3" office:value-type="float" office:value="20.6633333333333">
            <text:p>20,6633333333</text:p>
          </table:table-cell>
          <table:table-cell table:formula="of:=SUM([.$E96:.$E109])/ROWS([.$E96:.$E109])" office:value-type="float" office:value="21.9845238095238">
            <text:p>21,9845238095</text:p>
          </table:table-cell>
        </table:table-row>
        <table:table-row table:style-name="ro2">
          <table:table-cell table:style-name="ce1" office:value-type="string">
            <text:p>2001-06-07</text:p>
          </table:table-cell>
          <table:table-cell office:value-type="float" office:value="21.7">
            <text:p>21,7</text:p>
          </table:table-cell>
          <table:table-cell office:value-type="float" office:value="20.45">
            <text:p>20,45</text:p>
          </table:table-cell>
          <table:table-cell office:value-type="float" office:value="21.66">
            <text:p>21,66</text:p>
          </table:table-cell>
          <table:table-cell table:formula="of:=([.B110]+[.C110]+[.D110])/3" office:value-type="float" office:value="21.27">
            <text:p>21,27</text:p>
          </table:table-cell>
          <table:table-cell table:formula="of:=SUM([.$E97:.$E110])/ROWS([.$E97:.$E110])" office:value-type="float" office:value="21.8102380952381">
            <text:p>21,8102380952</text:p>
          </table:table-cell>
        </table:table-row>
        <table:table-row table:style-name="ro2">
          <table:table-cell table:style-name="ce1" office:value-type="string">
            <text:p>2001-06-08</text:p>
          </table:table-cell>
          <table:table-cell office:value-type="float" office:value="21.65">
            <text:p>21,65</text:p>
          </table:table-cell>
          <table:table-cell office:value-type="float" office:value="20.71">
            <text:p>20,71</text:p>
          </table:table-cell>
          <table:table-cell office:value-type="float" office:value="21.32">
            <text:p>21,32</text:p>
          </table:table-cell>
          <table:table-cell table:formula="of:=([.B111]+[.C111]+[.D111])/3" office:value-type="float" office:value="21.2266666666667">
            <text:p>21,2266666667</text:p>
          </table:table-cell>
          <table:table-cell table:formula="of:=SUM([.$E98:.$E111])/ROWS([.$E98:.$E111])" office:value-type="float" office:value="21.6528571428571">
            <text:p>21,6528571429</text:p>
          </table:table-cell>
        </table:table-row>
        <table:table-row table:style-name="ro2">
          <table:table-cell table:style-name="ce1" office:value-type="string">
            <text:p>2001-06-11</text:p>
          </table:table-cell>
          <table:table-cell office:value-type="float" office:value="21.07">
            <text:p>21,07</text:p>
          </table:table-cell>
          <table:table-cell office:value-type="float" office:value="19.95">
            <text:p>19,95</text:p>
          </table:table-cell>
          <table:table-cell office:value-type="float" office:value="20.04">
            <text:p>20,04</text:p>
          </table:table-cell>
          <table:table-cell table:formula="of:=([.B112]+[.C112]+[.D112])/3" office:value-type="float" office:value="20.3533333333333">
            <text:p>20,3533333333</text:p>
          </table:table-cell>
          <table:table-cell table:formula="of:=SUM([.$E99:.$E112])/ROWS([.$E99:.$E112])" office:value-type="float" office:value="21.427619047619">
            <text:p>21,4276190476</text:p>
          </table:table-cell>
        </table:table-row>
        <table:table-row table:style-name="ro2">
          <table:table-cell table:style-name="ce1" office:value-type="string">
            <text:p>2001-06-12</text:p>
          </table:table-cell>
          <table:table-cell office:value-type="float" office:value="20.69">
            <text:p>20,69</text:p>
          </table:table-cell>
          <table:table-cell office:value-type="float" office:value="19.76">
            <text:p>19,76</text:p>
          </table:table-cell>
          <table:table-cell office:value-type="float" office:value="20.31">
            <text:p>20,31</text:p>
          </table:table-cell>
          <table:table-cell table:formula="of:=([.B113]+[.C113]+[.D113])/3" office:value-type="float" office:value="20.2533333333333">
            <text:p>20,2533333333</text:p>
          </table:table-cell>
          <table:table-cell table:formula="of:=SUM([.$E100:.$E113])/ROWS([.$E100:.$E113])" office:value-type="float" office:value="21.1830952380952">
            <text:p>21,1830952381</text:p>
          </table:table-cell>
        </table:table-row>
        <table:table-row table:style-name="ro2">
          <table:table-cell table:style-name="ce1" office:value-type="string">
            <text:p>2001-06-13</text:p>
          </table:table-cell>
          <table:table-cell office:value-type="float" office:value="21.73">
            <text:p>21,73</text:p>
          </table:table-cell>
          <table:table-cell office:value-type="float" office:value="20.06">
            <text:p>20,06</text:p>
          </table:table-cell>
          <table:table-cell office:value-type="float" office:value="20.47">
            <text:p>20,47</text:p>
          </table:table-cell>
          <table:table-cell table:formula="of:=([.B114]+[.C114]+[.D114])/3" office:value-type="float" office:value="20.7533333333333">
            <text:p>20,7533333333</text:p>
          </table:table-cell>
          <table:table-cell table:formula="of:=SUM([.$E101:.$E114])/ROWS([.$E101:.$E114])" office:value-type="float" office:value="21.002619047619">
            <text:p>21,0026190476</text:p>
          </table:table-cell>
        </table:table-row>
        <table:table-row table:style-name="ro2">
          <table:table-cell table:style-name="ce1" office:value-type="string">
            <text:p>2001-06-14</text:p>
          </table:table-cell>
          <table:table-cell office:value-type="float" office:value="20.45">
            <text:p>20,45</text:p>
          </table:table-cell>
          <table:table-cell office:value-type="float" office:value="19.77">
            <text:p>19,77</text:p>
          </table:table-cell>
          <table:table-cell office:value-type="float" office:value="19.88">
            <text:p>19,88</text:p>
          </table:table-cell>
          <table:table-cell table:formula="of:=([.B115]+[.C115]+[.D115])/3" office:value-type="float" office:value="20.0333333333333">
            <text:p>20,0333333333</text:p>
          </table:table-cell>
          <table:table-cell table:formula="of:=SUM([.$E102:.$E115])/ROWS([.$E102:.$E115])" office:value-type="float" office:value="20.7878571428571">
            <text:p>20,7878571429</text:p>
          </table:table-cell>
        </table:table-row>
        <table:table-row table:style-name="ro2">
          <table:table-cell table:style-name="ce1" office:value-type="string">
            <text:p>2001-06-15</text:p>
          </table:table-cell>
          <table:table-cell office:value-type="float" office:value="20.75">
            <text:p>20,75</text:p>
          </table:table-cell>
          <table:table-cell office:value-type="float" office:value="19.35">
            <text:p>19,35</text:p>
          </table:table-cell>
          <table:table-cell office:value-type="float" office:value="20.44">
            <text:p>20,44</text:p>
          </table:table-cell>
          <table:table-cell table:formula="of:=([.B116]+[.C116]+[.D116])/3" office:value-type="float" office:value="20.18">
            <text:p>20,18</text:p>
          </table:table-cell>
          <table:table-cell table:formula="of:=SUM([.$E103:.$E116])/ROWS([.$E103:.$E116])" office:value-type="float" office:value="20.5971428571429">
            <text:p>20,5971428571</text:p>
          </table:table-cell>
        </table:table-row>
        <table:table-row table:style-name="ro2">
          <table:table-cell table:style-name="ce1" office:value-type="string">
            <text:p>2001-06-18</text:p>
          </table:table-cell>
          <table:table-cell office:value-type="float" office:value="20.85">
            <text:p>20,85</text:p>
          </table:table-cell>
          <table:table-cell office:value-type="float" office:value="20">
            <text:p>20</text:p>
          </table:table-cell>
          <table:table-cell office:value-type="float" office:value="20.33">
            <text:p>20,33</text:p>
          </table:table-cell>
          <table:table-cell table:formula="of:=([.B117]+[.C117]+[.D117])/3" office:value-type="float" office:value="20.3933333333333">
            <text:p>20,3933333333</text:p>
          </table:table-cell>
          <table:table-cell table:formula="of:=SUM([.$E104:.$E117])/ROWS([.$E104:.$E117])" office:value-type="float" office:value="20.5114285714286">
            <text:p>20,5114285714</text:p>
          </table:table-cell>
        </table:table-row>
        <table:table-row table:style-name="ro2">
          <table:table-cell table:style-name="ce1" office:value-type="string">
            <text:p>2001-06-19</text:p>
          </table:table-cell>
          <table:table-cell office:value-type="float" office:value="21.4">
            <text:p>21,4</text:p>
          </table:table-cell>
          <table:table-cell office:value-type="float" office:value="20.01">
            <text:p>20,01</text:p>
          </table:table-cell>
          <table:table-cell office:value-type="float" office:value="20.19">
            <text:p>20,19</text:p>
          </table:table-cell>
          <table:table-cell table:formula="of:=([.B118]+[.C118]+[.D118])/3" office:value-type="float" office:value="20.5333333333333">
            <text:p>20,5333333333</text:p>
          </table:table-cell>
          <table:table-cell table:formula="of:=SUM([.$E105:.$E118])/ROWS([.$E105:.$E118])" office:value-type="float" office:value="20.5533333333333">
            <text:p>20,5533333333</text:p>
          </table:table-cell>
        </table:table-row>
        <table:table-row table:style-name="ro2">
          <table:table-cell table:style-name="ce1" office:value-type="string">
            <text:p>2001-06-20</text:p>
          </table:table-cell>
          <table:table-cell office:value-type="float" office:value="21.85">
            <text:p>21,85</text:p>
          </table:table-cell>
          <table:table-cell office:value-type="float" office:value="19.98">
            <text:p>19,98</text:p>
          </table:table-cell>
          <table:table-cell office:value-type="float" office:value="21.67">
            <text:p>21,67</text:p>
          </table:table-cell>
          <table:table-cell table:formula="of:=([.B119]+[.C119]+[.D119])/3" office:value-type="float" office:value="21.1666666666667">
            <text:p>21,1666666667</text:p>
          </table:table-cell>
          <table:table-cell table:formula="of:=SUM([.$E106:.$E119])/ROWS([.$E106:.$E119])" office:value-type="float" office:value="20.6442857142857">
            <text:p>20,6442857143</text:p>
          </table:table-cell>
        </table:table-row>
        <table:table-row table:style-name="ro2">
          <table:table-cell table:style-name="ce1" office:value-type="string">
            <text:p>2001-06-21</text:p>
          </table:table-cell>
          <table:table-cell office:value-type="float" office:value="23">
            <text:p>23</text:p>
          </table:table-cell>
          <table:table-cell office:value-type="float" office:value="21.1">
            <text:p>21,1</text:p>
          </table:table-cell>
          <table:table-cell office:value-type="float" office:value="22.49">
            <text:p>22,49</text:p>
          </table:table-cell>
          <table:table-cell table:formula="of:=([.B120]+[.C120]+[.D120])/3" office:value-type="float" office:value="22.1966666666667">
            <text:p>22,1966666667</text:p>
          </table:table-cell>
          <table:table-cell table:formula="of:=SUM([.$E107:.$E120])/ROWS([.$E107:.$E120])" office:value-type="float" office:value="20.7545238095238">
            <text:p>20,7545238095</text:p>
          </table:table-cell>
        </table:table-row>
        <table:table-row table:style-name="ro2">
          <table:table-cell table:style-name="ce1" office:value-type="string">
            <text:p>2001-06-22</text:p>
          </table:table-cell>
          <table:table-cell office:value-type="float" office:value="23">
            <text:p>23</text:p>
          </table:table-cell>
          <table:table-cell office:value-type="float" office:value="21.76">
            <text:p>21,76</text:p>
          </table:table-cell>
          <table:table-cell office:value-type="float" office:value="22.26">
            <text:p>22,26</text:p>
          </table:table-cell>
          <table:table-cell table:formula="of:=([.B121]+[.C121]+[.D121])/3" office:value-type="float" office:value="22.34">
            <text:p>22,34</text:p>
          </table:table-cell>
          <table:table-cell table:formula="of:=SUM([.$E108:.$E121])/ROWS([.$E108:.$E121])" office:value-type="float" office:value="20.8685714285714">
            <text:p>20,8685714286</text:p>
          </table:table-cell>
        </table:table-row>
        <table:table-row table:style-name="ro2">
          <table:table-cell table:style-name="ce1" office:value-type="string">
            <text:p>2001-06-25</text:p>
          </table:table-cell>
          <table:table-cell office:value-type="float" office:value="24">
            <text:p>24</text:p>
          </table:table-cell>
          <table:table-cell office:value-type="float" office:value="22.45">
            <text:p>22,45</text:p>
          </table:table-cell>
          <table:table-cell office:value-type="float" office:value="23.99">
            <text:p>23,99</text:p>
          </table:table-cell>
          <table:table-cell table:formula="of:=([.B122]+[.C122]+[.D122])/3" office:value-type="float" office:value="23.48">
            <text:p>23,48</text:p>
          </table:table-cell>
          <table:table-cell table:formula="of:=SUM([.$E109:.$E122])/ROWS([.$E109:.$E122])" office:value-type="float" office:value="21.0602380952381">
            <text:p>21,0602380952</text:p>
          </table:table-cell>
        </table:table-row>
        <table:table-row table:style-name="ro2">
          <table:table-cell table:style-name="ce1" office:value-type="string">
            <text:p>2001-06-26</text:p>
          </table:table-cell>
          <table:table-cell office:value-type="float" office:value="23.77">
            <text:p>23,77</text:p>
          </table:table-cell>
          <table:table-cell office:value-type="float" office:value="23.01">
            <text:p>23,01</text:p>
          </table:table-cell>
          <table:table-cell office:value-type="float" office:value="23.75">
            <text:p>23,75</text:p>
          </table:table-cell>
          <table:table-cell table:formula="of:=([.B123]+[.C123]+[.D123])/3" office:value-type="float" office:value="23.51">
            <text:p>23,51</text:p>
          </table:table-cell>
          <table:table-cell table:formula="of:=SUM([.$E110:.$E123])/ROWS([.$E110:.$E123])" office:value-type="float" office:value="21.2635714285714">
            <text:p>21,2635714286</text:p>
          </table:table-cell>
        </table:table-row>
        <table:table-row table:style-name="ro2">
          <table:table-cell table:style-name="ce1" office:value-type="string">
            <text:p>2001-06-27</text:p>
          </table:table-cell>
          <table:table-cell office:value-type="float" office:value="24">
            <text:p>24</text:p>
          </table:table-cell>
          <table:table-cell office:value-type="float" office:value="22.5">
            <text:p>22,5</text:p>
          </table:table-cell>
          <table:table-cell office:value-type="float" office:value="23.34">
            <text:p>23,34</text:p>
          </table:table-cell>
          <table:table-cell table:formula="of:=([.B124]+[.C124]+[.D124])/3" office:value-type="float" office:value="23.28">
            <text:p>23,28</text:p>
          </table:table-cell>
          <table:table-cell table:formula="of:=SUM([.$E111:.$E124])/ROWS([.$E111:.$E124])" office:value-type="float" office:value="21.4071428571429">
            <text:p>21,4071428571</text:p>
          </table:table-cell>
        </table:table-row>
        <table:table-row table:style-name="ro2">
          <table:table-cell table:style-name="ce1" office:value-type="string">
            <text:p>2001-06-28</text:p>
          </table:table-cell>
          <table:table-cell office:value-type="float" office:value="23.91">
            <text:p>23,91</text:p>
          </table:table-cell>
          <table:table-cell office:value-type="float" office:value="22.94">
            <text:p>22,94</text:p>
          </table:table-cell>
          <table:table-cell office:value-type="float" office:value="23.54">
            <text:p>23,54</text:p>
          </table:table-cell>
          <table:table-cell table:formula="of:=([.B125]+[.C125]+[.D125])/3" office:value-type="float" office:value="23.4633333333333">
            <text:p>23,4633333333</text:p>
          </table:table-cell>
          <table:table-cell table:formula="of:=SUM([.$E112:.$E125])/ROWS([.$E112:.$E125])" office:value-type="float" office:value="21.5669047619048">
            <text:p>21,5669047619</text:p>
          </table:table-cell>
        </table:table-row>
        <table:table-row table:style-name="ro2">
          <table:table-cell table:style-name="ce1" office:value-type="string">
            <text:p>2001-06-29</text:p>
          </table:table-cell>
          <table:table-cell office:value-type="float" office:value="25.1">
            <text:p>25,1</text:p>
          </table:table-cell>
          <table:table-cell office:value-type="float" office:value="23.2">
            <text:p>23,2</text:p>
          </table:table-cell>
          <table:table-cell office:value-type="float" office:value="23.25">
            <text:p>23,25</text:p>
          </table:table-cell>
          <table:table-cell table:formula="of:=([.B126]+[.C126]+[.D126])/3" office:value-type="float" office:value="23.85">
            <text:p>23,85</text:p>
          </table:table-cell>
          <table:table-cell table:formula="of:=SUM([.$E113:.$E126])/ROWS([.$E113:.$E126])" office:value-type="float" office:value="21.8166666666667">
            <text:p>21,8166666667</text:p>
          </table:table-cell>
        </table:table-row>
        <table:table-row table:style-name="ro2">
          <table:table-cell table:style-name="ce1" office:value-type="string">
            <text:p>2001-07-02</text:p>
          </table:table-cell>
          <table:table-cell office:value-type="float" office:value="24.23">
            <text:p>24,23</text:p>
          </table:table-cell>
          <table:table-cell office:value-type="float" office:value="23.14">
            <text:p>23,14</text:p>
          </table:table-cell>
          <table:table-cell office:value-type="float" office:value="23.9">
            <text:p>23,9</text:p>
          </table:table-cell>
          <table:table-cell table:formula="of:=([.B127]+[.C127]+[.D127])/3" office:value-type="float" office:value="23.7566666666667">
            <text:p>23,7566666667</text:p>
          </table:table-cell>
          <table:table-cell table:formula="of:=SUM([.$E114:.$E127])/ROWS([.$E114:.$E127])" office:value-type="float" office:value="22.0669047619048">
            <text:p>22,0669047619</text:p>
          </table:table-cell>
        </table:table-row>
        <table:table-row table:style-name="ro2">
          <table:table-cell table:style-name="ce1" office:value-type="string">
            <text:p>2001-07-03</text:p>
          </table:table-cell>
          <table:table-cell office:value-type="float" office:value="24.18">
            <text:p>24,18</text:p>
          </table:table-cell>
          <table:table-cell office:value-type="float" office:value="23.5">
            <text:p>23,5</text:p>
          </table:table-cell>
          <table:table-cell office:value-type="float" office:value="23.84">
            <text:p>23,84</text:p>
          </table:table-cell>
          <table:table-cell table:formula="of:=([.B128]+[.C128]+[.D128])/3" office:value-type="float" office:value="23.84">
            <text:p>23,84</text:p>
          </table:table-cell>
          <table:table-cell table:formula="of:=SUM([.$E115:.$E128])/ROWS([.$E115:.$E128])" office:value-type="float" office:value="22.2873809523809">
            <text:p>22,2873809524</text:p>
          </table:table-cell>
        </table:table-row>
        <table:table-row table:style-name="ro2">
          <table:table-cell table:style-name="ce1" office:value-type="string">
            <text:p>2001-07-05</text:p>
          </table:table-cell>
          <table:table-cell office:value-type="float" office:value="23.77">
            <text:p>23,77</text:p>
          </table:table-cell>
          <table:table-cell office:value-type="float" office:value="23.01">
            <text:p>23,01</text:p>
          </table:table-cell>
          <table:table-cell office:value-type="float" office:value="23.19">
            <text:p>23,19</text:p>
          </table:table-cell>
          <table:table-cell table:formula="of:=([.B129]+[.C129]+[.D129])/3" office:value-type="float" office:value="23.3233333333333">
            <text:p>23,3233333333</text:p>
          </table:table-cell>
          <table:table-cell table:formula="of:=SUM([.$E116:.$E129])/ROWS([.$E116:.$E129])" office:value-type="float" office:value="22.522380952381">
            <text:p>22,5223809524</text:p>
          </table:table-cell>
        </table:table-row>
        <table:table-row table:style-name="ro2">
          <table:table-cell table:style-name="ce1" office:value-type="string">
            <text:p>2001-07-06</text:p>
          </table:table-cell>
          <table:table-cell office:value-type="float" office:value="22.96">
            <text:p>22,96</text:p>
          </table:table-cell>
          <table:table-cell office:value-type="float" office:value="21.72">
            <text:p>21,72</text:p>
          </table:table-cell>
          <table:table-cell office:value-type="float" office:value="22.03">
            <text:p>22,03</text:p>
          </table:table-cell>
          <table:table-cell table:formula="of:=([.B130]+[.C130]+[.D130])/3" office:value-type="float" office:value="22.2366666666667">
            <text:p>22,2366666667</text:p>
          </table:table-cell>
          <table:table-cell table:formula="of:=SUM([.$E117:.$E130])/ROWS([.$E117:.$E130])" office:value-type="float" office:value="22.6692857142857">
            <text:p>22,6692857143</text:p>
          </table:table-cell>
        </table:table-row>
        <table:table-row table:style-name="ro2">
          <table:table-cell table:style-name="ce1" office:value-type="string">
            <text:p>2001-07-09</text:p>
          </table:table-cell>
          <table:table-cell office:value-type="float" office:value="23">
            <text:p>23</text:p>
          </table:table-cell>
          <table:table-cell office:value-type="float" office:value="21.68">
            <text:p>21,68</text:p>
          </table:table-cell>
          <table:table-cell office:value-type="float" office:value="22.7">
            <text:p>22,7</text:p>
          </table:table-cell>
          <table:table-cell table:formula="of:=([.B131]+[.C131]+[.D131])/3" office:value-type="float" office:value="22.46">
            <text:p>22,46</text:p>
          </table:table-cell>
          <table:table-cell table:formula="of:=SUM([.$E118:.$E131])/ROWS([.$E118:.$E131])" office:value-type="float" office:value="22.8169047619048">
            <text:p>22,8169047619</text:p>
          </table:table-cell>
        </table:table-row>
        <table:table-row table:style-name="ro2">
          <table:table-cell table:style-name="ce1" office:value-type="string">
            <text:p>2001-07-10</text:p>
          </table:table-cell>
          <table:table-cell office:value-type="float" office:value="23.07">
            <text:p>23,07</text:p>
          </table:table-cell>
          <table:table-cell office:value-type="float" office:value="20.84">
            <text:p>20,84</text:p>
          </table:table-cell>
          <table:table-cell office:value-type="float" office:value="21.14">
            <text:p>21,14</text:p>
          </table:table-cell>
          <table:table-cell table:formula="of:=([.B132]+[.C132]+[.D132])/3" office:value-type="float" office:value="21.6833333333333">
            <text:p>21,6833333333</text:p>
          </table:table-cell>
          <table:table-cell table:formula="of:=SUM([.$E119:.$E132])/ROWS([.$E119:.$E132])" office:value-type="float" office:value="22.8990476190476">
            <text:p>22,899047619</text:p>
          </table:table-cell>
        </table:table-row>
        <table:table-row table:style-name="ro2">
          <table:table-cell table:style-name="ce1" office:value-type="string">
            <text:p>2001-07-11</text:p>
          </table:table-cell>
          <table:table-cell office:value-type="float" office:value="22.55">
            <text:p>22,55</text:p>
          </table:table-cell>
          <table:table-cell office:value-type="float" office:value="21">
            <text:p>21</text:p>
          </table:table-cell>
          <table:table-cell office:value-type="float" office:value="22.54">
            <text:p>22,54</text:p>
          </table:table-cell>
          <table:table-cell table:formula="of:=([.B133]+[.C133]+[.D133])/3" office:value-type="float" office:value="22.03">
            <text:p>22,03</text:p>
          </table:table-cell>
          <table:table-cell table:formula="of:=SUM([.$E120:.$E133])/ROWS([.$E120:.$E133])" office:value-type="float" office:value="22.9607142857143">
            <text:p>22,9607142857</text:p>
          </table:table-cell>
        </table:table-row>
        <table:table-row table:style-name="ro2">
          <table:table-cell table:style-name="ce1" office:value-type="string">
            <text:p>2001-07-12</text:p>
          </table:table-cell>
          <table:table-cell office:value-type="float" office:value="24.81">
            <text:p>24,81</text:p>
          </table:table-cell>
          <table:table-cell office:value-type="float" office:value="23.3">
            <text:p>23,3</text:p>
          </table:table-cell>
          <table:table-cell office:value-type="float" office:value="24.36">
            <text:p>24,36</text:p>
          </table:table-cell>
          <table:table-cell table:formula="of:=([.B134]+[.C134]+[.D134])/3" office:value-type="float" office:value="24.1566666666667">
            <text:p>24,1566666667</text:p>
          </table:table-cell>
          <table:table-cell table:formula="of:=SUM([.$E121:.$E134])/ROWS([.$E121:.$E134])" office:value-type="float" office:value="23.1007142857143">
            <text:p>23,1007142857</text:p>
          </table:table-cell>
        </table:table-row>
        <table:table-row table:style-name="ro2">
          <table:table-cell table:style-name="ce1" office:value-type="string">
            <text:p>2001-07-13</text:p>
          </table:table-cell>
          <table:table-cell office:value-type="float" office:value="25.01">
            <text:p>25,01</text:p>
          </table:table-cell>
          <table:table-cell office:value-type="float" office:value="23.84">
            <text:p>23,84</text:p>
          </table:table-cell>
          <table:table-cell office:value-type="float" office:value="24.85">
            <text:p>24,85</text:p>
          </table:table-cell>
          <table:table-cell table:formula="of:=([.B135]+[.C135]+[.D135])/3" office:value-type="float" office:value="24.5666666666667">
            <text:p>24,5666666667</text:p>
          </table:table-cell>
          <table:table-cell table:formula="of:=SUM([.$E122:.$E135])/ROWS([.$E122:.$E135])" office:value-type="float" office:value="23.2597619047619">
            <text:p>23,2597619048</text:p>
          </table:table-cell>
        </table:table-row>
        <table:table-row table:style-name="ro2">
          <table:table-cell table:style-name="ce1" office:value-type="string">
            <text:p>2001-07-16</text:p>
          </table:table-cell>
          <table:table-cell office:value-type="float" office:value="25.1">
            <text:p>25,1</text:p>
          </table:table-cell>
          <table:table-cell office:value-type="float" office:value="23.91">
            <text:p>23,91</text:p>
          </table:table-cell>
          <table:table-cell office:value-type="float" office:value="23.96">
            <text:p>23,96</text:p>
          </table:table-cell>
          <table:table-cell table:formula="of:=([.B136]+[.C136]+[.D136])/3" office:value-type="float" office:value="24.3233333333333">
            <text:p>24,3233333333</text:p>
          </table:table-cell>
          <table:table-cell table:formula="of:=SUM([.$E123:.$E136])/ROWS([.$E123:.$E136])" office:value-type="float" office:value="23.32">
            <text:p>23,32</text:p>
          </table:table-cell>
        </table:table-row>
        <table:table-row table:style-name="ro2">
          <table:table-cell table:style-name="ce1" office:value-type="string">
            <text:p>2001-07-17</text:p>
          </table:table-cell>
          <table:table-cell office:value-type="float" office:value="25.22">
            <text:p>25,22</text:p>
          </table:table-cell>
          <table:table-cell office:value-type="float" office:value="23.01">
            <text:p>23,01</text:p>
          </table:table-cell>
          <table:table-cell office:value-type="float" office:value="25.1">
            <text:p>25,1</text:p>
          </table:table-cell>
          <table:table-cell table:formula="of:=([.B137]+[.C137]+[.D137])/3" office:value-type="float" office:value="24.4433333333333">
            <text:p>24,4433333333</text:p>
          </table:table-cell>
          <table:table-cell table:formula="of:=SUM([.$E124:.$E137])/ROWS([.$E124:.$E137])" office:value-type="float" office:value="23.3866666666667">
            <text:p>23,3866666667</text:p>
          </table:table-cell>
        </table:table-row>
        <table:table-row table:style-name="ro2">
          <table:table-cell table:style-name="ce1" office:value-type="string">
            <text:p>2001-07-18</text:p>
          </table:table-cell>
          <table:table-cell office:value-type="float" office:value="22.78">
            <text:p>22,78</text:p>
          </table:table-cell>
          <table:table-cell office:value-type="float" office:value="20.42">
            <text:p>20,42</text:p>
          </table:table-cell>
          <table:table-cell office:value-type="float" office:value="20.79">
            <text:p>20,79</text:p>
          </table:table-cell>
          <table:table-cell table:formula="of:=([.B138]+[.C138]+[.D138])/3" office:value-type="float" office:value="21.33">
            <text:p>21,33</text:p>
          </table:table-cell>
          <table:table-cell table:formula="of:=SUM([.$E125:.$E138])/ROWS([.$E125:.$E138])" office:value-type="float" office:value="23.247380952381">
            <text:p>23,2473809524</text:p>
          </table:table-cell>
        </table:table-row>
        <table:table-row table:style-name="ro2">
          <table:table-cell table:style-name="ce1" office:value-type="string">
            <text:p>2001-07-19</text:p>
          </table:table-cell>
          <table:table-cell office:value-type="float" office:value="21.42">
            <text:p>21,42</text:p>
          </table:table-cell>
          <table:table-cell office:value-type="float" office:value="19.75">
            <text:p>19,75</text:p>
          </table:table-cell>
          <table:table-cell office:value-type="float" office:value="19.96">
            <text:p>19,96</text:p>
          </table:table-cell>
          <table:table-cell table:formula="of:=([.B139]+[.C139]+[.D139])/3" office:value-type="float" office:value="20.3766666666667">
            <text:p>20,3766666667</text:p>
          </table:table-cell>
          <table:table-cell table:formula="of:=SUM([.$E126:.$E139])/ROWS([.$E126:.$E139])" office:value-type="float" office:value="23.0269047619048">
            <text:p>23,0269047619</text:p>
          </table:table-cell>
        </table:table-row>
        <table:table-row table:style-name="ro2">
          <table:table-cell table:style-name="ce1" office:value-type="string">
            <text:p>2001-07-20</text:p>
          </table:table-cell>
          <table:table-cell office:value-type="float" office:value="20.06">
            <text:p>20,06</text:p>
          </table:table-cell>
          <table:table-cell office:value-type="float" office:value="19.49">
            <text:p>19,49</text:p>
          </table:table-cell>
          <table:table-cell office:value-type="float" office:value="19.98">
            <text:p>19,98</text:p>
          </table:table-cell>
          <table:table-cell table:formula="of:=([.B140]+[.C140]+[.D140])/3" office:value-type="float" office:value="19.8433333333333">
            <text:p>19,8433333333</text:p>
          </table:table-cell>
          <table:table-cell table:formula="of:=SUM([.$E127:.$E140])/ROWS([.$E127:.$E140])" office:value-type="float" office:value="22.7407142857143">
            <text:p>22,7407142857</text:p>
          </table:table-cell>
        </table:table-row>
        <table:table-row table:style-name="ro2">
          <table:table-cell table:style-name="ce1" office:value-type="string">
            <text:p>2001-07-23</text:p>
          </table:table-cell>
          <table:table-cell office:value-type="float" office:value="20.5">
            <text:p>20,5</text:p>
          </table:table-cell>
          <table:table-cell office:value-type="float" office:value="19.51">
            <text:p>19,51</text:p>
          </table:table-cell>
          <table:table-cell office:value-type="float" office:value="19.54">
            <text:p>19,54</text:p>
          </table:table-cell>
          <table:table-cell table:formula="of:=([.B141]+[.C141]+[.D141])/3" office:value-type="float" office:value="19.85">
            <text:p>19,85</text:p>
          </table:table-cell>
          <table:table-cell table:formula="of:=SUM([.$E128:.$E141])/ROWS([.$E128:.$E141])" office:value-type="float" office:value="22.4616666666667">
            <text:p>22,4616666667</text:p>
          </table:table-cell>
        </table:table-row>
        <table:table-row table:style-name="ro2">
          <table:table-cell table:style-name="ce1" office:value-type="string">
            <text:p>2001-07-24</text:p>
          </table:table-cell>
          <table:table-cell office:value-type="float" office:value="19.92">
            <text:p>19,92</text:p>
          </table:table-cell>
          <table:table-cell office:value-type="float" office:value="18.73">
            <text:p>18,73</text:p>
          </table:table-cell>
          <table:table-cell office:value-type="float" office:value="19.09">
            <text:p>19,09</text:p>
          </table:table-cell>
          <table:table-cell table:formula="of:=([.B142]+[.C142]+[.D142])/3" office:value-type="float" office:value="19.2466666666667">
            <text:p>19,2466666667</text:p>
          </table:table-cell>
          <table:table-cell table:formula="of:=SUM([.$E129:.$E142])/ROWS([.$E129:.$E142])" office:value-type="float" office:value="22.1335714285714">
            <text:p>22,1335714286</text:p>
          </table:table-cell>
        </table:table-row>
        <table:table-row table:style-name="ro2">
          <table:table-cell table:style-name="ce1" office:value-type="string">
            <text:p>2001-07-25</text:p>
          </table:table-cell>
          <table:table-cell office:value-type="float" office:value="19.3">
            <text:p>19,3</text:p>
          </table:table-cell>
          <table:table-cell office:value-type="float" office:value="17.97">
            <text:p>17,97</text:p>
          </table:table-cell>
          <table:table-cell office:value-type="float" office:value="18.47">
            <text:p>18,47</text:p>
          </table:table-cell>
          <table:table-cell table:formula="of:=([.B143]+[.C143]+[.D143])/3" office:value-type="float" office:value="18.58">
            <text:p>18,58</text:p>
          </table:table-cell>
          <table:table-cell table:formula="of:=SUM([.$E130:.$E143])/ROWS([.$E130:.$E143])" office:value-type="float" office:value="21.7947619047619">
            <text:p>21,7947619048</text:p>
          </table:table-cell>
        </table:table-row>
        <table:table-row table:style-name="ro2">
          <table:table-cell table:style-name="ce1" office:value-type="string">
            <text:p>2001-07-26</text:p>
          </table:table-cell>
          <table:table-cell office:value-type="float" office:value="18.8">
            <text:p>18,8</text:p>
          </table:table-cell>
          <table:table-cell office:value-type="float" office:value="17.85">
            <text:p>17,85</text:p>
          </table:table-cell>
          <table:table-cell office:value-type="float" office:value="18.59">
            <text:p>18,59</text:p>
          </table:table-cell>
          <table:table-cell table:formula="of:=([.B144]+[.C144]+[.D144])/3" office:value-type="float" office:value="18.4133333333333">
            <text:p>18,4133333333</text:p>
          </table:table-cell>
          <table:table-cell table:formula="of:=SUM([.$E131:.$E144])/ROWS([.$E131:.$E144])" office:value-type="float" office:value="21.5216666666667">
            <text:p>21,5216666667</text:p>
          </table:table-cell>
        </table:table-row>
        <table:table-row table:style-name="ro2">
          <table:table-cell table:style-name="ce1" office:value-type="string">
            <text:p>2001-07-27</text:p>
          </table:table-cell>
          <table:table-cell office:value-type="float" office:value="19.25">
            <text:p>19,25</text:p>
          </table:table-cell>
          <table:table-cell office:value-type="float" office:value="18.5">
            <text:p>18,5</text:p>
          </table:table-cell>
          <table:table-cell office:value-type="float" office:value="18.96">
            <text:p>18,96</text:p>
          </table:table-cell>
          <table:table-cell table:formula="of:=([.B145]+[.C145]+[.D145])/3" office:value-type="float" office:value="18.9033333333333">
            <text:p>18,9033333333</text:p>
          </table:table-cell>
          <table:table-cell table:formula="of:=SUM([.$E132:.$E145])/ROWS([.$E132:.$E145])" office:value-type="float" office:value="21.267619047619">
            <text:p>21,2676190476</text:p>
          </table:table-cell>
        </table:table-row>
        <table:table-row table:style-name="ro2">
          <table:table-cell table:style-name="ce1" office:value-type="string">
            <text:p>2001-07-30</text:p>
          </table:table-cell>
          <table:table-cell office:value-type="float" office:value="19.36">
            <text:p>19,36</text:p>
          </table:table-cell>
          <table:table-cell office:value-type="float" office:value="18.51">
            <text:p>18,51</text:p>
          </table:table-cell>
          <table:table-cell office:value-type="float" office:value="18.93">
            <text:p>18,93</text:p>
          </table:table-cell>
          <table:table-cell table:formula="of:=([.B146]+[.C146]+[.D146])/3" office:value-type="float" office:value="18.9333333333333">
            <text:p>18,9333333333</text:p>
          </table:table-cell>
          <table:table-cell table:formula="of:=SUM([.$E133:.$E146])/ROWS([.$E133:.$E146])" office:value-type="float" office:value="21.0711904761905">
            <text:p>21,0711904762</text:p>
          </table:table-cell>
        </table:table-row>
        <table:table-row table:style-name="ro2">
          <table:table-cell table:style-name="ce1" office:value-type="string">
            <text:p>2001-07-31</text:p>
          </table:table-cell>
          <table:table-cell office:value-type="float" office:value="19.42">
            <text:p>19,42</text:p>
          </table:table-cell>
          <table:table-cell office:value-type="float" office:value="18.51">
            <text:p>18,51</text:p>
          </table:table-cell>
          <table:table-cell office:value-type="float" office:value="18.79">
            <text:p>18,79</text:p>
          </table:table-cell>
          <table:table-cell table:formula="of:=([.B147]+[.C147]+[.D147])/3" office:value-type="float" office:value="18.9066666666667">
            <text:p>18,9066666667</text:p>
          </table:table-cell>
          <table:table-cell table:formula="of:=SUM([.$E134:.$E147])/ROWS([.$E134:.$E147])" office:value-type="float" office:value="20.8480952380952">
            <text:p>20,8480952381</text:p>
          </table:table-cell>
        </table:table-row>
        <table:table-row table:style-name="ro2">
          <table:table-cell table:style-name="ce1" office:value-type="string">
            <text:p>2001-08-01</text:p>
          </table:table-cell>
          <table:table-cell office:value-type="float" office:value="19.78">
            <text:p>19,78</text:p>
          </table:table-cell>
          <table:table-cell office:value-type="float" office:value="18.95">
            <text:p>18,95</text:p>
          </table:table-cell>
          <table:table-cell office:value-type="float" office:value="19.06">
            <text:p>19,06</text:p>
          </table:table-cell>
          <table:table-cell table:formula="of:=([.B148]+[.C148]+[.D148])/3" office:value-type="float" office:value="19.2633333333333">
            <text:p>19,2633333333</text:p>
          </table:table-cell>
          <table:table-cell table:formula="of:=SUM([.$E135:.$E148])/ROWS([.$E135:.$E148])" office:value-type="float" office:value="20.4985714285714">
            <text:p>20,4985714286</text:p>
          </table:table-cell>
        </table:table-row>
        <table:table-row table:style-name="ro2">
          <table:table-cell table:style-name="ce1" office:value-type="string">
            <text:p>2001-08-02</text:p>
          </table:table-cell>
          <table:table-cell office:value-type="float" office:value="19.87">
            <text:p>19,87</text:p>
          </table:table-cell>
          <table:table-cell office:value-type="float" office:value="19.26">
            <text:p>19,26</text:p>
          </table:table-cell>
          <table:table-cell office:value-type="float" office:value="19.82">
            <text:p>19,82</text:p>
          </table:table-cell>
          <table:table-cell table:formula="of:=([.B149]+[.C149]+[.D149])/3" office:value-type="float" office:value="19.65">
            <text:p>19,65</text:p>
          </table:table-cell>
          <table:table-cell table:formula="of:=SUM([.$E136:.$E149])/ROWS([.$E136:.$E149])" office:value-type="float" office:value="20.1473809523809">
            <text:p>20,1473809524</text:p>
          </table:table-cell>
        </table:table-row>
        <table:table-row table:style-name="ro2">
          <table:table-cell table:style-name="ce1" office:value-type="string">
            <text:p>2001-08-03</text:p>
          </table:table-cell>
          <table:table-cell office:value-type="float" office:value="19.9">
            <text:p>19,9</text:p>
          </table:table-cell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table:formula="of:=([.B150]+[.C150]+[.D150])/3" office:value-type="float" office:value="19.4666666666667">
            <text:p>19,4666666667</text:p>
          </table:table-cell>
          <table:table-cell table:formula="of:=SUM([.$E137:.$E150])/ROWS([.$E137:.$E150])" office:value-type="float" office:value="19.8004761904762">
            <text:p>19,8004761905</text:p>
          </table:table-cell>
        </table:table-row>
        <table:table-row table:style-name="ro2">
          <table:table-cell table:style-name="ce1" office:value-type="string">
            <text:p>2001-08-06</text:p>
          </table:table-cell>
          <table:table-cell office:value-type="float" office:value="19.66">
            <text:p>19,66</text:p>
          </table:table-cell>
          <table:table-cell office:value-type="float" office:value="19">
            <text:p>19</text:p>
          </table:table-cell>
          <table:table-cell office:value-type="float" office:value="19.13">
            <text:p>19,13</text:p>
          </table:table-cell>
          <table:table-cell table:formula="of:=([.B151]+[.C151]+[.D151])/3" office:value-type="float" office:value="19.2633333333333">
            <text:p>19,2633333333</text:p>
          </table:table-cell>
          <table:table-cell table:formula="of:=SUM([.$E138:.$E151])/ROWS([.$E138:.$E151])" office:value-type="float" office:value="19.4304761904762">
            <text:p>19,4304761905</text:p>
          </table:table-cell>
        </table:table-row>
        <table:table-row table:style-name="ro2">
          <table:table-cell table:style-name="ce1" office:value-type="string">
            <text:p>2001-08-07</text:p>
          </table:table-cell>
          <table:table-cell office:value-type="float" office:value="19.67">
            <text:p>19,67</text:p>
          </table:table-cell>
          <table:table-cell office:value-type="float" office:value="18.98">
            <text:p>18,98</text:p>
          </table:table-cell>
          <table:table-cell office:value-type="float" office:value="19.25">
            <text:p>19,25</text:p>
          </table:table-cell>
          <table:table-cell table:formula="of:=([.B152]+[.C152]+[.D152])/3" office:value-type="float" office:value="19.3">
            <text:p>19,3</text:p>
          </table:table-cell>
          <table:table-cell table:formula="of:=SUM([.$E139:.$E152])/ROWS([.$E139:.$E152])" office:value-type="float" office:value="19.2854761904762">
            <text:p>19,2854761905</text:p>
          </table:table-cell>
        </table:table-row>
        <table:table-row table:style-name="ro2">
          <table:table-cell table:style-name="ce1" office:value-type="string">
            <text:p>2001-08-08</text:p>
          </table:table-cell>
          <table:table-cell office:value-type="float" office:value="19.7">
            <text:p>19,7</text:p>
          </table:table-cell>
          <table:table-cell office:value-type="float" office:value="18.54">
            <text:p>18,54</text:p>
          </table:table-cell>
          <table:table-cell office:value-type="float" office:value="18.9">
            <text:p>18,9</text:p>
          </table:table-cell>
          <table:table-cell table:formula="of:=([.B153]+[.C153]+[.D153])/3" office:value-type="float" office:value="19.0466666666667">
            <text:p>19,0466666667</text:p>
          </table:table-cell>
          <table:table-cell table:formula="of:=SUM([.$E140:.$E153])/ROWS([.$E140:.$E153])" office:value-type="float" office:value="19.1904761904762">
            <text:p>19,1904761905</text:p>
          </table:table-cell>
        </table:table-row>
        <table:table-row table:style-name="ro2">
          <table:table-cell table:style-name="ce1" office:value-type="string">
            <text:p>2001-08-09</text:p>
          </table:table-cell>
          <table:table-cell office:value-type="float" office:value="19.15">
            <text:p>19,15</text:p>
          </table:table-cell>
          <table:table-cell office:value-type="float" office:value="18.72">
            <text:p>18,72</text:p>
          </table:table-cell>
          <table:table-cell office:value-type="float" office:value="19.05">
            <text:p>19,05</text:p>
          </table:table-cell>
          <table:table-cell table:formula="of:=([.B154]+[.C154]+[.D154])/3" office:value-type="float" office:value="18.9733333333333">
            <text:p>18,9733333333</text:p>
          </table:table-cell>
          <table:table-cell table:formula="of:=SUM([.$E141:.$E154])/ROWS([.$E141:.$E154])" office:value-type="float" office:value="19.1283333333333">
            <text:p>19,1283333333</text:p>
          </table:table-cell>
        </table:table-row>
        <table:table-row table:style-name="ro2">
          <table:table-cell table:style-name="ce1" office:value-type="string">
            <text:p>2001-08-10</text:p>
          </table:table-cell>
          <table:table-cell office:value-type="float" office:value="19.32">
            <text:p>19,32</text:p>
          </table:table-cell>
          <table:table-cell office:value-type="float" office:value="18.59">
            <text:p>18,59</text:p>
          </table:table-cell>
          <table:table-cell office:value-type="float" office:value="19.02">
            <text:p>19,02</text:p>
          </table:table-cell>
          <table:table-cell table:formula="of:=([.B155]+[.C155]+[.D155])/3" office:value-type="float" office:value="18.9766666666667">
            <text:p>18,9766666667</text:p>
          </table:table-cell>
          <table:table-cell table:formula="of:=SUM([.$E142:.$E155])/ROWS([.$E142:.$E155])" office:value-type="float" office:value="19.0659523809524">
            <text:p>19,065952381</text:p>
          </table:table-cell>
        </table:table-row>
        <table:table-row table:style-name="ro2">
          <table:table-cell table:style-name="ce1" office:value-type="string">
            <text:p>2001-08-13</text:p>
          </table:table-cell>
          <table:table-cell office:value-type="float" office:value="19.33">
            <text:p>19,33</text:p>
          </table:table-cell>
          <table:table-cell office:value-type="float" office:value="18.76">
            <text:p>18,76</text:p>
          </table:table-cell>
          <table:table-cell office:value-type="float" office:value="19.09">
            <text:p>19,09</text:p>
          </table:table-cell>
          <table:table-cell table:formula="of:=([.B156]+[.C156]+[.D156])/3" office:value-type="float" office:value="19.06">
            <text:p>19,06</text:p>
          </table:table-cell>
          <table:table-cell table:formula="of:=SUM([.$E143:.$E156])/ROWS([.$E143:.$E156])" office:value-type="float" office:value="19.052619047619">
            <text:p>19,0526190476</text:p>
          </table:table-cell>
        </table:table-row>
        <table:table-row table:style-name="ro2">
          <table:table-cell table:style-name="ce1" office:value-type="string">
            <text:p>2001-08-14</text:p>
          </table:table-cell>
          <table:table-cell office:value-type="float" office:value="19.36">
            <text:p>19,36</text:p>
          </table:table-cell>
          <table:table-cell office:value-type="float" office:value="18.67">
            <text:p>18,67</text:p>
          </table:table-cell>
          <table:table-cell office:value-type="float" office:value="18.73">
            <text:p>18,73</text:p>
          </table:table-cell>
          <table:table-cell table:formula="of:=([.B157]+[.C157]+[.D157])/3" office:value-type="float" office:value="18.92">
            <text:p>18,92</text:p>
          </table:table-cell>
          <table:table-cell table:formula="of:=SUM([.$E144:.$E157])/ROWS([.$E144:.$E157])" office:value-type="float" office:value="19.0769047619048">
            <text:p>19,0769047619</text:p>
          </table:table-cell>
        </table:table-row>
        <table:table-row table:style-name="ro2">
          <table:table-cell table:style-name="ce1" office:value-type="string">
            <text:p>2001-08-15</text:p>
          </table:table-cell>
          <table:table-cell office:value-type="float" office:value="18.94">
            <text:p>18,94</text:p>
          </table:table-cell>
          <table:table-cell office:value-type="float" office:value="18.2">
            <text:p>18,2</text:p>
          </table:table-cell>
          <table:table-cell office:value-type="float" office:value="18.44">
            <text:p>18,44</text:p>
          </table:table-cell>
          <table:table-cell table:formula="of:=([.B158]+[.C158]+[.D158])/3" office:value-type="float" office:value="18.5266666666667">
            <text:p>18,5266666667</text:p>
          </table:table-cell>
          <table:table-cell table:formula="of:=SUM([.$E145:.$E158])/ROWS([.$E145:.$E158])" office:value-type="float" office:value="19.085">
            <text:p>19,085</text:p>
          </table:table-cell>
        </table:table-row>
        <table:table-row table:style-name="ro2">
          <table:table-cell table:style-name="ce1" office:value-type="string">
            <text:p>2001-08-16</text:p>
          </table:table-cell>
          <table:table-cell office:value-type="float" office:value="18.75">
            <text:p>18,75</text:p>
          </table:table-cell>
          <table:table-cell office:value-type="float" office:value="17.97">
            <text:p>17,97</text:p>
          </table:table-cell>
          <table:table-cell office:value-type="float" office:value="18.65">
            <text:p>18,65</text:p>
          </table:table-cell>
          <table:table-cell table:formula="of:=([.B159]+[.C159]+[.D159])/3" office:value-type="float" office:value="18.4566666666667">
            <text:p>18,4566666667</text:p>
          </table:table-cell>
          <table:table-cell table:formula="of:=SUM([.$E146:.$E159])/ROWS([.$E146:.$E159])" office:value-type="float" office:value="19.0530952380952">
            <text:p>19,0530952381</text:p>
          </table:table-cell>
        </table:table-row>
        <table:table-row table:style-name="ro2">
          <table:table-cell table:style-name="ce1" office:value-type="string">
            <text:p>2001-08-17</text:p>
          </table:table-cell>
          <table:table-cell office:value-type="float" office:value="18.45">
            <text:p>18,45</text:p>
          </table:table-cell>
          <table:table-cell office:value-type="float" office:value="17.99">
            <text:p>17,99</text:p>
          </table:table-cell>
          <table:table-cell office:value-type="float" office:value="18.07">
            <text:p>18,07</text:p>
          </table:table-cell>
          <table:table-cell table:formula="of:=([.B160]+[.C160]+[.D160])/3" office:value-type="float" office:value="18.17">
            <text:p>18,17</text:p>
          </table:table-cell>
          <table:table-cell table:formula="of:=SUM([.$E147:.$E160])/ROWS([.$E147:.$E160])" office:value-type="float" office:value="18.9985714285714">
            <text:p>18,9985714286</text:p>
          </table:table-cell>
        </table:table-row>
        <table:table-row table:style-name="ro2">
          <table:table-cell table:style-name="ce1" office:value-type="string">
            <text:p>2001-08-20</text:p>
          </table:table-cell>
          <table:table-cell office:value-type="float" office:value="18.23">
            <text:p>18,23</text:p>
          </table:table-cell>
          <table:table-cell office:value-type="float" office:value="17.81">
            <text:p>17,81</text:p>
          </table:table-cell>
          <table:table-cell office:value-type="float" office:value="18.12">
            <text:p>18,12</text:p>
          </table:table-cell>
          <table:table-cell table:formula="of:=([.B161]+[.C161]+[.D161])/3" office:value-type="float" office:value="18.0533333333333">
            <text:p>18,0533333333</text:p>
          </table:table-cell>
          <table:table-cell table:formula="of:=SUM([.$E148:.$E161])/ROWS([.$E148:.$E161])" office:value-type="float" office:value="18.937619047619">
            <text:p>18,9376190476</text:p>
          </table:table-cell>
        </table:table-row>
        <table:table-row table:style-name="ro2">
          <table:table-cell table:style-name="ce1" office:value-type="string">
            <text:p>2001-08-21</text:p>
          </table:table-cell>
          <table:table-cell office:value-type="float" office:value="18.14">
            <text:p>18,14</text:p>
          </table:table-cell>
          <table:table-cell office:value-type="float" office:value="17.7">
            <text:p>17,7</text:p>
          </table:table-cell>
          <table:table-cell office:value-type="float" office:value="17.92">
            <text:p>17,92</text:p>
          </table:table-cell>
          <table:table-cell table:formula="of:=([.B162]+[.C162]+[.D162])/3" office:value-type="float" office:value="17.92">
            <text:p>17,92</text:p>
          </table:table-cell>
          <table:table-cell table:formula="of:=SUM([.$E149:.$E162])/ROWS([.$E149:.$E162])" office:value-type="float" office:value="18.8416666666667">
            <text:p>18,8416666667</text:p>
          </table:table-cell>
        </table:table-row>
        <table:table-row table:style-name="ro2">
          <table:table-cell table:style-name="ce1" office:value-type="string">
            <text:p>2001-08-22</text:p>
          </table:table-cell>
          <table:table-cell office:value-type="float" office:value="18.25">
            <text:p>18,25</text:p>
          </table:table-cell>
          <table:table-cell office:value-type="float" office:value="17.61">
            <text:p>17,61</text:p>
          </table:table-cell>
          <table:table-cell office:value-type="float" office:value="18.21">
            <text:p>18,21</text:p>
          </table:table-cell>
          <table:table-cell table:formula="of:=([.B163]+[.C163]+[.D163])/3" office:value-type="float" office:value="18.0233333333333">
            <text:p>18,0233333333</text:p>
          </table:table-cell>
          <table:table-cell table:formula="of:=SUM([.$E150:.$E163])/ROWS([.$E150:.$E163])" office:value-type="float" office:value="18.7254761904762">
            <text:p>18,7254761905</text:p>
          </table:table-cell>
        </table:table-row>
        <table:table-row table:style-name="ro2">
          <table:table-cell table:style-name="ce1" office:value-type="string">
            <text:p>2001-08-23</text:p>
          </table:table-cell>
          <table:table-cell office:value-type="float" office:value="18.34">
            <text:p>18,34</text:p>
          </table:table-cell>
          <table:table-cell office:value-type="float" office:value="17.58">
            <text:p>17,58</text:p>
          </table:table-cell>
          <table:table-cell office:value-type="float" office:value="17.81">
            <text:p>17,81</text:p>
          </table:table-cell>
          <table:table-cell table:formula="of:=([.B164]+[.C164]+[.D164])/3" office:value-type="float" office:value="17.91">
            <text:p>17,91</text:p>
          </table:table-cell>
          <table:table-cell table:formula="of:=SUM([.$E151:.$E164])/ROWS([.$E151:.$E164])" office:value-type="float" office:value="18.6142857142857">
            <text:p>18,6142857143</text:p>
          </table:table-cell>
        </table:table-row>
        <table:table-row table:style-name="ro2">
          <table:table-cell table:style-name="ce1" office:value-type="string">
            <text:p>2001-08-24</text:p>
          </table:table-cell>
          <table:table-cell office:value-type="float" office:value="18.62">
            <text:p>18,62</text:p>
          </table:table-cell>
          <table:table-cell office:value-type="float" office:value="17.65">
            <text:p>17,65</text:p>
          </table:table-cell>
          <table:table-cell office:value-type="float" office:value="18.57">
            <text:p>18,57</text:p>
          </table:table-cell>
          <table:table-cell table:formula="of:=([.B165]+[.C165]+[.D165])/3" office:value-type="float" office:value="18.28">
            <text:p>18,28</text:p>
          </table:table-cell>
          <table:table-cell table:formula="of:=SUM([.$E152:.$E165])/ROWS([.$E152:.$E165])" office:value-type="float" office:value="18.5440476190476">
            <text:p>18,544047619</text:p>
          </table:table-cell>
        </table:table-row>
        <table:table-row table:style-name="ro2">
          <table:table-cell table:style-name="ce1" office:value-type="string">
            <text:p>2001-08-27</text:p>
          </table:table-cell>
          <table:table-cell office:value-type="float" office:value="19.3">
            <text:p>19,3</text:p>
          </table:table-cell>
          <table:table-cell office:value-type="float" office:value="18.16">
            <text:p>18,16</text:p>
          </table:table-cell>
          <table:table-cell office:value-type="float" office:value="18.92">
            <text:p>18,92</text:p>
          </table:table-cell>
          <table:table-cell table:formula="of:=([.B166]+[.C166]+[.D166])/3" office:value-type="float" office:value="18.7933333333333">
            <text:p>18,7933333333</text:p>
          </table:table-cell>
          <table:table-cell table:formula="of:=SUM([.$E153:.$E166])/ROWS([.$E153:.$E166])" office:value-type="float" office:value="18.5078571428571">
            <text:p>18,5078571429</text:p>
          </table:table-cell>
        </table:table-row>
        <table:table-row table:style-name="ro2">
          <table:table-cell table:style-name="ce1" office:value-type="string">
            <text:p>2001-08-28</text:p>
          </table:table-cell>
          <table:table-cell office:value-type="float" office:value="19.14">
            <text:p>19,14</text:p>
          </table:table-cell>
          <table:table-cell table:number-columns-repeated="2" office:value-type="float" office:value="18.4">
            <text:p>18,4</text:p>
          </table:table-cell>
          <table:table-cell table:formula="of:=([.B167]+[.C167]+[.D167])/3" office:value-type="float" office:value="18.6466666666667">
            <text:p>18,6466666667</text:p>
          </table:table-cell>
          <table:table-cell table:formula="of:=SUM([.$E154:.$E167])/ROWS([.$E154:.$E167])" office:value-type="float" office:value="18.4792857142857">
            <text:p>18,4792857143</text:p>
          </table:table-cell>
        </table:table-row>
        <table:table-row table:style-name="ro2">
          <table:table-cell table:style-name="ce1" office:value-type="string">
            <text:p>2001-08-29</text:p>
          </table:table-cell>
          <table:table-cell office:value-type="float" office:value="18.83">
            <text:p>18,83</text:p>
          </table:table-cell>
          <table:table-cell table:number-columns-repeated="2" office:value-type="float" office:value="17.83">
            <text:p>17,83</text:p>
          </table:table-cell>
          <table:table-cell table:formula="of:=([.B168]+[.C168]+[.D168])/3" office:value-type="float" office:value="18.1633333333333">
            <text:p>18,1633333333</text:p>
          </table:table-cell>
          <table:table-cell table:formula="of:=SUM([.$E155:.$E168])/ROWS([.$E155:.$E168])" office:value-type="float" office:value="18.4214285714286">
            <text:p>18,4214285714</text:p>
          </table:table-cell>
        </table:table-row>
        <table:table-row table:style-name="ro2">
          <table:table-cell table:style-name="ce1" office:value-type="string">
            <text:p>2001-08-30</text:p>
          </table:table-cell>
          <table:table-cell office:value-type="float" office:value="18.18">
            <text:p>18,18</text:p>
          </table:table-cell>
          <table:table-cell office:value-type="float" office:value="17.28">
            <text:p>17,28</text:p>
          </table:table-cell>
          <table:table-cell office:value-type="float" office:value="17.83">
            <text:p>17,83</text:p>
          </table:table-cell>
          <table:table-cell table:formula="of:=([.B169]+[.C169]+[.D169])/3" office:value-type="float" office:value="17.7633333333333">
            <text:p>17,7633333333</text:p>
          </table:table-cell>
          <table:table-cell table:formula="of:=SUM([.$E156:.$E169])/ROWS([.$E156:.$E169])" office:value-type="float" office:value="18.3347619047619">
            <text:p>18,3347619048</text:p>
          </table:table-cell>
        </table:table-row>
        <table:table-row table:style-name="ro2">
          <table:table-cell table:style-name="ce1" office:value-type="string">
            <text:p>2001-08-31</text:p>
          </table:table-cell>
          <table:table-cell office:value-type="float" office:value="18.6">
            <text:p>18,6</text:p>
          </table:table-cell>
          <table:table-cell office:value-type="float" office:value="17.65">
            <text:p>17,65</text:p>
          </table:table-cell>
          <table:table-cell office:value-type="float" office:value="18.55">
            <text:p>18,55</text:p>
          </table:table-cell>
          <table:table-cell table:formula="of:=([.B170]+[.C170]+[.D170])/3" office:value-type="float" office:value="18.2666666666667">
            <text:p>18,2666666667</text:p>
          </table:table-cell>
          <table:table-cell table:formula="of:=SUM([.$E157:.$E170])/ROWS([.$E157:.$E170])" office:value-type="float" office:value="18.2780952380952">
            <text:p>18,2780952381</text:p>
          </table:table-cell>
        </table:table-row>
        <table:table-row table:style-name="ro2">
          <table:table-cell table:style-name="ce1" office:value-type="string">
            <text:p>2001-09-04</text:p>
          </table:table-cell>
          <table:table-cell office:value-type="float" office:value="19.08">
            <text:p>19,08</text:p>
          </table:table-cell>
          <table:table-cell office:value-type="float" office:value="18.18">
            <text:p>18,18</text:p>
          </table:table-cell>
          <table:table-cell office:value-type="float" office:value="18.25">
            <text:p>18,25</text:p>
          </table:table-cell>
          <table:table-cell table:formula="of:=([.B171]+[.C171]+[.D171])/3" office:value-type="float" office:value="18.5033333333333">
            <text:p>18,5033333333</text:p>
          </table:table-cell>
          <table:table-cell table:formula="of:=SUM([.$E158:.$E171])/ROWS([.$E158:.$E171])" office:value-type="float" office:value="18.2483333333333">
            <text:p>18,2483333333</text:p>
          </table:table-cell>
        </table:table-row>
        <table:table-row table:style-name="ro2">
          <table:table-cell table:style-name="ce1" office:value-type="string">
            <text:p>2001-09-05</text:p>
          </table:table-cell>
          <table:table-cell office:value-type="float" office:value="18.95">
            <text:p>18,95</text:p>
          </table:table-cell>
          <table:table-cell office:value-type="float" office:value="18.12">
            <text:p>18,12</text:p>
          </table:table-cell>
          <table:table-cell office:value-type="float" office:value="18.55">
            <text:p>18,55</text:p>
          </table:table-cell>
          <table:table-cell table:formula="of:=([.B172]+[.C172]+[.D172])/3" office:value-type="float" office:value="18.54">
            <text:p>18,54</text:p>
          </table:table-cell>
          <table:table-cell table:formula="of:=SUM([.$E159:.$E172])/ROWS([.$E159:.$E172])" office:value-type="float" office:value="18.2492857142857">
            <text:p>18,2492857143</text:p>
          </table:table-cell>
        </table:table-row>
        <table:table-row table:style-name="ro2">
          <table:table-cell table:style-name="ce1" office:value-type="string">
            <text:p>2001-09-06</text:p>
          </table:table-cell>
          <table:table-cell office:value-type="float" office:value="18.93">
            <text:p>18,93</text:p>
          </table:table-cell>
          <table:table-cell office:value-type="float" office:value="17.65">
            <text:p>17,65</text:p>
          </table:table-cell>
          <table:table-cell office:value-type="float" office:value="17.72">
            <text:p>17,72</text:p>
          </table:table-cell>
          <table:table-cell table:formula="of:=([.B173]+[.C173]+[.D173])/3" office:value-type="float" office:value="18.1">
            <text:p>18,1</text:p>
          </table:table-cell>
          <table:table-cell table:formula="of:=SUM([.$E160:.$E173])/ROWS([.$E160:.$E173])" office:value-type="float" office:value="18.2238095238095">
            <text:p>18,2238095238</text:p>
          </table:table-cell>
        </table:table-row>
        <table:table-row table:style-name="ro2">
          <table:table-cell table:style-name="ce1" office:value-type="string">
            <text:p>2001-09-07</text:p>
          </table:table-cell>
          <table:table-cell office:value-type="float" office:value="18.1">
            <text:p>18,1</text:p>
          </table:table-cell>
          <table:table-cell office:value-type="float" office:value="17.2">
            <text:p>17,2</text:p>
          </table:table-cell>
          <table:table-cell office:value-type="float" office:value="17.28">
            <text:p>17,28</text:p>
          </table:table-cell>
          <table:table-cell table:formula="of:=([.B174]+[.C174]+[.D174])/3" office:value-type="float" office:value="17.5266666666667">
            <text:p>17,5266666667</text:p>
          </table:table-cell>
          <table:table-cell table:formula="of:=SUM([.$E161:.$E174])/ROWS([.$E161:.$E174])" office:value-type="float" office:value="18.1778571428571">
            <text:p>18,1778571429</text:p>
          </table:table-cell>
        </table:table-row>
        <table:table-row table:style-name="ro2">
          <table:table-cell table:style-name="ce1" office:value-type="string">
            <text:p>2001-09-10</text:p>
          </table:table-cell>
          <table:table-cell office:value-type="float" office:value="17.5">
            <text:p>17,5</text:p>
          </table:table-cell>
          <table:table-cell office:value-type="float" office:value="16.92">
            <text:p>16,92</text:p>
          </table:table-cell>
          <table:table-cell office:value-type="float" office:value="17.37">
            <text:p>17,37</text:p>
          </table:table-cell>
          <table:table-cell table:formula="of:=([.B175]+[.C175]+[.D175])/3" office:value-type="float" office:value="17.2633333333333">
            <text:p>17,2633333333</text:p>
          </table:table-cell>
          <table:table-cell table:formula="of:=SUM([.$E162:.$E175])/ROWS([.$E162:.$E175])" office:value-type="float" office:value="18.1214285714286">
            <text:p>18,1214285714</text:p>
          </table:table-cell>
        </table:table-row>
        <table:table-row table:style-name="ro2">
          <table:table-cell table:style-name="ce1" office:value-type="string">
            <text:p>2001-09-17</text:p>
          </table:table-cell>
          <table:table-cell office:value-type="float" office:value="17.07">
            <text:p>17,07</text:p>
          </table:table-cell>
          <table:table-cell office:value-type="float" office:value="15.73">
            <text:p>15,73</text:p>
          </table:table-cell>
          <table:table-cell office:value-type="float" office:value="16.99">
            <text:p>16,99</text:p>
          </table:table-cell>
          <table:table-cell table:formula="of:=([.B176]+[.C176]+[.D176])/3" office:value-type="float" office:value="16.5966666666667">
            <text:p>16,5966666667</text:p>
          </table:table-cell>
          <table:table-cell table:formula="of:=SUM([.$E163:.$E176])/ROWS([.$E163:.$E176])" office:value-type="float" office:value="18.0269047619048">
            <text:p>18,0269047619</text:p>
          </table:table-cell>
        </table:table-row>
        <table:table-row table:style-name="ro2">
          <table:table-cell table:style-name="ce1" office:value-type="string">
            <text:p>2001-09-18</text:p>
          </table:table-cell>
          <table:table-cell office:value-type="float" office:value="17.72">
            <text:p>17,72</text:p>
          </table:table-cell>
          <table:table-cell office:value-type="float" office:value="16.17">
            <text:p>16,17</text:p>
          </table:table-cell>
          <table:table-cell office:value-type="float" office:value="16.28">
            <text:p>16,28</text:p>
          </table:table-cell>
          <table:table-cell table:formula="of:=([.B177]+[.C177]+[.D177])/3" office:value-type="float" office:value="16.7233333333333">
            <text:p>16,7233333333</text:p>
          </table:table-cell>
          <table:table-cell table:formula="of:=SUM([.$E164:.$E177])/ROWS([.$E164:.$E177])" office:value-type="float" office:value="17.9340476190476">
            <text:p>17,934047619</text:p>
          </table:table-cell>
        </table:table-row>
        <table:table-row table:style-name="ro2">
          <table:table-cell table:style-name="ce1" office:value-type="string">
            <text:p>2001-09-19</text:p>
          </table:table-cell>
          <table:table-cell office:value-type="float" office:value="17.1">
            <text:p>17,1</text:p>
          </table:table-cell>
          <table:table-cell office:value-type="float" office:value="15.6">
            <text:p>15,6</text:p>
          </table:table-cell>
          <table:table-cell office:value-type="float" office:value="17.02">
            <text:p>17,02</text:p>
          </table:table-cell>
          <table:table-cell table:formula="of:=([.B178]+[.C178]+[.D178])/3" office:value-type="float" office:value="16.5733333333333">
            <text:p>16,5733333333</text:p>
          </table:table-cell>
          <table:table-cell table:formula="of:=SUM([.$E165:.$E178])/ROWS([.$E165:.$E178])" office:value-type="float" office:value="17.8385714285714">
            <text:p>17,8385714286</text:p>
          </table:table-cell>
        </table:table-row>
        <table:table-row table:style-name="ro2">
          <table:table-cell table:style-name="ce1" office:value-type="string">
            <text:p>2001-09-20</text:p>
          </table:table-cell>
          <table:table-cell office:value-type="float" office:value="16.95">
            <text:p>16,95</text:p>
          </table:table-cell>
          <table:table-cell office:value-type="float" office:value="15.5">
            <text:p>15,5</text:p>
          </table:table-cell>
          <table:table-cell office:value-type="float" office:value="15.68">
            <text:p>15,68</text:p>
          </table:table-cell>
          <table:table-cell table:formula="of:=([.B179]+[.C179]+[.D179])/3" office:value-type="float" office:value="16.0433333333333">
            <text:p>16,0433333333</text:p>
          </table:table-cell>
          <table:table-cell table:formula="of:=SUM([.$E166:.$E179])/ROWS([.$E166:.$E179])" office:value-type="float" office:value="17.6788095238095">
            <text:p>17,6788095238</text:p>
          </table:table-cell>
        </table:table-row>
        <table:table-row table:style-name="ro2">
          <table:table-cell table:style-name="ce1" office:value-type="string">
            <text:p>2001-09-21</text:p>
          </table:table-cell>
          <table:table-cell office:value-type="float" office:value="16.25">
            <text:p>16,25</text:p>
          </table:table-cell>
          <table:table-cell office:value-type="float" office:value="14.68">
            <text:p>14,68</text:p>
          </table:table-cell>
          <table:table-cell office:value-type="float" office:value="15.73">
            <text:p>15,73</text:p>
          </table:table-cell>
          <table:table-cell table:formula="of:=([.B180]+[.C180]+[.D180])/3" office:value-type="float" office:value="15.5533333333333">
            <text:p>15,5533333333</text:p>
          </table:table-cell>
          <table:table-cell table:formula="of:=SUM([.$E167:.$E180])/ROWS([.$E167:.$E180])" office:value-type="float" office:value="17.447380952381">
            <text:p>17,4473809524</text:p>
          </table:table-cell>
        </table:table-row>
        <table:table-row table:style-name="ro2">
          <table:table-cell table:style-name="ce1" office:value-type="string">
            <text:p>2001-09-24</text:p>
          </table:table-cell>
          <table:table-cell office:value-type="float" office:value="16.84">
            <text:p>16,84</text:p>
          </table:table-cell>
          <table:table-cell office:value-type="float" office:value="15.95">
            <text:p>15,95</text:p>
          </table:table-cell>
          <table:table-cell office:value-type="float" office:value="16.45">
            <text:p>16,45</text:p>
          </table:table-cell>
          <table:table-cell table:formula="of:=([.B181]+[.C181]+[.D181])/3" office:value-type="float" office:value="16.4133333333333">
            <text:p>16,4133333333</text:p>
          </table:table-cell>
          <table:table-cell table:formula="of:=SUM([.$E168:.$E181])/ROWS([.$E168:.$E181])" office:value-type="float" office:value="17.2878571428571">
            <text:p>17,2878571429</text:p>
          </table:table-cell>
        </table:table-row>
        <table:table-row table:style-name="ro2">
          <table:table-cell table:style-name="ce1" office:value-type="string">
            <text:p>2001-09-25</text:p>
          </table:table-cell>
          <table:table-cell office:value-type="float" office:value="16.22">
            <text:p>16,22</text:p>
          </table:table-cell>
          <table:table-cell office:value-type="float" office:value="15.35">
            <text:p>15,35</text:p>
          </table:table-cell>
          <table:table-cell office:value-type="float" office:value="15.54">
            <text:p>15,54</text:p>
          </table:table-cell>
          <table:table-cell table:formula="of:=([.B182]+[.C182]+[.D182])/3" office:value-type="float" office:value="15.7033333333333">
            <text:p>15,7033333333</text:p>
          </table:table-cell>
          <table:table-cell table:formula="of:=SUM([.$E169:.$E182])/ROWS([.$E169:.$E182])" office:value-type="float" office:value="17.1121428571429">
            <text:p>17,1121428571</text:p>
          </table:table-cell>
        </table:table-row>
        <table:table-row table:style-name="ro2">
          <table:table-cell table:style-name="ce1" office:value-type="string">
            <text:p>2001-09-26</text:p>
          </table:table-cell>
          <table:table-cell office:value-type="float" office:value="15.89">
            <text:p>15,89</text:p>
          </table:table-cell>
          <table:table-cell office:value-type="float" office:value="14.93">
            <text:p>14,93</text:p>
          </table:table-cell>
          <table:table-cell office:value-type="float" office:value="15.15">
            <text:p>15,15</text:p>
          </table:table-cell>
          <table:table-cell table:formula="of:=([.B183]+[.C183]+[.D183])/3" office:value-type="float" office:value="15.3233333333333">
            <text:p>15,3233333333</text:p>
          </table:table-cell>
          <table:table-cell table:formula="of:=SUM([.$E170:.$E183])/ROWS([.$E170:.$E183])" office:value-type="float" office:value="16.9378571428571">
            <text:p>16,9378571429</text:p>
          </table:table-cell>
        </table:table-row>
        <table:table-row table:style-name="ro2">
          <table:table-cell table:style-name="ce1" office:value-type="string">
            <text:p>2001-09-27</text:p>
          </table:table-cell>
          <table:table-cell office:value-type="float" office:value="15.75">
            <text:p>15,75</text:p>
          </table:table-cell>
          <table:table-cell office:value-type="float" office:value="15.2">
            <text:p>15,2</text:p>
          </table:table-cell>
          <table:table-cell office:value-type="float" office:value="15.51">
            <text:p>15,51</text:p>
          </table:table-cell>
          <table:table-cell table:formula="of:=([.B184]+[.C184]+[.D184])/3" office:value-type="float" office:value="15.4866666666667">
            <text:p>15,4866666667</text:p>
          </table:table-cell>
          <table:table-cell table:formula="of:=SUM([.$E171:.$E184])/ROWS([.$E171:.$E184])" office:value-type="float" office:value="16.7392857142857">
            <text:p>16,7392857143</text:p>
          </table:table-cell>
        </table:table-row>
        <table:table-row table:style-name="ro2">
          <table:table-cell table:style-name="ce1" office:value-type="string">
            <text:p>2001-09-28</text:p>
          </table:table-cell>
          <table:table-cell office:value-type="float" office:value="15.91">
            <text:p>15,91</text:p>
          </table:table-cell>
          <table:table-cell office:value-type="float" office:value="15.39">
            <text:p>15,39</text:p>
          </table:table-cell>
          <table:table-cell office:value-type="float" office:value="15.51">
            <text:p>15,51</text:p>
          </table:table-cell>
          <table:table-cell table:formula="of:=([.B185]+[.C185]+[.D185])/3" office:value-type="float" office:value="15.6033333333333">
            <text:p>15,6033333333</text:p>
          </table:table-cell>
          <table:table-cell table:formula="of:=SUM([.$E172:.$E185])/ROWS([.$E172:.$E185])" office:value-type="float" office:value="16.5321428571429">
            <text:p>16,5321428571</text:p>
          </table:table-cell>
        </table:table-row>
        <table:table-row table:style-name="ro2">
          <table:table-cell table:style-name="ce1" office:value-type="string">
            <text:p>2001-10-01</text:p>
          </table:table-cell>
          <table:table-cell office:value-type="float" office:value="15.99">
            <text:p>15,99</text:p>
          </table:table-cell>
          <table:table-cell office:value-type="float" office:value="15.23">
            <text:p>15,23</text:p>
          </table:table-cell>
          <table:table-cell office:value-type="float" office:value="15.54">
            <text:p>15,54</text:p>
          </table:table-cell>
          <table:table-cell table:formula="of:=([.B186]+[.C186]+[.D186])/3" office:value-type="float" office:value="15.5866666666667">
            <text:p>15,5866666667</text:p>
          </table:table-cell>
          <table:table-cell table:formula="of:=SUM([.$E173:.$E186])/ROWS([.$E173:.$E186])" office:value-type="float" office:value="16.3211904761905">
            <text:p>16,3211904762</text:p>
          </table:table-cell>
        </table:table-row>
        <table:table-row table:style-name="ro2">
          <table:table-cell table:style-name="ce1" office:value-type="string">
            <text:p>2001-10-02</text:p>
          </table:table-cell>
          <table:table-cell office:value-type="float" office:value="15.83">
            <text:p>15,83</text:p>
          </table:table-cell>
          <table:table-cell office:value-type="float" office:value="14.88">
            <text:p>14,88</text:p>
          </table:table-cell>
          <table:table-cell office:value-type="float" office:value="15.05">
            <text:p>15,05</text:p>
          </table:table-cell>
          <table:table-cell table:formula="of:=([.B187]+[.C187]+[.D187])/3" office:value-type="float" office:value="15.2533333333333">
            <text:p>15,2533333333</text:p>
          </table:table-cell>
          <table:table-cell table:formula="of:=SUM([.$E174:.$E187])/ROWS([.$E174:.$E187])" office:value-type="float" office:value="16.1178571428571">
            <text:p>16,1178571429</text:p>
          </table:table-cell>
        </table:table-row>
        <table:table-row table:style-name="ro2">
          <table:table-cell table:style-name="ce1" office:value-type="string">
            <text:p>2001-10-03</text:p>
          </table:table-cell>
          <table:table-cell office:value-type="float" office:value="15.36">
            <text:p>15,36</text:p>
          </table:table-cell>
          <table:table-cell office:value-type="float" office:value="14.83">
            <text:p>14,83</text:p>
          </table:table-cell>
          <table:table-cell office:value-type="float" office:value="14.98">
            <text:p>14,98</text:p>
          </table:table-cell>
          <table:table-cell table:formula="of:=([.B188]+[.C188]+[.D188])/3" office:value-type="float" office:value="15.0566666666667">
            <text:p>15,0566666667</text:p>
          </table:table-cell>
          <table:table-cell table:formula="of:=SUM([.$E175:.$E188])/ROWS([.$E175:.$E188])" office:value-type="float" office:value="15.9414285714286">
            <text:p>15,9414285714</text:p>
          </table:table-cell>
        </table:table-row>
        <table:table-row table:style-name="ro2">
          <table:table-cell table:style-name="ce1" office:value-type="string">
            <text:p>2001-10-04</text:p>
          </table:table-cell>
          <table:table-cell office:value-type="float" office:value="16.25">
            <text:p>16,25</text:p>
          </table:table-cell>
          <table:table-cell office:value-type="float" office:value="14.99">
            <text:p>14,99</text:p>
          </table:table-cell>
          <table:table-cell office:value-type="float" office:value="15.88">
            <text:p>15,88</text:p>
          </table:table-cell>
          <table:table-cell table:formula="of:=([.B189]+[.C189]+[.D189])/3" office:value-type="float" office:value="15.7066666666667">
            <text:p>15,7066666667</text:p>
          </table:table-cell>
          <table:table-cell table:formula="of:=SUM([.$E176:.$E189])/ROWS([.$E176:.$E189])" office:value-type="float" office:value="15.8302380952381">
            <text:p>15,8302380952</text:p>
          </table:table-cell>
        </table:table-row>
        <table:table-row table:style-name="ro2">
          <table:table-cell table:style-name="ce1" office:value-type="string">
            <text:p>2001-10-05</text:p>
          </table:table-cell>
          <table:table-cell office:value-type="float" office:value="16.15">
            <text:p>16,15</text:p>
          </table:table-cell>
          <table:table-cell office:value-type="float" office:value="14.99">
            <text:p>14,99</text:p>
          </table:table-cell>
          <table:table-cell office:value-type="float" office:value="16.14">
            <text:p>16,14</text:p>
          </table:table-cell>
          <table:table-cell table:formula="of:=([.B190]+[.C190]+[.D190])/3" office:value-type="float" office:value="15.76">
            <text:p>15,76</text:p>
          </table:table-cell>
          <table:table-cell table:formula="of:=SUM([.$E177:.$E190])/ROWS([.$E177:.$E190])" office:value-type="float" office:value="15.7704761904762">
            <text:p>15,7704761905</text:p>
          </table:table-cell>
        </table:table-row>
        <table:table-row table:style-name="ro2">
          <table:table-cell table:style-name="ce1" office:value-type="string">
            <text:p>2001-10-08</text:p>
          </table:table-cell>
          <table:table-cell office:value-type="float" office:value="16.35">
            <text:p>16,35</text:p>
          </table:table-cell>
          <table:table-cell office:value-type="float" office:value="15.5">
            <text:p>15,5</text:p>
          </table:table-cell>
          <table:table-cell office:value-type="float" office:value="16.2">
            <text:p>16,2</text:p>
          </table:table-cell>
          <table:table-cell table:formula="of:=([.B191]+[.C191]+[.D191])/3" office:value-type="float" office:value="16.0166666666667">
            <text:p>16,0166666667</text:p>
          </table:table-cell>
          <table:table-cell table:formula="of:=SUM([.$E178:.$E191])/ROWS([.$E178:.$E191])" office:value-type="float" office:value="15.72">
            <text:p>15,72</text:p>
          </table:table-cell>
        </table:table-row>
        <table:table-row table:style-name="ro2">
          <table:table-cell table:style-name="ce1" office:value-type="string">
            <text:p>2001-10-09</text:p>
          </table:table-cell>
          <table:table-cell office:value-type="float" office:value="16.2">
            <text:p>16,2</text:p>
          </table:table-cell>
          <table:table-cell office:value-type="float" office:value="15.63">
            <text:p>15,63</text:p>
          </table:table-cell>
          <table:table-cell office:value-type="float" office:value="16">
            <text:p>16</text:p>
          </table:table-cell>
          <table:table-cell table:formula="of:=([.B192]+[.C192]+[.D192])/3" office:value-type="float" office:value="15.9433333333333">
            <text:p>15,9433333333</text:p>
          </table:table-cell>
          <table:table-cell table:formula="of:=SUM([.$E179:.$E192])/ROWS([.$E179:.$E192])" office:value-type="float" office:value="15.675">
            <text:p>15,675</text:p>
          </table:table-cell>
        </table:table-row>
        <table:table-row table:style-name="ro2">
          <table:table-cell table:style-name="ce1" office:value-type="string">
            <text:p>2001-10-10</text:p>
          </table:table-cell>
          <table:table-cell office:value-type="float" office:value="16.85">
            <text:p>16,85</text:p>
          </table:table-cell>
          <table:table-cell office:value-type="float" office:value="15.95">
            <text:p>15,95</text:p>
          </table:table-cell>
          <table:table-cell office:value-type="float" office:value="16.82">
            <text:p>16,82</text:p>
          </table:table-cell>
          <table:table-cell table:formula="of:=([.B193]+[.C193]+[.D193])/3" office:value-type="float" office:value="16.54">
            <text:p>16,54</text:p>
          </table:table-cell>
          <table:table-cell table:formula="of:=SUM([.$E180:.$E193])/ROWS([.$E180:.$E193])" office:value-type="float" office:value="15.7104761904762">
            <text:p>15,7104761905</text:p>
          </table:table-cell>
        </table:table-row>
        <table:table-row table:style-name="ro2">
          <table:table-cell table:style-name="ce1" office:value-type="string">
            <text:p>2001-10-11</text:p>
          </table:table-cell>
          <table:table-cell office:value-type="float" office:value="17.74">
            <text:p>17,74</text:p>
          </table:table-cell>
          <table:table-cell office:value-type="float" office:value="16.85">
            <text:p>16,85</text:p>
          </table:table-cell>
          <table:table-cell office:value-type="float" office:value="17.74">
            <text:p>17,74</text:p>
          </table:table-cell>
          <table:table-cell table:formula="of:=([.B194]+[.C194]+[.D194])/3" office:value-type="float" office:value="17.4433333333333">
            <text:p>17,4433333333</text:p>
          </table:table-cell>
          <table:table-cell table:formula="of:=SUM([.$E181:.$E194])/ROWS([.$E181:.$E194])" office:value-type="float" office:value="15.8454761904762">
            <text:p>15,8454761905</text:p>
          </table:table-cell>
        </table:table-row>
        <table:table-row table:style-name="ro2">
          <table:table-cell table:style-name="ce1" office:value-type="string">
            <text:p>2001-10-12</text:p>
          </table:table-cell>
          <table:table-cell office:value-type="float" office:value="18.08">
            <text:p>18,08</text:p>
          </table:table-cell>
          <table:table-cell office:value-type="float" office:value="16.86">
            <text:p>16,86</text:p>
          </table:table-cell>
          <table:table-cell office:value-type="float" office:value="18.01">
            <text:p>18,01</text:p>
          </table:table-cell>
          <table:table-cell table:formula="of:=([.B195]+[.C195]+[.D195])/3" office:value-type="float" office:value="17.65">
            <text:p>17,65</text:p>
          </table:table-cell>
          <table:table-cell table:formula="of:=SUM([.$E182:.$E195])/ROWS([.$E182:.$E195])" office:value-type="float" office:value="15.9338095238095">
            <text:p>15,9338095238</text:p>
          </table:table-cell>
        </table:table-row>
        <table:table-row table:style-name="ro2">
          <table:table-cell table:style-name="ce1" office:value-type="string">
            <text:p>2001-10-15</text:p>
          </table:table-cell>
          <table:table-cell office:value-type="float" office:value="18.38">
            <text:p>18,38</text:p>
          </table:table-cell>
          <table:table-cell office:value-type="float" office:value="17.95">
            <text:p>17,95</text:p>
          </table:table-cell>
          <table:table-cell office:value-type="float" office:value="17.99">
            <text:p>17,99</text:p>
          </table:table-cell>
          <table:table-cell table:formula="of:=([.B196]+[.C196]+[.D196])/3" office:value-type="float" office:value="18.1066666666667">
            <text:p>18,1066666667</text:p>
          </table:table-cell>
          <table:table-cell table:formula="of:=SUM([.$E183:.$E196])/ROWS([.$E183:.$E196])" office:value-type="float" office:value="16.1054761904762">
            <text:p>16,1054761905</text:p>
          </table:table-cell>
        </table:table-row>
        <table:table-row table:style-name="ro2">
          <table:table-cell table:style-name="ce1" office:value-type="string">
            <text:p>2001-10-16</text:p>
          </table:table-cell>
          <table:table-cell office:value-type="float" office:value="18.2">
            <text:p>18,2</text:p>
          </table:table-cell>
          <table:table-cell office:value-type="float" office:value="17.77">
            <text:p>17,77</text:p>
          </table:table-cell>
          <table:table-cell office:value-type="float" office:value="18.01">
            <text:p>18,01</text:p>
          </table:table-cell>
          <table:table-cell table:formula="of:=([.B197]+[.C197]+[.D197])/3" office:value-type="float" office:value="17.9933333333333">
            <text:p>17,9933333333</text:p>
          </table:table-cell>
          <table:table-cell table:formula="of:=SUM([.$E184:.$E197])/ROWS([.$E184:.$E197])" office:value-type="float" office:value="16.2961904761905">
            <text:p>16,2961904762</text:p>
          </table:table-cell>
        </table:table-row>
        <table:table-row table:style-name="ro2">
          <table:table-cell table:style-name="ce1" office:value-type="string">
            <text:p>2001-10-17</text:p>
          </table:table-cell>
          <table:table-cell office:value-type="float" office:value="18.41">
            <text:p>18,41</text:p>
          </table:table-cell>
          <table:table-cell office:value-type="float" office:value="16.96">
            <text:p>16,96</text:p>
          </table:table-cell>
          <table:table-cell office:value-type="float" office:value="16.99">
            <text:p>16,99</text:p>
          </table:table-cell>
          <table:table-cell table:formula="of:=([.B198]+[.C198]+[.D198])/3" office:value-type="float" office:value="17.4533333333333">
            <text:p>17,4533333333</text:p>
          </table:table-cell>
          <table:table-cell table:formula="of:=SUM([.$E185:.$E198])/ROWS([.$E185:.$E198])" office:value-type="float" office:value="16.4366666666667">
            <text:p>16,4366666667</text:p>
          </table:table-cell>
        </table:table-row>
        <table:table-row table:style-name="ro2">
          <table:table-cell table:style-name="ce1" office:value-type="string">
            <text:p>2001-10-18</text:p>
          </table:table-cell>
          <table:table-cell office:value-type="float" office:value="18.23">
            <text:p>18,23</text:p>
          </table:table-cell>
          <table:table-cell office:value-type="float" office:value="17.29">
            <text:p>17,29</text:p>
          </table:table-cell>
          <table:table-cell office:value-type="float" office:value="18">
            <text:p>18</text:p>
          </table:table-cell>
          <table:table-cell table:formula="of:=([.B199]+[.C199]+[.D199])/3" office:value-type="float" office:value="17.84">
            <text:p>17,84</text:p>
          </table:table-cell>
          <table:table-cell table:formula="of:=SUM([.$E186:.$E199])/ROWS([.$E186:.$E199])" office:value-type="float" office:value="16.5964285714286">
            <text:p>16,5964285714</text:p>
          </table:table-cell>
        </table:table-row>
        <table:table-row table:style-name="ro2">
          <table:table-cell table:style-name="ce1" office:value-type="string">
            <text:p>2001-10-19</text:p>
          </table:table-cell>
          <table:table-cell office:value-type="float" office:value="18.4">
            <text:p>18,4</text:p>
          </table:table-cell>
          <table:table-cell office:value-type="float" office:value="17.88">
            <text:p>17,88</text:p>
          </table:table-cell>
          <table:table-cell office:value-type="float" office:value="18.3">
            <text:p>18,3</text:p>
          </table:table-cell>
          <table:table-cell table:formula="of:=([.B200]+[.C200]+[.D200])/3" office:value-type="float" office:value="18.1933333333333">
            <text:p>18,1933333333</text:p>
          </table:table-cell>
          <table:table-cell table:formula="of:=SUM([.$E187:.$E200])/ROWS([.$E187:.$E200])" office:value-type="float" office:value="16.782619047619">
            <text:p>16,7826190476</text:p>
          </table:table-cell>
        </table:table-row>
        <table:table-row table:style-name="ro2">
          <table:table-cell table:style-name="ce1" office:value-type="string">
            <text:p>2001-10-22</text:p>
          </table:table-cell>
          <table:table-cell office:value-type="float" office:value="19.07">
            <text:p>19,07</text:p>
          </table:table-cell>
          <table:table-cell office:value-type="float" office:value="18.09">
            <text:p>18,09</text:p>
          </table:table-cell>
          <table:table-cell office:value-type="float" office:value="19.02">
            <text:p>19,02</text:p>
          </table:table-cell>
          <table:table-cell table:formula="of:=([.B201]+[.C201]+[.D201])/3" office:value-type="float" office:value="18.7266666666667">
            <text:p>18,7266666667</text:p>
          </table:table-cell>
          <table:table-cell table:formula="of:=SUM([.$E188:.$E201])/ROWS([.$E188:.$E201])" office:value-type="float" office:value="17.0307142857143">
            <text:p>17,0307142857</text:p>
          </table:table-cell>
        </table:table-row>
        <table:table-row table:style-name="ro2">
          <table:table-cell table:style-name="ce1" office:value-type="string">
            <text:p>2001-10-23</text:p>
          </table:table-cell>
          <table:table-cell office:value-type="float" office:value="19.42">
            <text:p>19,42</text:p>
          </table:table-cell>
          <table:table-cell office:value-type="float" office:value="17.87">
            <text:p>17,87</text:p>
          </table:table-cell>
          <table:table-cell office:value-type="float" office:value="18.14">
            <text:p>18,14</text:p>
          </table:table-cell>
          <table:table-cell table:formula="of:=([.B202]+[.C202]+[.D202])/3" office:value-type="float" office:value="18.4766666666667">
            <text:p>18,4766666667</text:p>
          </table:table-cell>
          <table:table-cell table:formula="of:=SUM([.$E189:.$E202])/ROWS([.$E189:.$E202])" office:value-type="float" office:value="17.275">
            <text:p>17,275</text:p>
          </table:table-cell>
        </table:table-row>
        <table:table-row table:style-name="ro2">
          <table:table-cell table:style-name="ce1" office:value-type="string">
            <text:p>2001-10-24</text:p>
          </table:table-cell>
          <table:table-cell office:value-type="float" office:value="19.09">
            <text:p>19,09</text:p>
          </table:table-cell>
          <table:table-cell office:value-type="float" office:value="17.75">
            <text:p>17,75</text:p>
          </table:table-cell>
          <table:table-cell office:value-type="float" office:value="18.95">
            <text:p>18,95</text:p>
          </table:table-cell>
          <table:table-cell table:formula="of:=([.B203]+[.C203]+[.D203])/3" office:value-type="float" office:value="18.5966666666667">
            <text:p>18,5966666667</text:p>
          </table:table-cell>
          <table:table-cell table:formula="of:=SUM([.$E190:.$E203])/ROWS([.$E190:.$E203])" office:value-type="float" office:value="17.4814285714286">
            <text:p>17,4814285714</text:p>
          </table:table-cell>
        </table:table-row>
        <table:table-row table:style-name="ro2">
          <table:table-cell table:style-name="ce1" office:value-type="string">
            <text:p>2001-10-25</text:p>
          </table:table-cell>
          <table:table-cell office:value-type="float" office:value="19.25">
            <text:p>19,25</text:p>
          </table:table-cell>
          <table:table-cell office:value-type="float" office:value="18.16">
            <text:p>18,16</text:p>
          </table:table-cell>
          <table:table-cell office:value-type="float" office:value="19.19">
            <text:p>19,19</text:p>
          </table:table-cell>
          <table:table-cell table:formula="of:=([.B204]+[.C204]+[.D204])/3" office:value-type="float" office:value="18.8666666666667">
            <text:p>18,8666666667</text:p>
          </table:table-cell>
          <table:table-cell table:formula="of:=SUM([.$E191:.$E204])/ROWS([.$E191:.$E204])" office:value-type="float" office:value="17.7033333333333">
            <text:p>17,7033333333</text:p>
          </table:table-cell>
        </table:table-row>
        <table:table-row table:style-name="ro2">
          <table:table-cell table:style-name="ce1" office:value-type="string">
            <text:p>2001-10-26</text:p>
          </table:table-cell>
          <table:table-cell office:value-type="float" office:value="19.25">
            <text:p>19,25</text:p>
          </table:table-cell>
          <table:table-cell office:value-type="float" office:value="18.62">
            <text:p>18,62</text:p>
          </table:table-cell>
          <table:table-cell office:value-type="float" office:value="18.67">
            <text:p>18,67</text:p>
          </table:table-cell>
          <table:table-cell table:formula="of:=([.B205]+[.C205]+[.D205])/3" office:value-type="float" office:value="18.8466666666667">
            <text:p>18,8466666667</text:p>
          </table:table-cell>
          <table:table-cell table:formula="of:=SUM([.$E192:.$E205])/ROWS([.$E192:.$E205])" office:value-type="float" office:value="17.9054761904762">
            <text:p>17,9054761905</text:p>
          </table:table-cell>
        </table:table-row>
        <table:table-row table:style-name="ro2">
          <table:table-cell table:style-name="ce1" office:value-type="string">
            <text:p>2001-10-29</text:p>
          </table:table-cell>
          <table:table-cell office:value-type="float" office:value="18.67">
            <text:p>18,67</text:p>
          </table:table-cell>
          <table:table-cell office:value-type="float" office:value="17.6">
            <text:p>17,6</text:p>
          </table:table-cell>
          <table:table-cell office:value-type="float" office:value="17.63">
            <text:p>17,63</text:p>
          </table:table-cell>
          <table:table-cell table:formula="of:=([.B206]+[.C206]+[.D206])/3" office:value-type="float" office:value="17.9666666666667">
            <text:p>17,9666666667</text:p>
          </table:table-cell>
          <table:table-cell table:formula="of:=SUM([.$E193:.$E206])/ROWS([.$E193:.$E206])" office:value-type="float" office:value="18.05">
            <text:p>18,05</text:p>
          </table:table-cell>
        </table:table-row>
        <table:table-row table:style-name="ro2">
          <table:table-cell table:style-name="ce1" office:value-type="string">
            <text:p>2001-10-30</text:p>
          </table:table-cell>
          <table:table-cell office:value-type="float" office:value="18">
            <text:p>18</text:p>
          </table:table-cell>
          <table:table-cell office:value-type="float" office:value="17.06">
            <text:p>17,06</text:p>
          </table:table-cell>
          <table:table-cell office:value-type="float" office:value="17.6">
            <text:p>17,6</text:p>
          </table:table-cell>
          <table:table-cell table:formula="of:=([.B207]+[.C207]+[.D207])/3" office:value-type="float" office:value="17.5533333333333">
            <text:p>17,5533333333</text:p>
          </table:table-cell>
          <table:table-cell table:formula="of:=SUM([.$E194:.$E207])/ROWS([.$E194:.$E207])" office:value-type="float" office:value="18.122380952381">
            <text:p>18,1223809524</text:p>
          </table:table-cell>
        </table:table-row>
        <table:table-row table:style-name="ro2">
          <table:table-cell table:style-name="ce1" office:value-type="string">
            <text:p>2001-10-31</text:p>
          </table:table-cell>
          <table:table-cell office:value-type="float" office:value="18.4">
            <text:p>18,4</text:p>
          </table:table-cell>
          <table:table-cell office:value-type="float" office:value="17.44">
            <text:p>17,44</text:p>
          </table:table-cell>
          <table:table-cell office:value-type="float" office:value="17.56">
            <text:p>17,56</text:p>
          </table:table-cell>
          <table:table-cell table:formula="of:=([.B208]+[.C208]+[.D208])/3" office:value-type="float" office:value="17.8">
            <text:p>17,8</text:p>
          </table:table-cell>
          <table:table-cell table:formula="of:=SUM([.$E195:.$E208])/ROWS([.$E195:.$E208])" office:value-type="float" office:value="18.1478571428571">
            <text:p>18,1478571429</text:p>
          </table:table-cell>
        </table:table-row>
        <table:table-row table:style-name="ro2">
          <table:table-cell table:style-name="ce1" office:value-type="string">
            <text:p>2001-11-01</text:p>
          </table:table-cell>
          <table:table-cell office:value-type="float" office:value="18.78">
            <text:p>18,78</text:p>
          </table:table-cell>
          <table:table-cell office:value-type="float" office:value="17.25">
            <text:p>17,25</text:p>
          </table:table-cell>
          <table:table-cell office:value-type="float" office:value="18.59">
            <text:p>18,59</text:p>
          </table:table-cell>
          <table:table-cell table:formula="of:=([.B209]+[.C209]+[.D209])/3" office:value-type="float" office:value="18.2066666666667">
            <text:p>18,2066666667</text:p>
          </table:table-cell>
          <table:table-cell table:formula="of:=SUM([.$E196:.$E209])/ROWS([.$E196:.$E209])" office:value-type="float" office:value="18.187619047619">
            <text:p>18,1876190476</text:p>
          </table:table-cell>
        </table:table-row>
        <table:table-row table:style-name="ro2">
          <table:table-cell table:style-name="ce1" office:value-type="string">
            <text:p>2001-11-02</text:p>
          </table:table-cell>
          <table:table-cell office:value-type="float" office:value="18.86">
            <text:p>18,86</text:p>
          </table:table-cell>
          <table:table-cell office:value-type="float" office:value="18.16">
            <text:p>18,16</text:p>
          </table:table-cell>
          <table:table-cell office:value-type="float" office:value="18.57">
            <text:p>18,57</text:p>
          </table:table-cell>
          <table:table-cell table:formula="of:=([.B210]+[.C210]+[.D210])/3" office:value-type="float" office:value="18.53">
            <text:p>18,53</text:p>
          </table:table-cell>
          <table:table-cell table:formula="of:=SUM([.$E197:.$E210])/ROWS([.$E197:.$E210])" office:value-type="float" office:value="18.2178571428571">
            <text:p>18,2178571429</text:p>
          </table:table-cell>
        </table:table-row>
        <table:table-row table:style-name="ro2">
          <table:table-cell table:style-name="ce1" office:value-type="string">
            <text:p>2001-11-05</text:p>
          </table:table-cell>
          <table:table-cell office:value-type="float" office:value="19.25">
            <text:p>19,25</text:p>
          </table:table-cell>
          <table:table-cell office:value-type="float" office:value="18.61">
            <text:p>18,61</text:p>
          </table:table-cell>
          <table:table-cell office:value-type="float" office:value="19.07">
            <text:p>19,07</text:p>
          </table:table-cell>
          <table:table-cell table:formula="of:=([.B211]+[.C211]+[.D211])/3" office:value-type="float" office:value="18.9766666666667">
            <text:p>18,9766666667</text:p>
          </table:table-cell>
          <table:table-cell table:formula="of:=SUM([.$E198:.$E211])/ROWS([.$E198:.$E211])" office:value-type="float" office:value="18.2880952380952">
            <text:p>18,2880952381</text:p>
          </table:table-cell>
        </table:table-row>
        <table:table-row table:style-name="ro2">
          <table:table-cell table:style-name="ce1" office:value-type="string">
            <text:p>2001-11-06</text:p>
          </table:table-cell>
          <table:table-cell office:value-type="float" office:value="19.62">
            <text:p>19,62</text:p>
          </table:table-cell>
          <table:table-cell office:value-type="float" office:value="18.53">
            <text:p>18,53</text:p>
          </table:table-cell>
          <table:table-cell office:value-type="float" office:value="19.57">
            <text:p>19,57</text:p>
          </table:table-cell>
          <table:table-cell table:formula="of:=([.B212]+[.C212]+[.D212])/3" office:value-type="float" office:value="19.24">
            <text:p>19,24</text:p>
          </table:table-cell>
          <table:table-cell table:formula="of:=SUM([.$E199:.$E212])/ROWS([.$E199:.$E212])" office:value-type="float" office:value="18.4157142857143">
            <text:p>18,4157142857</text:p>
          </table:table-cell>
        </table:table-row>
        <table:table-row table:style-name="ro2">
          <table:table-cell table:style-name="ce1" office:value-type="string">
            <text:p>2001-11-07</text:p>
          </table:table-cell>
          <table:table-cell office:value-type="float" office:value="20.13">
            <text:p>20,13</text:p>
          </table:table-cell>
          <table:table-cell office:value-type="float" office:value="19.33">
            <text:p>19,33</text:p>
          </table:table-cell>
          <table:table-cell office:value-type="float" office:value="19.59">
            <text:p>19,59</text:p>
          </table:table-cell>
          <table:table-cell table:formula="of:=([.B213]+[.C213]+[.D213])/3" office:value-type="float" office:value="19.6833333333333">
            <text:p>19,6833333333</text:p>
          </table:table-cell>
          <table:table-cell table:formula="of:=SUM([.$E200:.$E213])/ROWS([.$E200:.$E213])" office:value-type="float" office:value="18.547380952381">
            <text:p>18,5473809524</text:p>
          </table:table-cell>
        </table:table-row>
        <table:table-row table:style-name="ro2">
          <table:table-cell table:style-name="ce1" office:value-type="string">
            <text:p>2001-11-08</text:p>
          </table:table-cell>
          <table:table-cell office:value-type="float" office:value="19.89">
            <text:p>19,89</text:p>
          </table:table-cell>
          <table:table-cell office:value-type="float" office:value="18.57">
            <text:p>18,57</text:p>
          </table:table-cell>
          <table:table-cell office:value-type="float" office:value="18.71">
            <text:p>18,71</text:p>
          </table:table-cell>
          <table:table-cell table:formula="of:=([.B214]+[.C214]+[.D214])/3" office:value-type="float" office:value="19.0566666666667">
            <text:p>19,0566666667</text:p>
          </table:table-cell>
          <table:table-cell table:formula="of:=SUM([.$E201:.$E214])/ROWS([.$E201:.$E214])" office:value-type="float" office:value="18.6090476190476">
            <text:p>18,609047619</text:p>
          </table:table-cell>
        </table:table-row>
        <table:table-row table:style-name="ro2">
          <table:table-cell table:style-name="ce1" office:value-type="string">
            <text:p>2001-11-09</text:p>
          </table:table-cell>
          <table:table-cell office:value-type="float" office:value="19.25">
            <text:p>19,25</text:p>
          </table:table-cell>
          <table:table-cell office:value-type="float" office:value="18.55">
            <text:p>18,55</text:p>
          </table:table-cell>
          <table:table-cell office:value-type="float" office:value="18.71">
            <text:p>18,71</text:p>
          </table:table-cell>
          <table:table-cell table:formula="of:=([.B215]+[.C215]+[.D215])/3" office:value-type="float" office:value="18.8366666666667">
            <text:p>18,8366666667</text:p>
          </table:table-cell>
          <table:table-cell table:formula="of:=SUM([.$E202:.$E215])/ROWS([.$E202:.$E215])" office:value-type="float" office:value="18.6169047619048">
            <text:p>18,6169047619</text:p>
          </table:table-cell>
        </table:table-row>
        <table:table-row table:style-name="ro2">
          <table:table-cell table:style-name="ce1" office:value-type="string">
            <text:p>2001-11-12</text:p>
          </table:table-cell>
          <table:table-cell office:value-type="float" office:value="19.17">
            <text:p>19,17</text:p>
          </table:table-cell>
          <table:table-cell office:value-type="float" office:value="17.96">
            <text:p>17,96</text:p>
          </table:table-cell>
          <table:table-cell office:value-type="float" office:value="18.75">
            <text:p>18,75</text:p>
          </table:table-cell>
          <table:table-cell table:formula="of:=([.B216]+[.C216]+[.D216])/3" office:value-type="float" office:value="18.6266666666667">
            <text:p>18,6266666667</text:p>
          </table:table-cell>
          <table:table-cell table:formula="of:=SUM([.$E203:.$E216])/ROWS([.$E203:.$E216])" office:value-type="float" office:value="18.627619047619">
            <text:p>18,6276190476</text:p>
          </table:table-cell>
        </table:table-row>
        <table:table-row table:style-name="ro2">
          <table:table-cell table:style-name="ce1" office:value-type="string">
            <text:p>2001-11-13</text:p>
          </table:table-cell>
          <table:table-cell office:value-type="float" office:value="19.39">
            <text:p>19,39</text:p>
          </table:table-cell>
          <table:table-cell office:value-type="float" office:value="18.71">
            <text:p>18,71</text:p>
          </table:table-cell>
          <table:table-cell office:value-type="float" office:value="19.37">
            <text:p>19,37</text:p>
          </table:table-cell>
          <table:table-cell table:formula="of:=([.B217]+[.C217]+[.D217])/3" office:value-type="float" office:value="19.1566666666667">
            <text:p>19,1566666667</text:p>
          </table:table-cell>
          <table:table-cell table:formula="of:=SUM([.$E204:.$E217])/ROWS([.$E204:.$E217])" office:value-type="float" office:value="18.667619047619">
            <text:p>18,6676190476</text:p>
          </table:table-cell>
        </table:table-row>
        <table:table-row table:style-name="ro2">
          <table:table-cell table:style-name="ce1" office:value-type="string">
            <text:p>2001-11-14</text:p>
          </table:table-cell>
          <table:table-cell office:value-type="float" office:value="19.9">
            <text:p>19,9</text:p>
          </table:table-cell>
          <table:table-cell office:value-type="float" office:value="19.15">
            <text:p>19,15</text:p>
          </table:table-cell>
          <table:table-cell office:value-type="float" office:value="19.61">
            <text:p>19,61</text:p>
          </table:table-cell>
          <table:table-cell table:formula="of:=([.B218]+[.C218]+[.D218])/3" office:value-type="float" office:value="19.5533333333333">
            <text:p>19,5533333333</text:p>
          </table:table-cell>
          <table:table-cell table:formula="of:=SUM([.$E205:.$E218])/ROWS([.$E205:.$E218])" office:value-type="float" office:value="18.7166666666667">
            <text:p>18,7166666667</text:p>
          </table:table-cell>
        </table:table-row>
        <table:table-row table:style-name="ro2">
          <table:table-cell table:style-name="ce1" office:value-type="string">
            <text:p>2001-11-15</text:p>
          </table:table-cell>
          <table:table-cell office:value-type="float" office:value="19.9">
            <text:p>19,9</text:p>
          </table:table-cell>
          <table:table-cell office:value-type="float" office:value="19.23">
            <text:p>19,23</text:p>
          </table:table-cell>
          <table:table-cell office:value-type="float" office:value="19.45">
            <text:p>19,45</text:p>
          </table:table-cell>
          <table:table-cell table:formula="of:=([.B219]+[.C219]+[.D219])/3" office:value-type="float" office:value="19.5266666666667">
            <text:p>19,5266666667</text:p>
          </table:table-cell>
          <table:table-cell table:formula="of:=SUM([.$E206:.$E219])/ROWS([.$E206:.$E219])" office:value-type="float" office:value="18.7652380952381">
            <text:p>18,7652380952</text:p>
          </table:table-cell>
        </table:table-row>
        <table:table-row table:style-name="ro2">
          <table:table-cell table:style-name="ce1" office:value-type="string">
            <text:p>2001-11-16</text:p>
          </table:table-cell>
          <table:table-cell office:value-type="float" office:value="19.29">
            <text:p>19,29</text:p>
          </table:table-cell>
          <table:table-cell office:value-type="float" office:value="18.4">
            <text:p>18,4</text:p>
          </table:table-cell>
          <table:table-cell office:value-type="float" office:value="18.97">
            <text:p>18,97</text:p>
          </table:table-cell>
          <table:table-cell table:formula="of:=([.B220]+[.C220]+[.D220])/3" office:value-type="float" office:value="18.8866666666667">
            <text:p>18,8866666667</text:p>
          </table:table-cell>
          <table:table-cell table:formula="of:=SUM([.$E207:.$E220])/ROWS([.$E207:.$E220])" office:value-type="float" office:value="18.8309523809524">
            <text:p>18,830952381</text:p>
          </table:table-cell>
        </table:table-row>
        <table:table-row table:style-name="ro2">
          <table:table-cell table:style-name="ce1" office:value-type="string">
            <text:p>2001-11-19</text:p>
          </table:table-cell>
          <table:table-cell office:value-type="float" office:value="20.05">
            <text:p>20,05</text:p>
          </table:table-cell>
          <table:table-cell office:value-type="float" office:value="18.96">
            <text:p>18,96</text:p>
          </table:table-cell>
          <table:table-cell office:value-type="float" office:value="20">
            <text:p>20</text:p>
          </table:table-cell>
          <table:table-cell table:formula="of:=([.B221]+[.C221]+[.D221])/3" office:value-type="float" office:value="19.67">
            <text:p>19,67</text:p>
          </table:table-cell>
          <table:table-cell table:formula="of:=SUM([.$E208:.$E221])/ROWS([.$E208:.$E221])" office:value-type="float" office:value="18.9821428571429">
            <text:p>18,9821428571</text:p>
          </table:table-cell>
        </table:table-row>
        <table:table-row table:style-name="ro2">
          <table:table-cell table:style-name="ce1" office:value-type="string">
            <text:p>2001-11-20</text:p>
          </table:table-cell>
          <table:table-cell office:value-type="float" office:value="20.2">
            <text:p>20,2</text:p>
          </table:table-cell>
          <table:table-cell office:value-type="float" office:value="19.5">
            <text:p>19,5</text:p>
          </table:table-cell>
          <table:table-cell office:value-type="float" office:value="19.53">
            <text:p>19,53</text:p>
          </table:table-cell>
          <table:table-cell table:formula="of:=([.B222]+[.C222]+[.D222])/3" office:value-type="float" office:value="19.7433333333333">
            <text:p>19,7433333333</text:p>
          </table:table-cell>
          <table:table-cell table:formula="of:=SUM([.$E209:.$E222])/ROWS([.$E209:.$E222])" office:value-type="float" office:value="19.1209523809524">
            <text:p>19,120952381</text:p>
          </table:table-cell>
        </table:table-row>
        <table:table-row table:style-name="ro2">
          <table:table-cell table:style-name="ce1" office:value-type="string">
            <text:p>2001-11-21</text:p>
          </table:table-cell>
          <table:table-cell office:value-type="float" office:value="19.8">
            <text:p>19,8</text:p>
          </table:table-cell>
          <table:table-cell office:value-type="float" office:value="19.26">
            <text:p>19,26</text:p>
          </table:table-cell>
          <table:table-cell office:value-type="float" office:value="19.68">
            <text:p>19,68</text:p>
          </table:table-cell>
          <table:table-cell table:formula="of:=([.B223]+[.C223]+[.D223])/3" office:value-type="float" office:value="19.58">
            <text:p>19,58</text:p>
          </table:table-cell>
          <table:table-cell table:formula="of:=SUM([.$E210:.$E223])/ROWS([.$E210:.$E223])" office:value-type="float" office:value="19.2190476190476">
            <text:p>19,219047619</text:p>
          </table:table-cell>
        </table:table-row>
        <table:table-row table:style-name="ro2">
          <table:table-cell table:style-name="ce1" office:value-type="string">
            <text:p>2001-11-23</text:p>
          </table:table-cell>
          <table:table-cell office:value-type="float" office:value="19.95">
            <text:p>19,95</text:p>
          </table:table-cell>
          <table:table-cell office:value-type="float" office:value="19.57">
            <text:p>19,57</text:p>
          </table:table-cell>
          <table:table-cell office:value-type="float" office:value="19.84">
            <text:p>19,84</text:p>
          </table:table-cell>
          <table:table-cell table:formula="of:=([.B224]+[.C224]+[.D224])/3" office:value-type="float" office:value="19.7866666666667">
            <text:p>19,7866666667</text:p>
          </table:table-cell>
          <table:table-cell table:formula="of:=SUM([.$E211:.$E224])/ROWS([.$E211:.$E224])" office:value-type="float" office:value="19.3088095238095">
            <text:p>19,3088095238</text:p>
          </table:table-cell>
        </table:table-row>
        <table:table-row table:style-name="ro2">
          <table:table-cell table:style-name="ce1" office:value-type="string">
            <text:p>2001-11-26</text:p>
          </table:table-cell>
          <table:table-cell office:value-type="float" office:value="21.55">
            <text:p>21,55</text:p>
          </table:table-cell>
          <table:table-cell office:value-type="float" office:value="19.88">
            <text:p>19,88</text:p>
          </table:table-cell>
          <table:table-cell office:value-type="float" office:value="21.37">
            <text:p>21,37</text:p>
          </table:table-cell>
          <table:table-cell table:formula="of:=([.B225]+[.C225]+[.D225])/3" office:value-type="float" office:value="20.9333333333333">
            <text:p>20,9333333333</text:p>
          </table:table-cell>
          <table:table-cell table:formula="of:=SUM([.$E212:.$E225])/ROWS([.$E212:.$E225])" office:value-type="float" office:value="19.4485714285714">
            <text:p>19,4485714286</text:p>
          </table:table-cell>
        </table:table-row>
        <table:table-row table:style-name="ro2">
          <table:table-cell table:style-name="ce1" office:value-type="string">
            <text:p>2001-11-27</text:p>
          </table:table-cell>
          <table:table-cell office:value-type="float" office:value="21.52">
            <text:p>21,52</text:p>
          </table:table-cell>
          <table:table-cell office:value-type="float" office:value="20.5">
            <text:p>20,5</text:p>
          </table:table-cell>
          <table:table-cell office:value-type="float" office:value="21">
            <text:p>21</text:p>
          </table:table-cell>
          <table:table-cell table:formula="of:=([.B226]+[.C226]+[.D226])/3" office:value-type="float" office:value="21.0066666666667">
            <text:p>21,0066666667</text:p>
          </table:table-cell>
          <table:table-cell table:formula="of:=SUM([.$E213:.$E226])/ROWS([.$E213:.$E226])" office:value-type="float" office:value="19.5747619047619">
            <text:p>19,5747619048</text:p>
          </table:table-cell>
        </table:table-row>
        <table:table-row table:style-name="ro2">
          <table:table-cell table:style-name="ce1" office:value-type="string">
            <text:p>2001-11-28</text:p>
          </table:table-cell>
          <table:table-cell office:value-type="float" office:value="21.21">
            <text:p>21,21</text:p>
          </table:table-cell>
          <table:table-cell office:value-type="float" office:value="20.41">
            <text:p>20,41</text:p>
          </table:table-cell>
          <table:table-cell office:value-type="float" office:value="20.53">
            <text:p>20,53</text:p>
          </table:table-cell>
          <table:table-cell table:formula="of:=([.B227]+[.C227]+[.D227])/3" office:value-type="float" office:value="20.7166666666667">
            <text:p>20,7166666667</text:p>
          </table:table-cell>
          <table:table-cell table:formula="of:=SUM([.$E214:.$E227])/ROWS([.$E214:.$E227])" office:value-type="float" office:value="19.6485714285714">
            <text:p>19,6485714286</text:p>
          </table:table-cell>
        </table:table-row>
        <table:table-row table:style-name="ro2">
          <table:table-cell table:style-name="ce1" office:value-type="string">
            <text:p>2001-11-29</text:p>
          </table:table-cell>
          <table:table-cell office:value-type="float" office:value="20.7">
            <text:p>20,7</text:p>
          </table:table-cell>
          <table:table-cell office:value-type="float" office:value="20.19">
            <text:p>20,19</text:p>
          </table:table-cell>
          <table:table-cell office:value-type="float" office:value="20.42">
            <text:p>20,42</text:p>
          </table:table-cell>
          <table:table-cell table:formula="of:=([.B228]+[.C228]+[.D228])/3" office:value-type="float" office:value="20.4366666666667">
            <text:p>20,4366666667</text:p>
          </table:table-cell>
          <table:table-cell table:formula="of:=SUM([.$E215:.$E228])/ROWS([.$E215:.$E228])" office:value-type="float" office:value="19.7471428571429">
            <text:p>19,7471428571</text:p>
          </table:table-cell>
        </table:table-row>
        <table:table-row table:style-name="ro2">
          <table:table-cell table:style-name="ce1" office:value-type="string">
            <text:p>2001-11-30</text:p>
          </table:table-cell>
          <table:table-cell office:value-type="float" office:value="21.44">
            <text:p>21,44</text:p>
          </table:table-cell>
          <table:table-cell office:value-type="float" office:value="20.25">
            <text:p>20,25</text:p>
          </table:table-cell>
          <table:table-cell office:value-type="float" office:value="21.3">
            <text:p>21,3</text:p>
          </table:table-cell>
          <table:table-cell table:formula="of:=([.B229]+[.C229]+[.D229])/3" office:value-type="float" office:value="20.9966666666667">
            <text:p>20,9966666667</text:p>
          </table:table-cell>
          <table:table-cell table:formula="of:=SUM([.$E216:.$E229])/ROWS([.$E216:.$E229])" office:value-type="float" office:value="19.9014285714286">
            <text:p>19,9014285714</text:p>
          </table:table-cell>
        </table:table-row>
        <table:table-row table:style-name="ro2">
          <table:table-cell table:style-name="ce1" office:value-type="string">
            <text:p>2001-12-03</text:p>
          </table:table-cell>
          <table:table-cell office:value-type="float" office:value="21.28">
            <text:p>21,28</text:p>
          </table:table-cell>
          <table:table-cell office:value-type="float" office:value="20.6">
            <text:p>20,6</text:p>
          </table:table-cell>
          <table:table-cell office:value-type="float" office:value="21.05">
            <text:p>21,05</text:p>
          </table:table-cell>
          <table:table-cell table:formula="of:=([.B230]+[.C230]+[.D230])/3" office:value-type="float" office:value="20.9766666666667">
            <text:p>20,9766666667</text:p>
          </table:table-cell>
          <table:table-cell table:formula="of:=SUM([.$E217:.$E230])/ROWS([.$E217:.$E230])" office:value-type="float" office:value="20.0692857142857">
            <text:p>20,0692857143</text:p>
          </table:table-cell>
        </table:table-row>
        <table:table-row table:style-name="ro2">
          <table:table-cell table:style-name="ce1" office:value-type="string">
            <text:p>2001-12-04</text:p>
          </table:table-cell>
          <table:table-cell office:value-type="float" office:value="22.56">
            <text:p>22,56</text:p>
          </table:table-cell>
          <table:table-cell office:value-type="float" office:value="20.72">
            <text:p>20,72</text:p>
          </table:table-cell>
          <table:table-cell office:value-type="float" office:value="22.4">
            <text:p>22,4</text:p>
          </table:table-cell>
          <table:table-cell table:formula="of:=([.B231]+[.C231]+[.D231])/3" office:value-type="float" office:value="21.8933333333333">
            <text:p>21,8933333333</text:p>
          </table:table-cell>
          <table:table-cell table:formula="of:=SUM([.$E218:.$E231])/ROWS([.$E218:.$E231])" office:value-type="float" office:value="20.2647619047619">
            <text:p>20,2647619048</text:p>
          </table:table-cell>
        </table:table-row>
        <table:table-row table:style-name="ro2">
          <table:table-cell table:style-name="ce1" office:value-type="string">
            <text:p>2001-12-05</text:p>
          </table:table-cell>
          <table:table-cell office:value-type="float" office:value="24.03">
            <text:p>24,03</text:p>
          </table:table-cell>
          <table:table-cell office:value-type="float" office:value="22.17">
            <text:p>22,17</text:p>
          </table:table-cell>
          <table:table-cell office:value-type="float" office:value="23.76">
            <text:p>23,76</text:p>
          </table:table-cell>
          <table:table-cell table:formula="of:=([.B232]+[.C232]+[.D232])/3" office:value-type="float" office:value="23.32">
            <text:p>23,32</text:p>
          </table:table-cell>
          <table:table-cell table:formula="of:=SUM([.$E219:.$E232])/ROWS([.$E219:.$E232])" office:value-type="float" office:value="20.5338095238095">
            <text:p>20,5338095238</text:p>
          </table:table-cell>
        </table:table-row>
        <table:table-row table:style-name="ro2">
          <table:table-cell table:style-name="ce1" office:value-type="string">
            <text:p>2001-12-06</text:p>
          </table:table-cell>
          <table:table-cell office:value-type="float" office:value="23.5">
            <text:p>23,5</text:p>
          </table:table-cell>
          <table:table-cell office:value-type="float" office:value="22.14">
            <text:p>22,14</text:p>
          </table:table-cell>
          <table:table-cell office:value-type="float" office:value="22.78">
            <text:p>22,78</text:p>
          </table:table-cell>
          <table:table-cell table:formula="of:=([.B233]+[.C233]+[.D233])/3" office:value-type="float" office:value="22.8066666666667">
            <text:p>22,8066666667</text:p>
          </table:table-cell>
          <table:table-cell table:formula="of:=SUM([.$E220:.$E233])/ROWS([.$E220:.$E233])" office:value-type="float" office:value="20.7680952380952">
            <text:p>20,7680952381</text:p>
          </table:table-cell>
        </table:table-row>
        <table:table-row table:style-name="ro2">
          <table:table-cell table:style-name="ce1" office:value-type="string">
            <text:p>2001-12-07</text:p>
          </table:table-cell>
          <table:table-cell office:value-type="float" office:value="22.71">
            <text:p>22,71</text:p>
          </table:table-cell>
          <table:table-cell office:value-type="float" office:value="22">
            <text:p>22</text:p>
          </table:table-cell>
          <table:table-cell office:value-type="float" office:value="22.54">
            <text:p>22,54</text:p>
          </table:table-cell>
          <table:table-cell table:formula="of:=([.B234]+[.C234]+[.D234])/3" office:value-type="float" office:value="22.4166666666667">
            <text:p>22,4166666667</text:p>
          </table:table-cell>
          <table:table-cell table:formula="of:=SUM([.$E221:.$E234])/ROWS([.$E221:.$E234])" office:value-type="float" office:value="21.0202380952381">
            <text:p>21,0202380952</text:p>
          </table:table-cell>
        </table:table-row>
        <table:table-row table:style-name="ro2">
          <table:table-cell table:style-name="ce1" office:value-type="string">
            <text:p>2001-12-10</text:p>
          </table:table-cell>
          <table:table-cell office:value-type="float" office:value="22.99">
            <text:p>22,99</text:p>
          </table:table-cell>
          <table:table-cell office:value-type="float" office:value="22.23">
            <text:p>22,23</text:p>
          </table:table-cell>
          <table:table-cell office:value-type="float" office:value="22.54">
            <text:p>22,54</text:p>
          </table:table-cell>
          <table:table-cell table:formula="of:=([.B235]+[.C235]+[.D235])/3" office:value-type="float" office:value="22.5866666666667">
            <text:p>22,5866666667</text:p>
          </table:table-cell>
          <table:table-cell table:formula="of:=SUM([.$E222:.$E235])/ROWS([.$E222:.$E235])" office:value-type="float" office:value="21.2285714285714">
            <text:p>21,2285714286</text:p>
          </table:table-cell>
        </table:table-row>
        <table:table-row table:style-name="ro2">
          <table:table-cell table:style-name="ce1" office:value-type="string">
            <text:p>2001-12-11</text:p>
          </table:table-cell>
          <table:table-cell office:value-type="float" office:value="22.85">
            <text:p>22,85</text:p>
          </table:table-cell>
          <table:table-cell office:value-type="float" office:value="21.65">
            <text:p>21,65</text:p>
          </table:table-cell>
          <table:table-cell office:value-type="float" office:value="21.78">
            <text:p>21,78</text:p>
          </table:table-cell>
          <table:table-cell table:formula="of:=([.B236]+[.C236]+[.D236])/3" office:value-type="float" office:value="22.0933333333333">
            <text:p>22,0933333333</text:p>
          </table:table-cell>
          <table:table-cell table:formula="of:=SUM([.$E223:.$E236])/ROWS([.$E223:.$E236])" office:value-type="float" office:value="21.3964285714286">
            <text:p>21,3964285714</text:p>
          </table:table-cell>
        </table:table-row>
        <table:table-row table:style-name="ro2">
          <table:table-cell table:style-name="ce1" office:value-type="string">
            <text:p>2001-12-12</text:p>
          </table:table-cell>
          <table:table-cell office:value-type="float" office:value="21.92">
            <text:p>21,92</text:p>
          </table:table-cell>
          <table:table-cell office:value-type="float" office:value="21.25">
            <text:p>21,25</text:p>
          </table:table-cell>
          <table:table-cell office:value-type="float" office:value="21.49">
            <text:p>21,49</text:p>
          </table:table-cell>
          <table:table-cell table:formula="of:=([.B237]+[.C237]+[.D237])/3" office:value-type="float" office:value="21.5533333333333">
            <text:p>21,5533333333</text:p>
          </table:table-cell>
          <table:table-cell table:formula="of:=SUM([.$E224:.$E237])/ROWS([.$E224:.$E237])" office:value-type="float" office:value="21.537380952381">
            <text:p>21,5373809524</text:p>
          </table:table-cell>
        </table:table-row>
        <table:table-row table:style-name="ro2">
          <table:table-cell table:style-name="ce1" office:value-type="string">
            <text:p>2001-12-13</text:p>
          </table:table-cell>
          <table:table-cell office:value-type="float" office:value="21.55">
            <text:p>21,55</text:p>
          </table:table-cell>
          <table:table-cell office:value-type="float" office:value="20.5">
            <text:p>20,5</text:p>
          </table:table-cell>
          <table:table-cell office:value-type="float" office:value="21">
            <text:p>21</text:p>
          </table:table-cell>
          <table:table-cell table:formula="of:=([.B238]+[.C238]+[.D238])/3" office:value-type="float" office:value="21.0166666666667">
            <text:p>21,0166666667</text:p>
          </table:table-cell>
          <table:table-cell table:formula="of:=SUM([.$E225:.$E238])/ROWS([.$E225:.$E238])" office:value-type="float" office:value="21.6252380952381">
            <text:p>21,6252380952</text:p>
          </table:table-cell>
        </table:table-row>
        <table:table-row table:style-name="ro2">
          <table:table-cell table:style-name="ce1" office:value-type="string">
            <text:p>2001-12-14</text:p>
          </table:table-cell>
          <table:table-cell office:value-type="float" office:value="20.83">
            <text:p>20,83</text:p>
          </table:table-cell>
          <table:table-cell office:value-type="float" office:value="20.09">
            <text:p>20,09</text:p>
          </table:table-cell>
          <table:table-cell office:value-type="float" office:value="20.39">
            <text:p>20,39</text:p>
          </table:table-cell>
          <table:table-cell table:formula="of:=([.B239]+[.C239]+[.D239])/3" office:value-type="float" office:value="20.4366666666667">
            <text:p>20,4366666667</text:p>
          </table:table-cell>
          <table:table-cell table:formula="of:=SUM([.$E226:.$E239])/ROWS([.$E226:.$E239])" office:value-type="float" office:value="21.5897619047619">
            <text:p>21,5897619048</text:p>
          </table:table-cell>
        </table:table-row>
        <table:table-row table:style-name="ro2">
          <table:table-cell table:style-name="ce1" office:value-type="string">
            <text:p>2001-12-17</text:p>
          </table:table-cell>
          <table:table-cell office:value-type="float" office:value="21">
            <text:p>21</text:p>
          </table:table-cell>
          <table:table-cell office:value-type="float" office:value="20.19">
            <text:p>20,19</text:p>
          </table:table-cell>
          <table:table-cell office:value-type="float" office:value="20.62">
            <text:p>20,62</text:p>
          </table:table-cell>
          <table:table-cell table:formula="of:=([.B240]+[.C240]+[.D240])/3" office:value-type="float" office:value="20.6033333333333">
            <text:p>20,6033333333</text:p>
          </table:table-cell>
          <table:table-cell table:formula="of:=SUM([.$E227:.$E240])/ROWS([.$E227:.$E240])" office:value-type="float" office:value="21.5609523809524">
            <text:p>21,560952381</text:p>
          </table:table-cell>
        </table:table-row>
        <table:table-row table:style-name="ro2">
          <table:table-cell table:style-name="ce1" office:value-type="string">
            <text:p>2001-12-18</text:p>
          </table:table-cell>
          <table:table-cell office:value-type="float" office:value="21.33">
            <text:p>21,33</text:p>
          </table:table-cell>
          <table:table-cell office:value-type="float" office:value="20.22">
            <text:p>20,22</text:p>
          </table:table-cell>
          <table:table-cell office:value-type="float" office:value="21.01">
            <text:p>21,01</text:p>
          </table:table-cell>
          <table:table-cell table:formula="of:=([.B241]+[.C241]+[.D241])/3" office:value-type="float" office:value="20.8533333333333">
            <text:p>20,8533333333</text:p>
          </table:table-cell>
          <table:table-cell table:formula="of:=SUM([.$E228:.$E241])/ROWS([.$E228:.$E241])" office:value-type="float" office:value="21.5707142857143">
            <text:p>21,5707142857</text:p>
          </table:table-cell>
        </table:table-row>
        <table:table-row table:style-name="ro2">
          <table:table-cell table:style-name="ce1" office:value-type="string">
            <text:p>2001-12-19</text:p>
          </table:table-cell>
          <table:table-cell office:value-type="float" office:value="21.68">
            <text:p>21,68</text:p>
          </table:table-cell>
          <table:table-cell office:value-type="float" office:value="20.47">
            <text:p>20,47</text:p>
          </table:table-cell>
          <table:table-cell office:value-type="float" office:value="21.62">
            <text:p>21,62</text:p>
          </table:table-cell>
          <table:table-cell table:formula="of:=([.B242]+[.C242]+[.D242])/3" office:value-type="float" office:value="21.2566666666667">
            <text:p>21,2566666667</text:p>
          </table:table-cell>
          <table:table-cell table:formula="of:=SUM([.$E229:.$E242])/ROWS([.$E229:.$E242])" office:value-type="float" office:value="21.6292857142857">
            <text:p>21,6292857143</text:p>
          </table:table-cell>
        </table:table-row>
        <table:table-row table:style-name="ro2">
          <table:table-cell table:style-name="ce1" office:value-type="string">
            <text:p>2001-12-20</text:p>
          </table:table-cell>
          <table:table-cell office:value-type="float" office:value="21.47">
            <text:p>21,47</text:p>
          </table:table-cell>
          <table:table-cell office:value-type="float" office:value="20.62">
            <text:p>20,62</text:p>
          </table:table-cell>
          <table:table-cell office:value-type="float" office:value="20.67">
            <text:p>20,67</text:p>
          </table:table-cell>
          <table:table-cell table:formula="of:=([.B243]+[.C243]+[.D243])/3" office:value-type="float" office:value="20.92">
            <text:p>20,92</text:p>
          </table:table-cell>
          <table:table-cell table:formula="of:=SUM([.$E230:.$E243])/ROWS([.$E230:.$E243])" office:value-type="float" office:value="21.6238095238095">
            <text:p>21,6238095238</text:p>
          </table:table-cell>
        </table:table-row>
        <table:table-row table:style-name="ro2">
          <table:table-cell table:style-name="ce1" office:value-type="string">
            <text:p>2001-12-21</text:p>
          </table:table-cell>
          <table:table-cell office:value-type="float" office:value="21.54">
            <text:p>21,54</text:p>
          </table:table-cell>
          <table:table-cell office:value-type="float" office:value="20.8">
            <text:p>20,8</text:p>
          </table:table-cell>
          <table:table-cell office:value-type="float" office:value="21">
            <text:p>21</text:p>
          </table:table-cell>
          <table:table-cell table:formula="of:=([.B244]+[.C244]+[.D244])/3" office:value-type="float" office:value="21.1133333333333">
            <text:p>21,1133333333</text:p>
          </table:table-cell>
          <table:table-cell table:formula="of:=SUM([.$E231:.$E244])/ROWS([.$E231:.$E244])" office:value-type="float" office:value="21.6335714285714">
            <text:p>21,6335714286</text:p>
          </table:table-cell>
        </table:table-row>
        <table:table-row table:style-name="ro2">
          <table:table-cell table:style-name="ce1" office:value-type="string">
            <text:p>2001-12-24</text:p>
          </table:table-cell>
          <table:table-cell office:value-type="float" office:value="21.45">
            <text:p>21,45</text:p>
          </table:table-cell>
          <table:table-cell office:value-type="float" office:value="20.9">
            <text:p>20,9</text:p>
          </table:table-cell>
          <table:table-cell office:value-type="float" office:value="21.36">
            <text:p>21,36</text:p>
          </table:table-cell>
          <table:table-cell table:formula="of:=([.B245]+[.C245]+[.D245])/3" office:value-type="float" office:value="21.2366666666667">
            <text:p>21,2366666667</text:p>
          </table:table-cell>
          <table:table-cell table:formula="of:=SUM([.$E232:.$E245])/ROWS([.$E232:.$E245])" office:value-type="float" office:value="21.5866666666667">
            <text:p>21,5866666667</text:p>
          </table:table-cell>
        </table:table-row>
        <table:table-row table:style-name="ro2">
          <table:table-cell table:style-name="ce1" office:value-type="string">
            <text:p>2001-12-26</text:p>
          </table:table-cell>
          <table:table-cell office:value-type="float" office:value="22.3">
            <text:p>22,3</text:p>
          </table:table-cell>
          <table:table-cell office:value-type="float" office:value="21.14">
            <text:p>21,14</text:p>
          </table:table-cell>
          <table:table-cell office:value-type="float" office:value="21.49">
            <text:p>21,49</text:p>
          </table:table-cell>
          <table:table-cell table:formula="of:=([.B246]+[.C246]+[.D246])/3" office:value-type="float" office:value="21.6433333333333">
            <text:p>21,6433333333</text:p>
          </table:table-cell>
          <table:table-cell table:formula="of:=SUM([.$E233:.$E246])/ROWS([.$E233:.$E246])" office:value-type="float" office:value="21.4669047619048">
            <text:p>21,4669047619</text:p>
          </table:table-cell>
        </table:table-row>
        <table:table-row table:style-name="ro2">
          <table:table-cell table:style-name="ce1" office:value-type="string">
            <text:p>2001-12-27</text:p>
          </table:table-cell>
          <table:table-cell office:value-type="float" office:value="22.25">
            <text:p>22,25</text:p>
          </table:table-cell>
          <table:table-cell office:value-type="float" office:value="21.58">
            <text:p>21,58</text:p>
          </table:table-cell>
          <table:table-cell office:value-type="float" office:value="22.07">
            <text:p>22,07</text:p>
          </table:table-cell>
          <table:table-cell table:formula="of:=([.B247]+[.C247]+[.D247])/3" office:value-type="float" office:value="21.9666666666667">
            <text:p>21,9666666667</text:p>
          </table:table-cell>
          <table:table-cell table:formula="of:=SUM([.$E234:.$E247])/ROWS([.$E234:.$E247])" office:value-type="float" office:value="21.4069047619048">
            <text:p>21,4069047619</text:p>
          </table:table-cell>
        </table:table-row>
        <table:table-row table:style-name="ro2">
          <table:table-cell table:style-name="ce1" office:value-type="string">
            <text:p>2001-12-28</text:p>
          </table:table-cell>
          <table:table-cell office:value-type="float" office:value="23">
            <text:p>23</text:p>
          </table:table-cell>
          <table:table-cell office:value-type="float" office:value="21.96">
            <text:p>21,96</text:p>
          </table:table-cell>
          <table:table-cell office:value-type="float" office:value="22.43">
            <text:p>22,43</text:p>
          </table:table-cell>
          <table:table-cell table:formula="of:=([.B248]+[.C248]+[.D248])/3" office:value-type="float" office:value="22.4633333333333">
            <text:p>22,4633333333</text:p>
          </table:table-cell>
          <table:table-cell table:formula="of:=SUM([.$E235:.$E248])/ROWS([.$E235:.$E248])" office:value-type="float" office:value="21.4102380952381">
            <text:p>21,4102380952</text:p>
          </table:table-cell>
        </table:table-row>
        <table:table-row table:style-name="ro2">
          <table:table-cell table:style-name="ce1" office:value-type="string">
            <text:p>2001-12-31</text:p>
          </table:table-cell>
          <table:table-cell office:value-type="float" office:value="22.66">
            <text:p>22,66</text:p>
          </table:table-cell>
          <table:table-cell office:value-type="float" office:value="21.83">
            <text:p>21,83</text:p>
          </table:table-cell>
          <table:table-cell office:value-type="float" office:value="21.9">
            <text:p>21,9</text:p>
          </table:table-cell>
          <table:table-cell table:formula="of:=([.B249]+[.C249]+[.D249])/3" office:value-type="float" office:value="22.13">
            <text:p>22,13</text:p>
          </table:table-cell>
          <table:table-cell table:formula="of:=SUM([.$E236:.$E249])/ROWS([.$E236:.$E249])" office:value-type="float" office:value="21.377619047619">
            <text:p>21,3776190476</text:p>
          </table:table-cell>
        </table:table-row>
        <table:table-row table:style-name="ro2" table:number-rows-repeated="104832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Arkusz1.A1:Arkusz1.D24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 style:data-style-name="N2" text:time-value="0000-00-00T00:52:3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01:48:40</dc:date>
    <dc:creator>Radek Osten</dc:creator>
    <meta:generator>LibreOffice/4.0.2.2$Linux_X86_64 LibreOffice_project/400m0$Build-2</meta:generator>
    <meta:editing-duration>PT45M18S</meta:editing-duration>
    <meta:editing-cycles>3</meta:editing-cycles>
    <meta:document-statistic meta:table-count="1" meta:cell-count="14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">
      <style:chart-properties chart:display-label="true" chart:tick-marks-minor-inner="false" chart:tick-marks-minor-outer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14" chart:maximum="2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994cm" svg:height="13.449cm" xlink:href=".." xlink:type="simple" chart:class="chart:line" chart:style-name="ch1">
        <chart:plot-area chart:style-name="ch2" table:cell-range-address="Arkusz1.A1:Arkusz1.A84 Arkusz1.D1:Arkusz1.D84" chart:data-source-has-labels="both" svg:x="0.453cm" svg:y="0.319cm" svg:width="31.299cm" svg:height="12.901cm">
          <chartooo:coordinate-region svg:x="1.074cm" svg:y="0.319cm" svg:width="30.479cm" svg:height="10.958cm"/>
          <chart:axis chart:dimension="x" chart:name="primary-x" chart:style-name="ch3" chartooo:axis-type="auto">
            <chartooo:date-scale/>
            <chart:categories table:cell-range-address="Arkusz1.A2:Arkusz1.A8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Arkusz1.D2:Arkusz1.D84" chart:label-cell-address="Arkusz1.D1:Arkusz1.D1" chart:class="chart:line">
            <chart:data-point chart:repeated="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1-01-02</text:p>
                <draw:g>
                  <svg:desc>Arkusz1.A2:Arkusz1.A84</svg:desc>
                </draw:g>
              </table:table-cell>
              <table:table-cell office:value-type="float" office:value="14.88">
                <text:p>14.88</text:p>
                <draw:g>
                  <svg:desc>Arkusz1.D2:Arkusz1.D84</svg:desc>
                </draw:g>
              </table:table-cell>
            </table:table-row>
            <table:table-row>
              <table:table-cell office:value-type="string">
                <text:p>2001-01-03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2001-01-04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2001-01-05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2001-01-08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2001-01-09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2001-01-10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2001-01-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1-01-12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2001-01-16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2001-01-17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2001-01-18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string">
                <text:p>2001-01-1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01-01-22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001-01-2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01-01-2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01-01-25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string">
                <text:p>2001-01-26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2001-01-29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2001-01-3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2001-01-31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2001-02-02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2001-02-05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2001-02-06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2001-02-07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2001-02-08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2001-02-09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2001-02-12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2001-02-13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2001-02-1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01-02-15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2001-02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1-02-20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string">
                <text:p>2001-02-21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2001-02-2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2001-02-23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2001-02-2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01-02-27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2001-02-28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001-03-02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001-03-05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string">
                <text:p>2001-03-0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2001-03-07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2001-03-08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2001-03-09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2001-03-12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2001-03-13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2001-03-14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2001-03-15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2001-03-16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string">
                <text:p>2001-03-19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2001-03-20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2001-03-21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2001-03-22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2001-03-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1-03-26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2001-03-27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string">
                <text:p>2001-03-28</text:p>
              </table:table-cell>
              <table:table-cell office:value-type="float" office:value="22.17">
                <text:p>22.17</text:p>
              </table:table-cell>
            </table:table-row>
            <table:table-row>
              <table:table-cell office:value-type="string">
                <text:p>2001-03-29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string">
                <text:p>2001-03-30</text:p>
              </table:table-cell>
              <table:table-cell office:value-type="float" office:value="22.07">
                <text:p>22.07</text:p>
              </table:table-cell>
            </table:table-row>
            <table:table-row>
              <table:table-cell office:value-type="string">
                <text:p>2001-04-02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2001-04-03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2001-04-0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01-04-05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2001-04-06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2001-04-09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2001-04-10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2001-04-11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2001-04-12</text:p>
              </table:table-cell>
              <table:table-cell office:value-type="float" office:value="22.42">
                <text:p>22.42</text:p>
              </table:table-cell>
            </table:table-row>
            <table:table-row>
              <table:table-cell office:value-type="string">
                <text:p>2001-04-16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string">
                <text:p>2001-04-17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2001-04-18</text:p>
              </table:table-cell>
              <table:table-cell office:value-type="float" office:value="22.79">
                <text:p>22.79</text:p>
              </table:table-cell>
            </table:table-row>
            <table:table-row>
              <table:table-cell office:value-type="string">
                <text:p>2001-04-19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2001-04-20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2001-04-23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2001-04-24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2001-04-25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2001-04-26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2001-04-2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01-04-30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25.93">
                <text:p>25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